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fo="urn:oasis:names:tc:opendocument:xmlns:xsl-fo-compatible:1.0" xmlns:style="urn:oasis:names:tc:opendocument:xmlns:style:1.0" xmlns:text="urn:oasis:names:tc:opendocument:xmlns:text:1.0" xmlns:table="urn:oasis:names:tc:opendocument:xmlns:table:1.0" xmlns:svg="urn:oasis:names:tc:opendocument:xmlns:svg-compatible:1.0" xmlns:number="urn:oasis:names:tc:opendocument:xmlns:datastyle:1.0" xmlns:meta="urn:oasis:names:tc:opendocument:xmlns:meta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新細明體" svg:font-family="新細明體"/>
    <style:font-face style:name="新細明體" svg:font-family="新細明體"/>
    <style:font-face style:name="新細明體" svg:font-family="新細明體"/>
    <style:font-face style:name="新細明體" svg:font-family="新細明體"/>
    <style:font-face style:name="標楷體" svg:font-family="標楷體"/>
    <style:font-face style:name="新細明體" svg:font-family="新細明體"/>
    <style:font-face style:name="標楷體" svg:font-family="標楷體"/>
    <style:font-face style:name="標楷體" svg:font-family="標楷體"/>
    <style:font-face style:name="標楷體" svg:font-family="標楷體"/>
    <style:font-face style:name="標楷體" svg:font-family="標楷體"/>
  </office:font-face-decls>
  <office:automatic-styles>
    <style:style style:name="co9" style:family="table-column">
      <style:table-column-properties fo:break-before="auto" style:column-width="1.917cm"/>
    </style:style>
    <style:style style:name="ID0EXOAC" style:family="table-column">
      <style:table-column-properties style:column-width="9.029cm"/>
    </style:style>
    <style:style style:name="ID0E6OAC" style:family="table-column">
      <style:table-column-properties style:column-width="2.798cm"/>
    </style:style>
    <style:style style:name="ID0EHPAC" style:family="table-column">
      <style:table-column-properties style:column-width="2.218cm"/>
    </style:style>
    <style:style style:name="ID0EPPAC" style:family="table-column">
      <style:table-column-properties style:column-width="1.795cm"/>
    </style:style>
    <style:style style:name="ID0EXPAC" style:family="table-column">
      <style:table-column-properties style:column-width="13.702cm"/>
    </style:style>
    <style:style style:name="ID0EAAAE" style:family="table-column">
      <style:table-column-properties style:column-width="2.693cm"/>
    </style:style>
    <style:style style:name="ID0EIAAE" style:family="table-column">
      <style:table-column-properties style:column-width="3.379cm"/>
    </style:style>
    <style:style style:name="ID0EPAAE" style:family="table-column">
      <style:table-column-properties style:column-width="3.406cm"/>
    </style:style>
    <style:style style:name="ID0EXAAE" style:family="table-column">
      <style:table-column-properties style:column-width="1.901cm"/>
    </style:style>
    <style:style style:name="ID0E4AAE" style:family="table-column">
      <style:table-column-properties style:column-width="6.204cm"/>
    </style:style>
    <style:style style:name="ID0EFBAE" style:family="table-column">
      <style:table-column-properties style:column-width="9.029cm"/>
    </style:style>
    <style:style style:name="ID0ENBAE" style:family="table-column">
      <style:table-column-properties style:column-width="1.003cm"/>
    </style:style>
    <style:style style:name="ID0EUBAE" style:family="table-column">
      <style:table-column-properties style:column-width="1.795cm"/>
    </style:style>
    <style:style style:name="ID0E3BAE" style:family="table-column">
      <style:table-column-properties style:column-width="13.702cm"/>
    </style:style>
    <style:style style:name="ID0EECAE" style:family="table-column">
      <style:table-column-properties style:column-width="2.693cm"/>
    </style:style>
    <style:style style:name="ID0EMCAE" style:family="table-column">
      <style:table-column-properties style:column-width="3.379cm"/>
    </style:style>
    <style:style style:name="ID0ETCAE" style:family="table-column">
      <style:table-column-properties style:column-width="2.455cm"/>
    </style:style>
    <style:style style:name="ID0E2CAE" style:family="table-column">
      <style:table-column-properties style:column-width="3.406cm"/>
    </style:style>
    <style:style style:name="ID0EDDAE" style:family="table-column">
      <style:table-column-properties style:column-width="1.901cm"/>
    </style:style>
    <style:style style:name="ID0EJDAE" style:family="table-column">
      <style:table-column-properties style:column-width="6.204cm"/>
    </style:style>
    <style:style style:name="ID0ERDAE" style:family="table-column">
      <style:table-column-properties style:column-width="9.029cm"/>
    </style:style>
    <style:style style:name="ID0EZDAE" style:family="table-column">
      <style:table-column-properties style:column-width="1.003cm"/>
    </style:style>
    <style:style style:name="ID0EAEAE" style:family="table-column">
      <style:table-column-properties style:column-width="1.795cm"/>
    </style:style>
    <style:style style:name="ID0EIEAE" style:family="table-column">
      <style:table-column-properties style:column-width="13.702cm"/>
    </style:style>
    <style:style style:name="ID0EQEAE" style:family="table-column">
      <style:table-column-properties style:column-width="2.693cm"/>
    </style:style>
    <style:style style:name="ID0EYEAE" style:family="table-column">
      <style:table-column-properties style:column-width="3.379cm"/>
    </style:style>
    <style:style style:name="ID0E6EAE" style:family="table-column">
      <style:table-column-properties style:column-width="2.455cm"/>
    </style:style>
    <style:style style:name="ID0EHFAE" style:family="table-column">
      <style:table-column-properties style:column-width="3.406cm"/>
    </style:style>
    <style:style style:name="ID0EPFAE" style:family="table-column">
      <style:table-column-properties style:column-width="1.901cm"/>
    </style:style>
    <style:style style:name="ID0EVFAE" style:family="table-column">
      <style:table-column-properties style:column-width="6.204cm"/>
    </style:style>
    <style:style style:name="ID0E4FAE" style:family="table-column">
      <style:table-column-properties style:column-width="9.029cm"/>
    </style:style>
    <style:style style:name="ID0EFGAE" style:family="table-column">
      <style:table-column-properties style:column-width="1.003cm"/>
    </style:style>
    <style:style style:name="ID0EMGAE" style:family="table-column">
      <style:table-column-properties style:column-width="1.795cm"/>
    </style:style>
    <style:style style:name="ID0EUGAE" style:family="table-column">
      <style:table-column-properties style:column-width="13.702cm"/>
    </style:style>
    <style:style style:name="ID0E3GAE" style:family="table-column">
      <style:table-column-properties style:column-width="2.693cm"/>
    </style:style>
    <style:style style:name="ID0EEHAE" style:family="table-column">
      <style:table-column-properties style:column-width="3.379cm"/>
    </style:style>
    <style:style style:name="ID0ELHAE" style:family="table-column">
      <style:table-column-properties style:column-width="2.455cm"/>
    </style:style>
    <style:style style:name="ID0ETHAE" style:family="table-column">
      <style:table-column-properties style:column-width="3.406cm"/>
    </style:style>
    <style:style style:name="ID0E2HAE" style:family="table-column">
      <style:table-column-properties style:column-width="1.901cm"/>
    </style:style>
    <style:style style:name="ID0EBIAE" style:family="table-column">
      <style:table-column-properties style:column-width="6.204cm"/>
    </style:style>
    <style:style style:name="ID0EJIAE" style:family="table-column">
      <style:table-column-properties style:column-width="9.029cm"/>
    </style:style>
    <style:style style:name="ID0ERIAE" style:family="table-column">
      <style:table-column-properties style:column-width="1.003cm"/>
    </style:style>
    <style:style style:name="ID0EYIAE" style:family="table-column">
      <style:table-column-properties style:column-width="1.795cm"/>
    </style:style>
    <style:style style:name="ID0EAJAE" style:family="table-column">
      <style:table-column-properties style:column-width="13.702cm"/>
    </style:style>
    <style:style style:name="ID0EIJAE" style:family="table-column">
      <style:table-column-properties style:column-width="2.693cm"/>
    </style:style>
    <style:style style:name="ID0EQJAE" style:family="table-column">
      <style:table-column-properties style:column-width="3.379cm"/>
    </style:style>
    <style:style style:name="ID0EXJAE" style:family="table-column">
      <style:table-column-properties style:column-width="2.455cm"/>
    </style:style>
    <style:style style:name="ID0E6JAE" style:family="table-column">
      <style:table-column-properties style:column-width="3.406cm"/>
    </style:style>
    <style:style style:name="ID0EHKAE" style:family="table-column">
      <style:table-column-properties style:column-width="1.901cm"/>
    </style:style>
    <style:style style:name="ID0ENKAE" style:family="table-column">
      <style:table-column-properties style:column-width="6.204cm"/>
    </style:style>
    <style:style style:name="ID0EVKAE" style:family="table-column">
      <style:table-column-properties style:column-width="9.029cm"/>
    </style:style>
    <style:style style:name="ID0E4KAE" style:family="table-column">
      <style:table-column-properties style:column-width="1.003cm"/>
    </style:style>
    <style:style style:name="ID0EELAE" style:family="table-column">
      <style:table-column-properties style:column-width="1.795cm"/>
    </style:style>
    <style:style style:name="ID0EMLAE" style:family="table-column">
      <style:table-column-properties style:column-width="13.702cm"/>
    </style:style>
    <style:style style:name="ID0EULAE" style:family="table-column">
      <style:table-column-properties style:column-width="2.693cm"/>
    </style:style>
    <style:style style:name="ID0E3LAE" style:family="table-column">
      <style:table-column-properties style:column-width="3.379cm"/>
    </style:style>
    <style:style style:name="ID0EDMAE" style:family="table-column">
      <style:table-column-properties style:column-width="2.455cm"/>
    </style:style>
    <style:style style:name="ID0ELMAE" style:family="table-column">
      <style:table-column-properties style:column-width="3.406cm"/>
    </style:style>
    <style:style style:name="ID0ETMAE" style:family="table-column">
      <style:table-column-properties style:column-width="1.901cm"/>
    </style:style>
    <style:style style:name="ID0EZMAE" style:family="table-column">
      <style:table-column-properties style:column-width="6.204cm"/>
    </style:style>
    <style:style style:name="ID0EBNAE" style:family="table-column">
      <style:table-column-properties style:column-width="9.029cm"/>
    </style:style>
    <style:style style:name="ID0EJNAE" style:family="table-column">
      <style:table-column-properties style:column-width="1.003cm"/>
    </style:style>
    <style:style style:name="ID0EQNAE" style:family="table-column">
      <style:table-column-properties style:column-width="1.795cm"/>
    </style:style>
    <style:style style:name="ID0EYNAE" style:family="table-column">
      <style:table-column-properties style:column-width="13.702cm"/>
    </style:style>
    <style:style style:name="ID0EAOAE" style:family="table-column">
      <style:table-column-properties style:column-width="2.693cm"/>
    </style:style>
    <style:style style:name="ID0EIOAE" style:family="table-column">
      <style:table-column-properties style:column-width="3.379cm"/>
    </style:style>
    <style:style style:name="ID0EPOAE" style:family="table-column">
      <style:table-column-properties style:column-width="2.455cm"/>
    </style:style>
    <style:style style:name="ID0EXOAE" style:family="table-column">
      <style:table-column-properties style:column-width="3.406cm"/>
    </style:style>
    <style:style style:name="ID0E6OAE" style:family="table-column">
      <style:table-column-properties style:column-width="1.901cm"/>
    </style:style>
    <style:style style:name="ID0EFPAE" style:family="table-column">
      <style:table-column-properties style:column-width="6.204cm"/>
    </style:style>
    <style:style style:name="ID0ENPAE" style:family="table-column">
      <style:table-column-properties style:column-width="9.029cm"/>
    </style:style>
    <style:style style:name="ID0EVPAE" style:family="table-column">
      <style:table-column-properties style:column-width="1.003cm"/>
    </style:style>
    <style:style style:name="ID0E3PAE" style:family="table-column">
      <style:table-column-properties style:column-width="1.795cm"/>
    </style:style>
    <style:style style:name="ID0EEQAE" style:family="table-column">
      <style:table-column-properties style:column-width="13.702cm"/>
    </style:style>
    <style:style style:name="ID0EMQAE" style:family="table-column">
      <style:table-column-properties style:column-width="2.693cm"/>
    </style:style>
    <style:style style:name="ID0EUQAE" style:family="table-column">
      <style:table-column-properties style:column-width="3.379cm"/>
    </style:style>
    <style:style style:name="ID0E2QAE" style:family="table-column">
      <style:table-column-properties style:column-width="2.455cm"/>
    </style:style>
    <style:style style:name="ID0EDRAE" style:family="table-column">
      <style:table-column-properties style:column-width="3.406cm"/>
    </style:style>
    <style:style style:name="ID0ELRAE" style:family="table-column">
      <style:table-column-properties style:column-width="1.901cm"/>
    </style:style>
    <style:style style:name="ID0ERRAE" style:family="table-column">
      <style:table-column-properties style:column-width="6.204cm"/>
    </style:style>
    <style:style style:name="ID0EZRAE" style:family="table-column">
      <style:table-column-properties style:column-width="9.029cm"/>
    </style:style>
    <style:style style:name="ID0EBSAE" style:family="table-column">
      <style:table-column-properties style:column-width="1.003cm"/>
    </style:style>
    <style:style style:name="ID0EISAE" style:family="table-column">
      <style:table-column-properties style:column-width="1.795cm"/>
    </style:style>
    <style:style style:name="ID0EQSAE" style:family="table-column">
      <style:table-column-properties style:column-width="13.702cm"/>
    </style:style>
    <style:style style:name="ID0EYSAE" style:family="table-column">
      <style:table-column-properties style:column-width="2.693cm"/>
    </style:style>
    <style:style style:name="ID0EATAE" style:family="table-column">
      <style:table-column-properties style:column-width="3.379cm"/>
    </style:style>
    <style:style style:name="ID0EHTAE" style:family="table-column">
      <style:table-column-properties style:column-width="2.455cm"/>
    </style:style>
    <style:style style:name="ID0EPTAE" style:family="table-column">
      <style:table-column-properties style:column-width="3.406cm"/>
    </style:style>
    <style:style style:name="ID0EXTAE" style:family="table-column">
      <style:table-column-properties style:column-width="1.901cm"/>
    </style:style>
    <style:style style:name="ID0E4TAE" style:family="table-column">
      <style:table-column-properties style:column-width="6.204cm"/>
    </style:style>
    <style:style style:name="ID0EFUAE" style:family="table-column">
      <style:table-column-properties style:column-width="9.029cm"/>
    </style:style>
    <style:style style:name="ID0ENUAE" style:family="table-column">
      <style:table-column-properties style:column-width="1.003cm"/>
    </style:style>
    <style:style style:name="ID0EUUAE" style:family="table-column">
      <style:table-column-properties style:column-width="1.795cm"/>
    </style:style>
    <style:style style:name="ID0E3UAE" style:family="table-column">
      <style:table-column-properties style:column-width="13.702cm"/>
    </style:style>
    <style:style style:name="ID0EEVAE" style:family="table-column">
      <style:table-column-properties style:column-width="2.693cm"/>
    </style:style>
    <style:style style:name="ID0EMVAE" style:family="table-column">
      <style:table-column-properties style:column-width="3.379cm"/>
    </style:style>
    <style:style style:name="ID0ETVAE" style:family="table-column">
      <style:table-column-properties style:column-width="2.455cm"/>
    </style:style>
    <style:style style:name="ID0E2VAE" style:family="table-column">
      <style:table-column-properties style:column-width="3.406cm"/>
    </style:style>
    <style:style style:name="ID0EDWAE" style:family="table-column">
      <style:table-column-properties style:column-width="1.901cm"/>
    </style:style>
    <style:style style:name="ID0EJWAE" style:family="table-column">
      <style:table-column-properties style:column-width="6.204cm"/>
    </style:style>
    <style:style style:name="ID0ERWAE" style:family="table-column">
      <style:table-column-properties style:column-width="9.029cm"/>
    </style:style>
    <style:style style:name="ID0EZWAE" style:family="table-column">
      <style:table-column-properties style:column-width="1.003cm"/>
    </style:style>
    <style:style style:name="ID0EAXAE" style:family="table-column">
      <style:table-column-properties style:column-width="1.795cm"/>
    </style:style>
    <style:style style:name="ID0EIXAE" style:family="table-column">
      <style:table-column-properties style:column-width="13.702cm"/>
    </style:style>
    <style:style style:name="ID0EQXAE" style:family="table-column">
      <style:table-column-properties style:column-width="2.693cm"/>
    </style:style>
    <style:style style:name="ID0EYXAE" style:family="table-column">
      <style:table-column-properties style:column-width="3.379cm"/>
    </style:style>
    <style:style style:name="ID0E6XAE" style:family="table-column">
      <style:table-column-properties style:column-width="2.455cm"/>
    </style:style>
    <style:style style:name="ID0EHYAE" style:family="table-column">
      <style:table-column-properties style:column-width="3.406cm"/>
    </style:style>
    <style:style style:name="ID0EPYAE" style:family="table-column">
      <style:table-column-properties style:column-width="1.901cm"/>
    </style:style>
    <style:style style:name="ID0EVYAE" style:family="table-column">
      <style:table-column-properties style:column-width="6.204cm"/>
    </style:style>
    <style:style style:name="ID0E4YAE" style:family="table-column">
      <style:table-column-properties style:column-width="9.029cm"/>
    </style:style>
    <style:style style:name="ID0EFZAE" style:family="table-column">
      <style:table-column-properties style:column-width="1.003cm"/>
    </style:style>
    <style:style style:name="ID0EMZAE" style:family="table-column">
      <style:table-column-properties style:column-width="1.795cm"/>
    </style:style>
    <style:style style:name="ID0EUZAE" style:family="table-column">
      <style:table-column-properties style:column-width="13.702cm"/>
    </style:style>
    <style:style style:name="ID0E3ZAE" style:family="table-column">
      <style:table-column-properties style:column-width="2.693cm"/>
    </style:style>
    <style:style style:name="ID0EE1AE" style:family="table-column">
      <style:table-column-properties style:column-width="3.379cm"/>
    </style:style>
    <style:style style:name="ID0EL1AE" style:family="table-column">
      <style:table-column-properties style:column-width="2.455cm"/>
    </style:style>
    <style:style style:name="ID0ET1AE" style:family="table-column">
      <style:table-column-properties style:column-width="3.406cm"/>
    </style:style>
    <style:style style:name="ID0E21AE" style:family="table-column">
      <style:table-column-properties style:column-width="1.901cm"/>
    </style:style>
    <style:style style:name="ID0EB2AE" style:family="table-column">
      <style:table-column-properties style:column-width="6.204cm"/>
    </style:style>
    <style:style style:name="ID0EJ2AE" style:family="table-column">
      <style:table-column-properties style:column-width="9.029cm"/>
    </style:style>
    <style:style style:name="ID0ER2AE" style:family="table-column">
      <style:table-column-properties style:column-width="1.003cm"/>
    </style:style>
    <style:style style:name="ID0EY2AE" style:family="table-column">
      <style:table-column-properties style:column-width="1.795cm"/>
    </style:style>
    <style:style style:name="ID0EA3AE" style:family="table-column">
      <style:table-column-properties style:column-width="13.702cm"/>
    </style:style>
    <style:style style:name="ID0EI3AE" style:family="table-column">
      <style:table-column-properties style:column-width="2.693cm"/>
    </style:style>
    <style:style style:name="ID0EQ3AE" style:family="table-column">
      <style:table-column-properties style:column-width="3.379cm"/>
    </style:style>
    <style:style style:name="ID0EX3AE" style:family="table-column">
      <style:table-column-properties style:column-width="2.455cm"/>
    </style:style>
    <style:style style:name="ID0E63AE" style:family="table-column">
      <style:table-column-properties style:column-width="3.406cm"/>
    </style:style>
    <style:style style:name="ID0EH4AE" style:family="table-column">
      <style:table-column-properties style:column-width="1.901cm"/>
    </style:style>
    <style:style style:name="ID0EN4AE" style:family="table-column">
      <style:table-column-properties style:column-width="6.204cm"/>
    </style:style>
    <style:style style:name="ID0EV4AE" style:family="table-column">
      <style:table-column-properties style:column-width="9.029cm"/>
    </style:style>
    <style:style style:name="ID0E44AE" style:family="table-column">
      <style:table-column-properties style:column-width="1.003cm"/>
    </style:style>
    <style:style style:name="ID0EE5AE" style:family="table-column">
      <style:table-column-properties style:column-width="1.795cm"/>
    </style:style>
    <style:style style:name="ID0EM5AE" style:family="table-column">
      <style:table-column-properties style:column-width="13.702cm"/>
    </style:style>
    <style:style style:name="ID0EU5AE" style:family="table-column">
      <style:table-column-properties style:column-width="2.693cm"/>
    </style:style>
    <style:style style:name="ID0E35AE" style:family="table-column">
      <style:table-column-properties style:column-width="3.379cm"/>
    </style:style>
    <style:style style:name="ID0ED6AE" style:family="table-column">
      <style:table-column-properties style:column-width="2.455cm"/>
    </style:style>
    <style:style style:name="ID0EL6AE" style:family="table-column">
      <style:table-column-properties style:column-width="3.406cm"/>
    </style:style>
    <style:style style:name="ID0ET6AE" style:family="table-column">
      <style:table-column-properties style:column-width="1.901cm"/>
    </style:style>
    <style:style style:name="ID0EZ6AE" style:family="table-column">
      <style:table-column-properties style:column-width="6.204cm"/>
    </style:style>
    <style:style style:name="ID0ECAAG" style:family="table-column">
      <style:table-column-properties style:column-width="9.029cm"/>
    </style:style>
    <style:style style:name="ID0EKAAG" style:family="table-column">
      <style:table-column-properties style:column-width="1.003cm"/>
    </style:style>
    <style:style style:name="ID0ERAAG" style:family="table-column">
      <style:table-column-properties style:column-width="1.795cm"/>
    </style:style>
    <style:style style:name="ID0EZAAG" style:family="table-column">
      <style:table-column-properties style:column-width="13.702cm"/>
    </style:style>
    <style:style style:name="ID0EBBAG" style:family="table-column">
      <style:table-column-properties style:column-width="2.693cm"/>
    </style:style>
    <style:style style:name="ID0EJBAG" style:family="table-column">
      <style:table-column-properties style:column-width="3.379cm"/>
    </style:style>
    <style:style style:name="ID0EQBAG" style:family="table-column">
      <style:table-column-properties style:column-width="2.455cm"/>
    </style:style>
    <style:style style:name="ID0EYBAG" style:family="table-column">
      <style:table-column-properties style:column-width="3.406cm"/>
    </style:style>
    <style:style style:name="ID0EACAG" style:family="table-column">
      <style:table-column-properties style:column-width="1.901cm"/>
    </style:style>
    <style:style style:name="ID0EGCAG" style:family="table-column">
      <style:table-column-properties style:column-width="6.204cm"/>
    </style:style>
    <style:style style:name="ID0EOCAG" style:family="table-column">
      <style:table-column-properties style:column-width="9.029cm"/>
    </style:style>
    <style:style style:name="ID0EWCAG" style:family="table-column">
      <style:table-column-properties style:column-width="1.003cm"/>
    </style:style>
    <style:style style:name="ID0E4CAG" style:family="table-column">
      <style:table-column-properties style:column-width="1.795cm"/>
    </style:style>
    <style:style style:name="ID0EFDAG" style:family="table-column">
      <style:table-column-properties style:column-width="13.702cm"/>
    </style:style>
    <style:style style:name="ID0ENDAG" style:family="table-column">
      <style:table-column-properties style:column-width="2.693cm"/>
    </style:style>
    <style:style style:name="ID0EVDAG" style:family="table-column">
      <style:table-column-properties style:column-width="3.379cm"/>
    </style:style>
    <style:style style:name="ID0E3DAG" style:family="table-column">
      <style:table-column-properties style:column-width="2.455cm"/>
    </style:style>
    <style:style style:name="ID0EEEAG" style:family="table-column">
      <style:table-column-properties style:column-width="3.406cm"/>
    </style:style>
    <style:style style:name="ID0EMEAG" style:family="table-column">
      <style:table-column-properties style:column-width="1.901cm"/>
    </style:style>
    <style:style style:name="ID0ESEAG" style:family="table-column">
      <style:table-column-properties style:column-width="6.204cm"/>
    </style:style>
    <style:style style:name="ID0E1EAG" style:family="table-column">
      <style:table-column-properties style:column-width="9.029cm"/>
    </style:style>
    <style:style style:name="ID0ECFAG" style:family="table-column">
      <style:table-column-properties style:column-width="1.003cm"/>
    </style:style>
    <style:style style:name="ID0EJFAG" style:family="table-column">
      <style:table-column-properties style:column-width="1.795cm"/>
    </style:style>
    <style:style style:name="ID0ERFAG" style:family="table-column">
      <style:table-column-properties style:column-width="13.702cm"/>
    </style:style>
    <style:style style:name="ID0EZFAG" style:family="table-column">
      <style:table-column-properties style:column-width="2.693cm"/>
    </style:style>
    <style:style style:name="ID0EBGAG" style:family="table-column">
      <style:table-column-properties style:column-width="3.379cm"/>
    </style:style>
    <style:style style:name="ID0EIGAG" style:family="table-column">
      <style:table-column-properties style:column-width="2.455cm"/>
    </style:style>
    <style:style style:name="ID0EQGAG" style:family="table-column">
      <style:table-column-properties style:column-width="3.406cm"/>
    </style:style>
    <style:style style:name="ID0EYGAG" style:family="table-column">
      <style:table-column-properties style:column-width="1.901cm"/>
    </style:style>
    <style:style style:name="ID0E5GAG" style:family="table-column">
      <style:table-column-properties style:column-width="6.204cm"/>
    </style:style>
    <style:style style:name="ID0EGHAG" style:family="table-column">
      <style:table-column-properties style:column-width="9.029cm"/>
    </style:style>
    <style:style style:name="ID0EOHAG" style:family="table-column">
      <style:table-column-properties style:column-width="1.003cm"/>
    </style:style>
    <style:style style:name="ID0EVHAG" style:family="table-column">
      <style:table-column-properties style:column-width="1.795cm"/>
    </style:style>
    <style:style style:name="ID0E4HAG" style:family="table-column">
      <style:table-column-properties style:column-width="13.702cm"/>
    </style:style>
    <style:style style:name="ID0EFIAG" style:family="table-column">
      <style:table-column-properties style:column-width="2.693cm"/>
    </style:style>
    <style:style style:name="ID0ENIAG" style:family="table-column">
      <style:table-column-properties style:column-width="3.379cm"/>
    </style:style>
    <style:style style:name="ID0EUIAG" style:family="table-column">
      <style:table-column-properties style:column-width="2.455cm"/>
    </style:style>
    <style:style style:name="ID0E3IAG" style:family="table-column">
      <style:table-column-properties style:column-width="3.406cm"/>
    </style:style>
    <style:style style:name="ID0EEJAG" style:family="table-column">
      <style:table-column-properties style:column-width="1.901cm"/>
    </style:style>
    <style:style style:name="ID0EKJAG" style:family="table-column">
      <style:table-column-properties style:column-width="6.204cm"/>
    </style:style>
    <style:style style:name="ID0ESJAG" style:family="table-column">
      <style:table-column-properties style:column-width="9.029cm"/>
    </style:style>
    <style:style style:name="ID0E1JAG" style:family="table-column">
      <style:table-column-properties style:column-width="1.003cm"/>
    </style:style>
    <style:style style:name="ID0EBKAG" style:family="table-column">
      <style:table-column-properties style:column-width="1.795cm"/>
    </style:style>
    <style:style style:name="ID0EJKAG" style:family="table-column">
      <style:table-column-properties style:column-width="13.702cm"/>
    </style:style>
    <style:style style:name="ID0ERKAG" style:family="table-column">
      <style:table-column-properties style:column-width="2.693cm"/>
    </style:style>
    <style:style style:name="ID0EZKAG" style:family="table-column">
      <style:table-column-properties style:column-width="3.379cm"/>
    </style:style>
    <style:style style:name="ID0EALAG" style:family="table-column">
      <style:table-column-properties style:column-width="2.455cm"/>
    </style:style>
    <style:style style:name="ID0EILAG" style:family="table-column">
      <style:table-column-properties style:column-width="3.406cm"/>
    </style:style>
    <style:style style:name="ID0EQLAG" style:family="table-column">
      <style:table-column-properties style:column-width="1.901cm"/>
    </style:style>
    <style:style style:name="ID0EWLAG" style:family="table-column">
      <style:table-column-properties style:column-width="6.204cm"/>
    </style:style>
    <style:style style:name="ID0E5LAG" style:family="table-column">
      <style:table-column-properties style:column-width="9.029cm"/>
    </style:style>
    <style:style style:name="ID0EGMAG" style:family="table-column">
      <style:table-column-properties style:column-width="1.003cm"/>
    </style:style>
    <style:style style:name="ID0ENMAG" style:family="table-column">
      <style:table-column-properties style:column-width="1.795cm"/>
    </style:style>
    <style:style style:name="ID0EVMAG" style:family="table-column">
      <style:table-column-properties style:column-width="13.702cm"/>
    </style:style>
    <style:style style:name="ID0E4MAG" style:family="table-column">
      <style:table-column-properties style:column-width="2.693cm"/>
    </style:style>
    <style:style style:name="ID0EFNAG" style:family="table-column">
      <style:table-column-properties style:column-width="3.379cm"/>
    </style:style>
    <style:style style:name="ID0EMNAG" style:family="table-column">
      <style:table-column-properties style:column-width="2.455cm"/>
    </style:style>
    <style:style style:name="ID0EUNAG" style:family="table-column">
      <style:table-column-properties style:column-width="3.406cm"/>
    </style:style>
    <style:style style:name="ID0E3NAG" style:family="table-column">
      <style:table-column-properties style:column-width="1.901cm"/>
    </style:style>
    <style:style style:name="ID0ECOAG" style:family="table-column">
      <style:table-column-properties style:column-width="6.204cm"/>
    </style:style>
    <style:style style:name="ID0EKOAG" style:family="table-column">
      <style:table-column-properties style:column-width="9.029cm"/>
    </style:style>
    <style:style style:name="ID0ESOAG" style:family="table-column">
      <style:table-column-properties style:column-width="1.003cm"/>
    </style:style>
    <style:style style:name="ID0EZOAG" style:family="table-column">
      <style:table-column-properties style:column-width="1.795cm"/>
    </style:style>
    <style:style style:name="ID0EBPAG" style:family="table-column">
      <style:table-column-properties style:column-width="13.702cm"/>
    </style:style>
    <style:style style:name="ID0EJPAG" style:family="table-column">
      <style:table-column-properties style:column-width="2.693cm"/>
    </style:style>
    <style:style style:name="ID0ERPAG" style:family="table-column">
      <style:table-column-properties style:column-width="3.379cm"/>
    </style:style>
    <style:style style:name="ID0EYPAG" style:family="table-column">
      <style:table-column-properties style:column-width="2.455cm"/>
    </style:style>
    <style:style style:name="ID0EAQAG" style:family="table-column">
      <style:table-column-properties style:column-width="3.406cm"/>
    </style:style>
    <style:style style:name="ID0EIQAG" style:family="table-column">
      <style:table-column-properties style:column-width="1.901cm"/>
    </style:style>
    <style:style style:name="ID0EOQAG" style:family="table-column">
      <style:table-column-properties style:column-width="6.204cm"/>
    </style:style>
    <style:style style:name="ID0EWQAG" style:family="table-column">
      <style:table-column-properties style:column-width="9.029cm"/>
    </style:style>
    <style:style style:name="ID0E5QAG" style:family="table-column">
      <style:table-column-properties style:column-width="1.003cm"/>
    </style:style>
    <style:style style:name="ID0EFRAG" style:family="table-column">
      <style:table-column-properties style:column-width="1.795cm"/>
    </style:style>
    <style:style style:name="ID0ENRAG" style:family="table-column">
      <style:table-column-properties style:column-width="13.702cm"/>
    </style:style>
    <style:style style:name="ID0EVRAG" style:family="table-column">
      <style:table-column-properties style:column-width="2.693cm"/>
    </style:style>
    <style:style style:name="ID0E4RAG" style:family="table-column">
      <style:table-column-properties style:column-width="3.379cm"/>
    </style:style>
    <style:style style:name="ID0EESAG" style:family="table-column">
      <style:table-column-properties style:column-width="2.455cm"/>
    </style:style>
    <style:style style:name="ID0EMSAG" style:family="table-column">
      <style:table-column-properties style:column-width="3.406cm"/>
    </style:style>
    <style:style style:name="ID0EUSAG" style:family="table-column">
      <style:table-column-properties style:column-width="1.901cm"/>
    </style:style>
    <style:style style:name="ID0E1SAG" style:family="table-column">
      <style:table-column-properties style:column-width="6.204cm"/>
    </style:style>
    <style:style style:name="ID0ECTAG" style:family="table-column">
      <style:table-column-properties style:column-width="9.029cm"/>
    </style:style>
    <style:style style:name="ID0EKTAG" style:family="table-column">
      <style:table-column-properties style:column-width="1.003cm"/>
    </style:style>
    <style:style style:name="ID0ERTAG" style:family="table-column">
      <style:table-column-properties style:column-width="1.795cm"/>
    </style:style>
    <style:style style:name="ID0EZTAG" style:family="table-column">
      <style:table-column-properties style:column-width="13.702cm"/>
    </style:style>
    <style:style style:name="ID0EBUAG" style:family="table-column">
      <style:table-column-properties style:column-width="2.693cm"/>
    </style:style>
    <style:style style:name="ID0EJUAG" style:family="table-column">
      <style:table-column-properties style:column-width="3.379cm"/>
    </style:style>
    <style:style style:name="ID0EQUAG" style:family="table-column">
      <style:table-column-properties style:column-width="2.455cm"/>
    </style:style>
    <style:style style:name="ID0EYUAG" style:family="table-column">
      <style:table-column-properties style:column-width="3.406cm"/>
    </style:style>
    <style:style style:name="ID0EAVAG" style:family="table-column">
      <style:table-column-properties style:column-width="1.901cm"/>
    </style:style>
    <style:style style:name="ID0EGVAG" style:family="table-column">
      <style:table-column-properties style:column-width="6.204cm"/>
    </style:style>
    <style:style style:name="ID0EOVAG" style:family="table-column">
      <style:table-column-properties style:column-width="9.029cm"/>
    </style:style>
    <style:style style:name="ID0EWVAG" style:family="table-column">
      <style:table-column-properties style:column-width="1.003cm"/>
    </style:style>
    <style:style style:name="ID0E4VAG" style:family="table-column">
      <style:table-column-properties style:column-width="1.795cm"/>
    </style:style>
    <style:style style:name="ID0EFWAG" style:family="table-column">
      <style:table-column-properties style:column-width="13.702cm"/>
    </style:style>
    <style:style style:name="ID0ENWAG" style:family="table-column">
      <style:table-column-properties style:column-width="2.693cm"/>
    </style:style>
    <style:style style:name="ID0EVWAG" style:family="table-column">
      <style:table-column-properties style:column-width="3.379cm"/>
    </style:style>
    <style:style style:name="ID0E3WAG" style:family="table-column">
      <style:table-column-properties style:column-width="2.455cm"/>
    </style:style>
    <style:style style:name="ID0EEXAG" style:family="table-column">
      <style:table-column-properties style:column-width="3.406cm"/>
    </style:style>
    <style:style style:name="ID0EMXAG" style:family="table-column">
      <style:table-column-properties style:column-width="1.901cm"/>
    </style:style>
    <style:style style:name="ID0ESXAG" style:family="table-column">
      <style:table-column-properties style:column-width="6.204cm"/>
    </style:style>
    <style:style style:name="ID0E1XAG" style:family="table-column">
      <style:table-column-properties style:column-width="9.029cm"/>
    </style:style>
    <style:style style:name="ID0ECYAG" style:family="table-column">
      <style:table-column-properties style:column-width="1.003cm"/>
    </style:style>
    <style:style style:name="ID0EJYAG" style:family="table-column">
      <style:table-column-properties style:column-width="1.795cm"/>
    </style:style>
    <style:style style:name="ID0ERYAG" style:family="table-column">
      <style:table-column-properties style:column-width="13.702cm"/>
    </style:style>
    <style:style style:name="ID0EZYAG" style:family="table-column">
      <style:table-column-properties style:column-width="2.693cm"/>
    </style:style>
    <style:style style:name="ID0EBZAG" style:family="table-column">
      <style:table-column-properties style:column-width="3.379cm"/>
    </style:style>
    <style:style style:name="ID0EIZAG" style:family="table-column">
      <style:table-column-properties style:column-width="2.455cm"/>
    </style:style>
    <style:style style:name="ID0EQZAG" style:family="table-column">
      <style:table-column-properties style:column-width="3.406cm"/>
    </style:style>
    <style:style style:name="ID0EYZAG" style:family="table-column">
      <style:table-column-properties style:column-width="1.901cm"/>
    </style:style>
    <style:style style:name="ID0E5ZAG" style:family="table-column">
      <style:table-column-properties style:column-width="6.204cm"/>
    </style:style>
    <style:style style:name="ID0EG1AG" style:family="table-column">
      <style:table-column-properties style:column-width="9.029cm"/>
    </style:style>
    <style:style style:name="ID0EO1AG" style:family="table-column">
      <style:table-column-properties style:column-width="1.003cm"/>
    </style:style>
    <style:style style:name="ID0EV1AG" style:family="table-column">
      <style:table-column-properties style:column-width="1.795cm"/>
    </style:style>
    <style:style style:name="ID0E41AG" style:family="table-column">
      <style:table-column-properties style:column-width="13.702cm"/>
    </style:style>
    <style:style style:name="ID0EF2AG" style:family="table-column">
      <style:table-column-properties style:column-width="2.693cm"/>
    </style:style>
    <style:style style:name="ID0EN2AG" style:family="table-column">
      <style:table-column-properties style:column-width="3.379cm"/>
    </style:style>
    <style:style style:name="ID0EU2AG" style:family="table-column">
      <style:table-column-properties style:column-width="2.455cm"/>
    </style:style>
    <style:style style:name="ID0E32AG" style:family="table-column">
      <style:table-column-properties style:column-width="3.406cm"/>
    </style:style>
    <style:style style:name="ID0EE3AG" style:family="table-column">
      <style:table-column-properties style:column-width="1.901cm"/>
    </style:style>
    <style:style style:name="ID0EK3AG" style:family="table-column">
      <style:table-column-properties style:column-width="6.204cm"/>
    </style:style>
    <style:style style:name="ID0ES3AG" style:family="table-column">
      <style:table-column-properties style:column-width="9.029cm"/>
    </style:style>
    <style:style style:name="ID0E13AG" style:family="table-column">
      <style:table-column-properties style:column-width="1.003cm"/>
    </style:style>
    <style:style style:name="ID0EB4AG" style:family="table-column">
      <style:table-column-properties style:column-width="1.795cm"/>
    </style:style>
    <style:style style:name="ID0EJ4AG" style:family="table-column">
      <style:table-column-properties style:column-width="13.702cm"/>
    </style:style>
    <style:style style:name="ID0ER4AG" style:family="table-column">
      <style:table-column-properties style:column-width="2.693cm"/>
    </style:style>
    <style:style style:name="ID0EZ4AG" style:family="table-column">
      <style:table-column-properties style:column-width="3.379cm"/>
    </style:style>
    <style:style style:name="ID0EA5AG" style:family="table-column">
      <style:table-column-properties style:column-width="2.455cm"/>
    </style:style>
    <style:style style:name="ID0EI5AG" style:family="table-column">
      <style:table-column-properties style:column-width="3.406cm"/>
    </style:style>
    <style:style style:name="ID0EQ5AG" style:family="table-column">
      <style:table-column-properties style:column-width="1.901cm"/>
    </style:style>
    <style:style style:name="ID0EW5AG" style:family="table-column">
      <style:table-column-properties style:column-width="6.204cm"/>
    </style:style>
    <style:style style:name="ID0E55AG" style:family="table-column">
      <style:table-column-properties style:column-width="9.029cm"/>
    </style:style>
    <style:style style:name="ID0EG6AG" style:family="table-column">
      <style:table-column-properties style:column-width="1.003cm"/>
    </style:style>
    <style:style style:name="ID0EN6AG" style:family="table-column">
      <style:table-column-properties style:column-width="1.795cm"/>
    </style:style>
    <style:style style:name="ID0EV6AG" style:family="table-column">
      <style:table-column-properties style:column-width="13.702cm"/>
    </style:style>
    <style:style style:name="ID0E46AG" style:family="table-column">
      <style:table-column-properties style:column-width="2.693cm"/>
    </style:style>
    <style:style style:name="ID0EFABG" style:family="table-column">
      <style:table-column-properties style:column-width="3.379cm"/>
    </style:style>
    <style:style style:name="ID0EMABG" style:family="table-column">
      <style:table-column-properties style:column-width="2.455cm"/>
    </style:style>
    <style:style style:name="ID0EUABG" style:family="table-column">
      <style:table-column-properties style:column-width="3.406cm"/>
    </style:style>
    <style:style style:name="ID0E3ABG" style:family="table-column">
      <style:table-column-properties style:column-width="1.901cm"/>
    </style:style>
    <style:style style:name="ID0ECBBG" style:family="table-column">
      <style:table-column-properties style:column-width="6.204cm"/>
    </style:style>
    <style:style style:name="ID0EKBBG" style:family="table-column">
      <style:table-column-properties style:column-width="9.029cm"/>
    </style:style>
    <style:style style:name="ID0ESBBG" style:family="table-column">
      <style:table-column-properties style:column-width="1.003cm"/>
    </style:style>
    <style:style style:name="ID0EZBBG" style:family="table-column">
      <style:table-column-properties style:column-width="1.795cm"/>
    </style:style>
    <style:style style:name="ID0EBCBG" style:family="table-column">
      <style:table-column-properties style:column-width="13.702cm"/>
    </style:style>
    <style:style style:name="ID0EJCBG" style:family="table-column">
      <style:table-column-properties style:column-width="2.693cm"/>
    </style:style>
    <style:style style:name="ID0ERCBG" style:family="table-column">
      <style:table-column-properties style:column-width="3.379cm"/>
    </style:style>
    <style:style style:name="ID0EYCBG" style:family="table-column">
      <style:table-column-properties style:column-width="2.455cm"/>
    </style:style>
    <style:style style:name="ID0EADBG" style:family="table-column">
      <style:table-column-properties style:column-width="3.406cm"/>
    </style:style>
    <style:style style:name="ID0EIDBG" style:family="table-column">
      <style:table-column-properties style:column-width="1.901cm"/>
    </style:style>
    <style:style style:name="ID0EODBG" style:family="table-column">
      <style:table-column-properties style:column-width="6.204cm"/>
    </style:style>
    <style:style style:name="ID0EWDBG" style:family="table-column">
      <style:table-column-properties style:column-width="9.029cm"/>
    </style:style>
    <style:style style:name="ID0E5DBG" style:family="table-column">
      <style:table-column-properties style:column-width="1.003cm"/>
    </style:style>
    <style:style style:name="ID0EFEBG" style:family="table-column">
      <style:table-column-properties style:column-width="1.795cm"/>
    </style:style>
    <style:style style:name="ID0ENEBG" style:family="table-column">
      <style:table-column-properties style:column-width="13.702cm"/>
    </style:style>
    <style:style style:name="ID0EVEBG" style:family="table-column">
      <style:table-column-properties style:column-width="2.693cm"/>
    </style:style>
    <style:style style:name="ID0E4EBG" style:family="table-column">
      <style:table-column-properties style:column-width="3.379cm"/>
    </style:style>
    <style:style style:name="ID0EEFBG" style:family="table-column">
      <style:table-column-properties style:column-width="2.455cm"/>
    </style:style>
    <style:style style:name="ID0EMFBG" style:family="table-column">
      <style:table-column-properties style:column-width="3.406cm"/>
    </style:style>
    <style:style style:name="ID0EUFBG" style:family="table-column">
      <style:table-column-properties style:column-width="1.901cm"/>
    </style:style>
    <style:style style:name="ID0E1FBG" style:family="table-column">
      <style:table-column-properties style:column-width="6.204cm"/>
    </style:style>
    <style:style style:name="ID0ECGBG" style:family="table-column">
      <style:table-column-properties style:column-width="9.029cm"/>
    </style:style>
    <style:style style:name="ID0EKGBG" style:family="table-column">
      <style:table-column-properties style:column-width="1.003cm"/>
    </style:style>
    <style:style style:name="ID0ERGBG" style:family="table-column">
      <style:table-column-properties style:column-width="1.795cm"/>
    </style:style>
    <style:style style:name="ID0EZGBG" style:family="table-column">
      <style:table-column-properties style:column-width="13.702cm"/>
    </style:style>
    <style:style style:name="ID0EBHBG" style:family="table-column">
      <style:table-column-properties style:column-width="2.693cm"/>
    </style:style>
    <style:style style:name="ID0EJHBG" style:family="table-column">
      <style:table-column-properties style:column-width="3.379cm"/>
    </style:style>
    <style:style style:name="ID0EQHBG" style:family="table-column">
      <style:table-column-properties style:column-width="2.455cm"/>
    </style:style>
    <style:style style:name="ID0EYHBG" style:family="table-column">
      <style:table-column-properties style:column-width="3.406cm"/>
    </style:style>
    <style:style style:name="ID0EAIBG" style:family="table-column">
      <style:table-column-properties style:column-width="1.901cm"/>
    </style:style>
    <style:style style:name="ID0EGIBG" style:family="table-column">
      <style:table-column-properties style:column-width="6.204cm"/>
    </style:style>
    <style:style style:name="ID0EOIBG" style:family="table-column">
      <style:table-column-properties style:column-width="9.029cm"/>
    </style:style>
    <style:style style:name="ID0EWIBG" style:family="table-column">
      <style:table-column-properties style:column-width="1.003cm"/>
    </style:style>
    <style:style style:name="ID0E4IBG" style:family="table-column">
      <style:table-column-properties style:column-width="1.795cm"/>
    </style:style>
    <style:style style:name="ID0EFJBG" style:family="table-column">
      <style:table-column-properties style:column-width="13.702cm"/>
    </style:style>
    <style:style style:name="ID0ENJBG" style:family="table-column">
      <style:table-column-properties style:column-width="2.693cm"/>
    </style:style>
    <style:style style:name="ID0EVJBG" style:family="table-column">
      <style:table-column-properties style:column-width="3.379cm"/>
    </style:style>
    <style:style style:name="ID0E3JBG" style:family="table-column">
      <style:table-column-properties style:column-width="2.455cm"/>
    </style:style>
    <style:style style:name="ID0EEKBG" style:family="table-column">
      <style:table-column-properties style:column-width="3.406cm"/>
    </style:style>
    <style:style style:name="ID0EMKBG" style:family="table-column">
      <style:table-column-properties style:column-width="1.901cm"/>
    </style:style>
    <style:style style:name="ID0ESKBG" style:family="table-column">
      <style:table-column-properties style:column-width="6.204cm"/>
    </style:style>
    <style:style style:name="ID0E1KBG" style:family="table-column">
      <style:table-column-properties style:column-width="9.029cm"/>
    </style:style>
    <style:style style:name="ID0ECLBG" style:family="table-column">
      <style:table-column-properties style:column-width="1.003cm"/>
    </style:style>
    <style:style style:name="ID0EJLBG" style:family="table-column">
      <style:table-column-properties style:column-width="1.795cm"/>
    </style:style>
    <style:style style:name="ID0ERLBG" style:family="table-column">
      <style:table-column-properties style:column-width="13.702cm"/>
    </style:style>
    <style:style style:name="ID0EZLBG" style:family="table-column">
      <style:table-column-properties style:column-width="2.693cm"/>
    </style:style>
    <style:style style:name="ID0EBMBG" style:family="table-column">
      <style:table-column-properties style:column-width="3.379cm"/>
    </style:style>
    <style:style style:name="ID0EIMBG" style:family="table-column">
      <style:table-column-properties style:column-width="2.455cm"/>
    </style:style>
    <style:style style:name="ID0EQMBG" style:family="table-column">
      <style:table-column-properties style:column-width="3.406cm"/>
    </style:style>
    <style:style style:name="ID0EYMBG" style:family="table-column">
      <style:table-column-properties style:column-width="1.901cm"/>
    </style:style>
    <style:style style:name="ID0E5MBG" style:family="table-column">
      <style:table-column-properties style:column-width="6.204cm"/>
    </style:style>
    <style:style style:name="ID0EGNBG" style:family="table-column">
      <style:table-column-properties style:column-width="9.029cm"/>
    </style:style>
    <style:style style:name="ID0EONBG" style:family="table-column">
      <style:table-column-properties style:column-width="1.003cm"/>
    </style:style>
    <style:style style:name="ID0EVNBG" style:family="table-column">
      <style:table-column-properties style:column-width="1.795cm"/>
    </style:style>
    <style:style style:name="ID0E4NBG" style:family="table-column">
      <style:table-column-properties style:column-width="13.702cm"/>
    </style:style>
    <style:style style:name="ID0EFOBG" style:family="table-column">
      <style:table-column-properties style:column-width="2.693cm"/>
    </style:style>
    <style:style style:name="ID0ENOBG" style:family="table-column">
      <style:table-column-properties style:column-width="3.379cm"/>
    </style:style>
    <style:style style:name="ID0EUOBG" style:family="table-column">
      <style:table-column-properties style:column-width="2.455cm"/>
    </style:style>
    <style:style style:name="ID0E3OBG" style:family="table-column">
      <style:table-column-properties style:column-width="3.406cm"/>
    </style:style>
    <style:style style:name="ID0EEPBG" style:family="table-column">
      <style:table-column-properties style:column-width="1.901cm"/>
    </style:style>
    <style:style style:name="ID0EKPBG" style:family="table-column">
      <style:table-column-properties style:column-width="6.204cm"/>
    </style:style>
    <style:style style:name="ID0ESPBG" style:family="table-column">
      <style:table-column-properties style:column-width="9.029cm"/>
    </style:style>
    <style:style style:name="ID0E1PBG" style:family="table-column">
      <style:table-column-properties style:column-width="1.003cm"/>
    </style:style>
    <style:style style:name="ID0EBQBG" style:family="table-column">
      <style:table-column-properties style:column-width="1.795cm"/>
    </style:style>
    <style:style style:name="ID0EJQBG" style:family="table-column">
      <style:table-column-properties style:column-width="13.702cm"/>
    </style:style>
    <style:style style:name="ID0ERQBG" style:family="table-column">
      <style:table-column-properties style:column-width="2.693cm"/>
    </style:style>
    <style:style style:name="ID0EZQBG" style:family="table-column">
      <style:table-column-properties style:column-width="3.379cm"/>
    </style:style>
    <style:style style:name="ID0EARBG" style:family="table-column">
      <style:table-column-properties style:column-width="2.455cm"/>
    </style:style>
    <style:style style:name="ID0EIRBG" style:family="table-column">
      <style:table-column-properties style:column-width="3.406cm"/>
    </style:style>
    <style:style style:name="ID0EQRBG" style:family="table-column">
      <style:table-column-properties style:column-width="1.901cm"/>
    </style:style>
    <style:style style:name="ID0EWRBG" style:family="table-column">
      <style:table-column-properties style:column-width="6.204cm"/>
    </style:style>
    <style:style style:name="ID0E5RBG" style:family="table-column">
      <style:table-column-properties style:column-width="9.029cm"/>
    </style:style>
    <style:style style:name="ID0EGSBG" style:family="table-column">
      <style:table-column-properties style:column-width="1.003cm"/>
    </style:style>
    <style:style style:name="ID0ENSBG" style:family="table-column">
      <style:table-column-properties style:column-width="1.795cm"/>
    </style:style>
    <style:style style:name="ID0EVSBG" style:family="table-column">
      <style:table-column-properties style:column-width="13.702cm"/>
    </style:style>
    <style:style style:name="ID0E4SBG" style:family="table-column">
      <style:table-column-properties style:column-width="2.693cm"/>
    </style:style>
    <style:style style:name="ID0EFTBG" style:family="table-column">
      <style:table-column-properties style:column-width="3.379cm"/>
    </style:style>
    <style:style style:name="ID0EMTBG" style:family="table-column">
      <style:table-column-properties style:column-width="2.455cm"/>
    </style:style>
    <style:style style:name="ID0EUTBG" style:family="table-column">
      <style:table-column-properties style:column-width="3.406cm"/>
    </style:style>
    <style:style style:name="ID0E3TBG" style:family="table-column">
      <style:table-column-properties style:column-width="1.901cm"/>
    </style:style>
    <style:style style:name="ID0ECUBG" style:family="table-column">
      <style:table-column-properties style:column-width="6.204cm"/>
    </style:style>
    <style:style style:name="ID0EKUBG" style:family="table-column">
      <style:table-column-properties style:column-width="9.029cm"/>
    </style:style>
    <style:style style:name="ID0ESUBG" style:family="table-column">
      <style:table-column-properties style:column-width="1.003cm"/>
    </style:style>
    <style:style style:name="ID0EZUBG" style:family="table-column">
      <style:table-column-properties style:column-width="1.795cm"/>
    </style:style>
    <style:style style:name="ID0EBVBG" style:family="table-column">
      <style:table-column-properties style:column-width="13.702cm"/>
    </style:style>
    <style:style style:name="ID0EJVBG" style:family="table-column">
      <style:table-column-properties style:column-width="2.693cm"/>
    </style:style>
    <style:style style:name="ID0ERVBG" style:family="table-column">
      <style:table-column-properties style:column-width="3.379cm"/>
    </style:style>
    <style:style style:name="ID0EYVBG" style:family="table-column">
      <style:table-column-properties style:column-width="2.455cm"/>
    </style:style>
    <style:style style:name="ID0EAWBG" style:family="table-column">
      <style:table-column-properties style:column-width="3.406cm"/>
    </style:style>
    <style:style style:name="ID0EIWBG" style:family="table-column">
      <style:table-column-properties style:column-width="1.901cm"/>
    </style:style>
    <style:style style:name="ID0EOWBG" style:family="table-column">
      <style:table-column-properties style:column-width="6.204cm"/>
    </style:style>
    <style:style style:name="ID0EWWBG" style:family="table-column">
      <style:table-column-properties style:column-width="9.029cm"/>
    </style:style>
    <style:style style:name="ID0E5WBG" style:family="table-column">
      <style:table-column-properties style:column-width="1.003cm"/>
    </style:style>
    <style:style style:name="ID0EFXBG" style:family="table-column">
      <style:table-column-properties style:column-width="1.795cm"/>
    </style:style>
    <style:style style:name="ID0ENXBG" style:family="table-column">
      <style:table-column-properties style:column-width="13.702cm"/>
    </style:style>
    <style:style style:name="ID0EVXBG" style:family="table-column">
      <style:table-column-properties style:column-width="2.693cm"/>
    </style:style>
    <style:style style:name="ID0E4XBG" style:family="table-column">
      <style:table-column-properties style:column-width="3.379cm"/>
    </style:style>
    <style:style style:name="ID0EEYBG" style:family="table-column">
      <style:table-column-properties style:column-width="2.455cm"/>
    </style:style>
    <style:style style:name="ID0EMYBG" style:family="table-column">
      <style:table-column-properties style:column-width="3.406cm"/>
    </style:style>
    <style:style style:name="ID0EUYBG" style:family="table-column">
      <style:table-column-properties style:column-width="1.901cm"/>
    </style:style>
    <style:style style:name="ID0E1YBG" style:family="table-column">
      <style:table-column-properties style:column-width="6.204cm"/>
    </style:style>
    <style:style style:name="ID0ECZBG" style:family="table-column">
      <style:table-column-properties style:column-width="9.029cm"/>
    </style:style>
    <style:style style:name="ID0EKZBG" style:family="table-column">
      <style:table-column-properties style:column-width="1.003cm"/>
    </style:style>
    <style:style style:name="ID0ERZBG" style:family="table-column">
      <style:table-column-properties style:column-width="1.795cm"/>
    </style:style>
    <style:style style:name="ID0EZZBG" style:family="table-column">
      <style:table-column-properties style:column-width="13.702cm"/>
    </style:style>
    <style:style style:name="ID0EB1BG" style:family="table-column">
      <style:table-column-properties style:column-width="2.693cm"/>
    </style:style>
    <style:style style:name="ID0EJ1BG" style:family="table-column">
      <style:table-column-properties style:column-width="3.379cm"/>
    </style:style>
    <style:style style:name="ID0EQ1BG" style:family="table-column">
      <style:table-column-properties style:column-width="2.455cm"/>
    </style:style>
    <style:style style:name="ID0EY1BG" style:family="table-column">
      <style:table-column-properties style:column-width="3.406cm"/>
    </style:style>
    <style:style style:name="ID0EA2BG" style:family="table-column">
      <style:table-column-properties style:column-width="1.901cm"/>
    </style:style>
    <style:style style:name="ID0EG2BG" style:family="table-column">
      <style:table-column-properties style:column-width="6.204cm"/>
    </style:style>
    <style:style style:name="ID0EO2BG" style:family="table-column">
      <style:table-column-properties style:column-width="9.029cm"/>
    </style:style>
    <style:style style:name="ID0EW2BG" style:family="table-column">
      <style:table-column-properties style:column-width="1.003cm"/>
    </style:style>
    <style:style style:name="ID0E42BG" style:family="table-column">
      <style:table-column-properties style:column-width="1.795cm"/>
    </style:style>
    <style:style style:name="ID0EF3BG" style:family="table-column">
      <style:table-column-properties style:column-width="13.702cm"/>
    </style:style>
    <style:style style:name="ID0EN3BG" style:family="table-column">
      <style:table-column-properties style:column-width="2.693cm"/>
    </style:style>
    <style:style style:name="ID0EV3BG" style:family="table-column">
      <style:table-column-properties style:column-width="3.379cm"/>
    </style:style>
    <style:style style:name="ID0E33BG" style:family="table-column">
      <style:table-column-properties style:column-width="2.455cm"/>
    </style:style>
    <style:style style:name="ID0EE4BG" style:family="table-column">
      <style:table-column-properties style:column-width="3.406cm"/>
    </style:style>
    <style:style style:name="ID0EM4BG" style:family="table-column">
      <style:table-column-properties style:column-width="1.901cm"/>
    </style:style>
    <style:style style:name="ID0ES4BG" style:family="table-column">
      <style:table-column-properties style:column-width="6.204cm"/>
    </style:style>
    <style:style style:name="ID0E14BG" style:family="table-column">
      <style:table-column-properties style:column-width="9.029cm"/>
    </style:style>
    <style:style style:name="ID0EC5BG" style:family="table-column">
      <style:table-column-properties style:column-width="1.003cm"/>
    </style:style>
    <style:style style:name="ID0EJ5BG" style:family="table-column">
      <style:table-column-properties style:column-width="1.795cm"/>
    </style:style>
    <style:style style:name="ID0ER5BG" style:family="table-column">
      <style:table-column-properties style:column-width="13.702cm"/>
    </style:style>
    <style:style style:name="ID0EZ5BG" style:family="table-column">
      <style:table-column-properties style:column-width="2.693cm"/>
    </style:style>
    <style:style style:name="ID0EB6BG" style:family="table-column">
      <style:table-column-properties style:column-width="3.379cm"/>
    </style:style>
    <style:style style:name="ID0EI6BG" style:family="table-column">
      <style:table-column-properties style:column-width="2.455cm"/>
    </style:style>
    <style:style style:name="ID0EQ6BG" style:family="table-column">
      <style:table-column-properties style:column-width="3.406cm"/>
    </style:style>
    <style:style style:name="ID0EY6BG" style:family="table-column">
      <style:table-column-properties style:column-width="1.901cm"/>
    </style:style>
    <style:style style:name="ID0E56BG" style:family="table-column">
      <style:table-column-properties style:column-width="6.204cm"/>
    </style:style>
    <style:style style:name="ID0EHAAI" style:family="table-column">
      <style:table-column-properties style:column-width="9.029cm"/>
    </style:style>
    <style:style style:name="ID0EPAAI" style:family="table-column">
      <style:table-column-properties style:column-width="1.003cm"/>
    </style:style>
    <style:style style:name="ID0EWAAI" style:family="table-column">
      <style:table-column-properties style:column-width="1.795cm"/>
    </style:style>
    <style:style style:name="ID0E5AAI" style:family="table-column">
      <style:table-column-properties style:column-width="13.702cm"/>
    </style:style>
    <style:style style:name="ID0EGBAI" style:family="table-column">
      <style:table-column-properties style:column-width="2.693cm"/>
    </style:style>
    <style:style style:name="ID0EOBAI" style:family="table-column">
      <style:table-column-properties style:column-width="3.379cm"/>
    </style:style>
    <style:style style:name="ID0EVBAI" style:family="table-column">
      <style:table-column-properties style:column-width="2.455cm"/>
    </style:style>
    <style:style style:name="ID0E4BAI" style:family="table-column">
      <style:table-column-properties style:column-width="3.406cm"/>
    </style:style>
    <style:style style:name="ID0EFCAI" style:family="table-column">
      <style:table-column-properties style:column-width="1.901cm"/>
    </style:style>
    <style:style style:name="ID0ELCAI" style:family="table-column">
      <style:table-column-properties style:column-width="6.204cm"/>
    </style:style>
    <style:style style:name="ID0ETCAI" style:family="table-column">
      <style:table-column-properties style:column-width="9.029cm"/>
    </style:style>
    <style:style style:name="ID0E2CAI" style:family="table-column">
      <style:table-column-properties style:column-width="1.003cm"/>
    </style:style>
    <style:style style:name="ID0ECDAI" style:family="table-column">
      <style:table-column-properties style:column-width="1.795cm"/>
    </style:style>
    <style:style style:name="ID0EKDAI" style:family="table-column">
      <style:table-column-properties style:column-width="13.702cm"/>
    </style:style>
    <style:style style:name="ID0ESDAI" style:family="table-column">
      <style:table-column-properties style:column-width="2.693cm"/>
    </style:style>
    <style:style style:name="ID0E1DAI" style:family="table-column">
      <style:table-column-properties style:column-width="3.379cm"/>
    </style:style>
    <style:style style:name="ID0EBEAI" style:family="table-column">
      <style:table-column-properties style:column-width="2.455cm"/>
    </style:style>
    <style:style style:name="ID0EJEAI" style:family="table-column">
      <style:table-column-properties style:column-width="3.406cm"/>
    </style:style>
    <style:style style:name="ID0EREAI" style:family="table-column">
      <style:table-column-properties style:column-width="1.901cm"/>
    </style:style>
    <style:style style:name="ID0EXEAI" style:family="table-column">
      <style:table-column-properties style:column-width="6.204cm"/>
    </style:style>
    <style:style style:name="ID0E6EAI" style:family="table-column">
      <style:table-column-properties style:column-width="9.029cm"/>
    </style:style>
    <style:style style:name="ID0EHFAI" style:family="table-column">
      <style:table-column-properties style:column-width="1.003cm"/>
    </style:style>
    <style:style style:name="ID0EOFAI" style:family="table-column">
      <style:table-column-properties style:column-width="1.795cm"/>
    </style:style>
    <style:style style:name="ID0EWFAI" style:family="table-column">
      <style:table-column-properties style:column-width="13.702cm"/>
    </style:style>
    <style:style style:name="ID0E5FAI" style:family="table-column">
      <style:table-column-properties style:column-width="2.693cm"/>
    </style:style>
    <style:style style:name="ID0EGGAI" style:family="table-column">
      <style:table-column-properties style:column-width="3.379cm"/>
    </style:style>
    <style:style style:name="ID0ENGAI" style:family="table-column">
      <style:table-column-properties style:column-width="2.455cm"/>
    </style:style>
    <style:style style:name="ID0EVGAI" style:family="table-column">
      <style:table-column-properties style:column-width="3.406cm"/>
    </style:style>
    <style:style style:name="ID0E4GAI" style:family="table-column">
      <style:table-column-properties style:column-width="1.901cm"/>
    </style:style>
    <style:style style:name="ID0EDHAI" style:family="table-column">
      <style:table-column-properties style:column-width="6.204cm"/>
    </style:style>
    <style:style style:name="ID0ELHAI" style:family="table-column">
      <style:table-column-properties style:column-width="9.029cm"/>
    </style:style>
    <style:style style:name="ID0ETHAI" style:family="table-column">
      <style:table-column-properties style:column-width="1.003cm"/>
    </style:style>
    <style:style style:name="ID0E1HAI" style:family="table-column">
      <style:table-column-properties style:column-width="1.795cm"/>
    </style:style>
    <style:style style:name="ID0ECIAI" style:family="table-column">
      <style:table-column-properties style:column-width="13.702cm"/>
    </style:style>
    <style:style style:name="ID0EKIAI" style:family="table-column">
      <style:table-column-properties style:column-width="2.693cm"/>
    </style:style>
    <style:style style:name="ID0ESIAI" style:family="table-column">
      <style:table-column-properties style:column-width="3.379cm"/>
    </style:style>
    <style:style style:name="ID0EZIAI" style:family="table-column">
      <style:table-column-properties style:column-width="2.455cm"/>
    </style:style>
    <style:style style:name="ID0EBJAI" style:family="table-column">
      <style:table-column-properties style:column-width="3.406cm"/>
    </style:style>
    <style:style style:name="ID0EJJAI" style:family="table-column">
      <style:table-column-properties style:column-width="1.901cm"/>
    </style:style>
    <style:style style:name="ID0EPJAI" style:family="table-column">
      <style:table-column-properties style:column-width="6.204cm"/>
    </style:style>
    <style:style style:name="ID0EXJAI" style:family="table-column">
      <style:table-column-properties style:column-width="9.029cm"/>
    </style:style>
    <style:style style:name="ID0E6JAI" style:family="table-column">
      <style:table-column-properties style:column-width="1.003cm"/>
    </style:style>
    <style:style style:name="ID0EGKAI" style:family="table-column">
      <style:table-column-properties style:column-width="1.795cm"/>
    </style:style>
    <style:style style:name="ID0EOKAI" style:family="table-column">
      <style:table-column-properties style:column-width="13.702cm"/>
    </style:style>
    <style:style style:name="ID0EWKAI" style:family="table-column">
      <style:table-column-properties style:column-width="2.693cm"/>
    </style:style>
    <style:style style:name="ID0E5KAI" style:family="table-column">
      <style:table-column-properties style:column-width="3.379cm"/>
    </style:style>
    <style:style style:name="ID0EFLAI" style:family="table-column">
      <style:table-column-properties style:column-width="2.455cm"/>
    </style:style>
    <style:style style:name="ID0ENLAI" style:family="table-column">
      <style:table-column-properties style:column-width="3.406cm"/>
    </style:style>
    <style:style style:name="ID0EVLAI" style:family="table-column">
      <style:table-column-properties style:column-width="1.901cm"/>
    </style:style>
    <style:style style:name="ID0E2LAI" style:family="table-column">
      <style:table-column-properties style:column-width="6.204cm"/>
    </style:style>
    <style:style style:name="ID0EDMAI" style:family="table-column">
      <style:table-column-properties style:column-width="9.029cm"/>
    </style:style>
    <style:style style:name="ID0ELMAI" style:family="table-column">
      <style:table-column-properties style:column-width="1.003cm"/>
    </style:style>
    <style:style style:name="ID0ESMAI" style:family="table-column">
      <style:table-column-properties style:column-width="1.795cm"/>
    </style:style>
    <style:style style:name="ID0E1MAI" style:family="table-column">
      <style:table-column-properties style:column-width="13.702cm"/>
    </style:style>
    <style:style style:name="ID0ECNAI" style:family="table-column">
      <style:table-column-properties style:column-width="2.693cm"/>
    </style:style>
    <style:style style:name="ID0EKNAI" style:family="table-column">
      <style:table-column-properties style:column-width="3.379cm"/>
    </style:style>
    <style:style style:name="ID0ERNAI" style:family="table-column">
      <style:table-column-properties style:column-width="2.455cm"/>
    </style:style>
    <style:style style:name="ID0EZNAI" style:family="table-column">
      <style:table-column-properties style:column-width="3.406cm"/>
    </style:style>
    <style:style style:name="ID0EBOAI" style:family="table-column">
      <style:table-column-properties style:column-width="1.901cm"/>
    </style:style>
    <style:style style:name="ID0EHOAI" style:family="table-column">
      <style:table-column-properties style:column-width="6.204cm"/>
    </style:style>
    <style:style style:name="ID0EPOAI" style:family="table-column">
      <style:table-column-properties style:column-width="9.029cm"/>
    </style:style>
    <style:style style:name="ID0EXOAI" style:family="table-column">
      <style:table-column-properties style:column-width="1.003cm"/>
    </style:style>
    <style:style style:name="ID0E5OAI" style:family="table-column">
      <style:table-column-properties style:column-width="1.795cm"/>
    </style:style>
    <style:style style:name="ID0EGPAI" style:family="table-column">
      <style:table-column-properties style:column-width="13.702cm"/>
    </style:style>
    <style:style style:name="ID0EOPAI" style:family="table-column">
      <style:table-column-properties style:column-width="2.693cm"/>
    </style:style>
    <style:style style:name="ID0EWPAI" style:family="table-column">
      <style:table-column-properties style:column-width="3.379cm"/>
    </style:style>
    <style:style style:name="ID0E4PAI" style:family="table-column">
      <style:table-column-properties style:column-width="2.455cm"/>
    </style:style>
    <style:style style:name="ID0EFQAI" style:family="table-column">
      <style:table-column-properties style:column-width="3.406cm"/>
    </style:style>
    <style:style style:name="ID0ENQAI" style:family="table-column">
      <style:table-column-properties style:column-width="1.901cm"/>
    </style:style>
    <style:style style:name="ID0ETQAI" style:family="table-column">
      <style:table-column-properties style:column-width="6.204cm"/>
    </style:style>
    <style:style style:name="ID0E2QAI" style:family="table-column">
      <style:table-column-properties style:column-width="9.029cm"/>
    </style:style>
    <style:style style:name="ID0EDRAI" style:family="table-column">
      <style:table-column-properties style:column-width="1.003cm"/>
    </style:style>
    <style:style style:name="ID0EKRAI" style:family="table-column">
      <style:table-column-properties style:column-width="1.795cm"/>
    </style:style>
    <style:style style:name="ID0ESRAI" style:family="table-column">
      <style:table-column-properties style:column-width="13.702cm"/>
    </style:style>
    <style:style style:name="ID0E1RAI" style:family="table-column">
      <style:table-column-properties style:column-width="2.693cm"/>
    </style:style>
    <style:style style:name="ID0ECSAI" style:family="table-column">
      <style:table-column-properties style:column-width="3.379cm"/>
    </style:style>
    <style:style style:name="ID0EJSAI" style:family="table-column">
      <style:table-column-properties style:column-width="2.455cm"/>
    </style:style>
    <style:style style:name="ID0ERSAI" style:family="table-column">
      <style:table-column-properties style:column-width="3.406cm"/>
    </style:style>
    <style:style style:name="ID0EZSAI" style:family="table-column">
      <style:table-column-properties style:column-width="1.901cm"/>
    </style:style>
    <style:style style:name="ID0E6SAI" style:family="table-column">
      <style:table-column-properties style:column-width="6.204cm"/>
    </style:style>
    <style:style style:name="ID0EHTAI" style:family="table-column">
      <style:table-column-properties style:column-width="9.029cm"/>
    </style:style>
    <style:style style:name="ID0EPTAI" style:family="table-column">
      <style:table-column-properties style:column-width="1.003cm"/>
    </style:style>
    <style:style style:name="ID0EWTAI" style:family="table-column">
      <style:table-column-properties style:column-width="1.795cm"/>
    </style:style>
    <style:style style:name="ID0E5TAI" style:family="table-column">
      <style:table-column-properties style:column-width="13.702cm"/>
    </style:style>
    <style:style style:name="ID0EGUAI" style:family="table-column">
      <style:table-column-properties style:column-width="2.693cm"/>
    </style:style>
    <style:style style:name="ID0EOUAI" style:family="table-column">
      <style:table-column-properties style:column-width="3.379cm"/>
    </style:style>
    <style:style style:name="ID0EVUAI" style:family="table-column">
      <style:table-column-properties style:column-width="2.455cm"/>
    </style:style>
    <style:style style:name="ID0E4UAI" style:family="table-column">
      <style:table-column-properties style:column-width="3.406cm"/>
    </style:style>
    <style:style style:name="ID0EFVAI" style:family="table-column">
      <style:table-column-properties style:column-width="1.901cm"/>
    </style:style>
    <style:style style:name="ID0ELVAI" style:family="table-column">
      <style:table-column-properties style:column-width="6.204cm"/>
    </style:style>
    <style:style style:name="ID0ETVAI" style:family="table-column">
      <style:table-column-properties style:column-width="9.029cm"/>
    </style:style>
    <style:style style:name="ID0E2VAI" style:family="table-column">
      <style:table-column-properties style:column-width="1.003cm"/>
    </style:style>
    <style:style style:name="ID0ECWAI" style:family="table-column">
      <style:table-column-properties style:column-width="1.795cm"/>
    </style:style>
    <style:style style:name="ID0EKWAI" style:family="table-column">
      <style:table-column-properties style:column-width="13.702cm"/>
    </style:style>
    <style:style style:name="ID0ESWAI" style:family="table-column">
      <style:table-column-properties style:column-width="2.693cm"/>
    </style:style>
    <style:style style:name="ID0E1WAI" style:family="table-column">
      <style:table-column-properties style:column-width="3.379cm"/>
    </style:style>
    <style:style style:name="ID0EBXAI" style:family="table-column">
      <style:table-column-properties style:column-width="2.455cm"/>
    </style:style>
    <style:style style:name="ID0EJXAI" style:family="table-column">
      <style:table-column-properties style:column-width="3.406cm"/>
    </style:style>
    <style:style style:name="ID0ERXAI" style:family="table-column">
      <style:table-column-properties style:column-width="1.901cm"/>
    </style:style>
    <style:style style:name="ID0EXXAI" style:family="table-column">
      <style:table-column-properties style:column-width="6.204cm"/>
    </style:style>
    <style:style style:name="ID0E6XAI" style:family="table-column">
      <style:table-column-properties style:column-width="9.029cm"/>
    </style:style>
    <style:style style:name="ID0EHYAI" style:family="table-column">
      <style:table-column-properties style:column-width="1.003cm"/>
    </style:style>
    <style:style style:name="ID0EOYAI" style:family="table-column">
      <style:table-column-properties style:column-width="1.795cm"/>
    </style:style>
    <style:style style:name="ID0EWYAI" style:family="table-column">
      <style:table-column-properties style:column-width="13.702cm"/>
    </style:style>
    <style:style style:name="ID0E5YAI" style:family="table-column">
      <style:table-column-properties style:column-width="2.693cm"/>
    </style:style>
    <style:style style:name="ID0EGZAI" style:family="table-column">
      <style:table-column-properties style:column-width="3.379cm"/>
    </style:style>
    <style:style style:name="ID0ENZAI" style:family="table-column">
      <style:table-column-properties style:column-width="2.455cm"/>
    </style:style>
    <style:style style:name="ID0EVZAI" style:family="table-column">
      <style:table-column-properties style:column-width="3.406cm"/>
    </style:style>
    <style:style style:name="ID0E4ZAI" style:family="table-column">
      <style:table-column-properties style:column-width="1.901cm"/>
    </style:style>
    <style:style style:name="ID0ED1AI" style:family="table-column">
      <style:table-column-properties style:column-width="6.204cm"/>
    </style:style>
    <style:style style:name="ID0EL1AI" style:family="table-column">
      <style:table-column-properties style:column-width="9.029cm"/>
    </style:style>
    <style:style style:name="ID0ET1AI" style:family="table-column">
      <style:table-column-properties style:column-width="1.003cm"/>
    </style:style>
    <style:style style:name="ID0E11AI" style:family="table-column">
      <style:table-column-properties style:column-width="1.795cm"/>
    </style:style>
    <style:style style:name="ID0EC2AI" style:family="table-column">
      <style:table-column-properties style:column-width="13.702cm"/>
    </style:style>
    <style:style style:name="ID0EK2AI" style:family="table-column">
      <style:table-column-properties style:column-width="2.693cm"/>
    </style:style>
    <style:style style:name="ID0ES2AI" style:family="table-column">
      <style:table-column-properties style:column-width="3.379cm"/>
    </style:style>
    <style:style style:name="ID0EZ2AI" style:family="table-column">
      <style:table-column-properties style:column-width="2.455cm"/>
    </style:style>
    <style:style style:name="ID0EB3AI" style:family="table-column">
      <style:table-column-properties style:column-width="3.406cm"/>
    </style:style>
    <style:style style:name="ID0EJ3AI" style:family="table-column">
      <style:table-column-properties style:column-width="1.901cm"/>
    </style:style>
    <style:style style:name="ID0EP3AI" style:family="table-column">
      <style:table-column-properties style:column-width="6.204cm"/>
    </style:style>
    <style:style style:name="ID0EX3AI" style:family="table-column">
      <style:table-column-properties style:column-width="9.029cm"/>
    </style:style>
    <style:style style:name="ID0E63AI" style:family="table-column">
      <style:table-column-properties style:column-width="1.003cm"/>
    </style:style>
    <style:style style:name="ID0EG4AI" style:family="table-column">
      <style:table-column-properties style:column-width="1.795cm"/>
    </style:style>
    <style:style style:name="ID0EO4AI" style:family="table-column">
      <style:table-column-properties style:column-width="13.702cm"/>
    </style:style>
    <style:style style:name="ID0EW4AI" style:family="table-column">
      <style:table-column-properties style:column-width="2.693cm"/>
    </style:style>
    <style:style style:name="ID0E54AI" style:family="table-column">
      <style:table-column-properties style:column-width="3.379cm"/>
    </style:style>
    <style:style style:name="ID0EF5AI" style:family="table-column">
      <style:table-column-properties style:column-width="2.455cm"/>
    </style:style>
    <style:style style:name="ID0EN5AI" style:family="table-column">
      <style:table-column-properties style:column-width="3.406cm"/>
    </style:style>
    <style:style style:name="ID0EV5AI" style:family="table-column">
      <style:table-column-properties style:column-width="1.901cm"/>
    </style:style>
    <style:style style:name="ID0E25AI" style:family="table-column">
      <style:table-column-properties style:column-width="6.204cm"/>
    </style:style>
    <style:style style:name="ID0ED6AI" style:family="table-column">
      <style:table-column-properties style:column-width="9.029cm"/>
    </style:style>
    <style:style style:name="ID0EL6AI" style:family="table-column">
      <style:table-column-properties style:column-width="1.003cm"/>
    </style:style>
    <style:style style:name="ID0ES6AI" style:family="table-column">
      <style:table-column-properties style:column-width="1.795cm"/>
    </style:style>
    <style:style style:name="ID0E16AI" style:family="table-column">
      <style:table-column-properties style:column-width="13.702cm"/>
    </style:style>
    <style:style style:name="ID0ECABI" style:family="table-column">
      <style:table-column-properties style:column-width="2.693cm"/>
    </style:style>
    <style:style style:name="ID0EKABI" style:family="table-column">
      <style:table-column-properties style:column-width="3.379cm"/>
    </style:style>
    <style:style style:name="ID0ERABI" style:family="table-column">
      <style:table-column-properties style:column-width="2.455cm"/>
    </style:style>
    <style:style style:name="ID0EZABI" style:family="table-column">
      <style:table-column-properties style:column-width="3.406cm"/>
    </style:style>
    <style:style style:name="ID0EBBBI" style:family="table-column">
      <style:table-column-properties style:column-width="1.901cm"/>
    </style:style>
    <style:style style:name="ID0EHBBI" style:family="table-column">
      <style:table-column-properties style:column-width="6.204cm"/>
    </style:style>
    <style:style style:name="ID0EPBBI" style:family="table-column">
      <style:table-column-properties style:column-width="9.029cm"/>
    </style:style>
    <style:style style:name="ID0EXBBI" style:family="table-column">
      <style:table-column-properties style:column-width="1.003cm"/>
    </style:style>
    <style:style style:name="ID0E5BBI" style:family="table-column">
      <style:table-column-properties style:column-width="1.795cm"/>
    </style:style>
    <style:style style:name="ID0EGCBI" style:family="table-column">
      <style:table-column-properties style:column-width="13.702cm"/>
    </style:style>
    <style:style style:name="ID0EOCBI" style:family="table-column">
      <style:table-column-properties style:column-width="2.693cm"/>
    </style:style>
    <style:style style:name="ID0EWCBI" style:family="table-column">
      <style:table-column-properties style:column-width="3.379cm"/>
    </style:style>
    <style:style style:name="ID0E4CBI" style:family="table-column">
      <style:table-column-properties style:column-width="2.455cm"/>
    </style:style>
    <style:style style:name="ID0EFDBI" style:family="table-column">
      <style:table-column-properties style:column-width="3.406cm"/>
    </style:style>
    <style:style style:name="ID0ENDBI" style:family="table-column">
      <style:table-column-properties style:column-width="1.901cm"/>
    </style:style>
    <style:style style:name="ID0ETDBI" style:family="table-column">
      <style:table-column-properties style:column-width="6.204cm"/>
    </style:style>
    <style:style style:name="ID0E2DBI" style:family="table-column">
      <style:table-column-properties style:column-width="9.029cm"/>
    </style:style>
    <style:style style:name="ID0EDEBI" style:family="table-column">
      <style:table-column-properties style:column-width="1.003cm"/>
    </style:style>
    <style:style style:name="ID0EKEBI" style:family="table-column">
      <style:table-column-properties style:column-width="1.795cm"/>
    </style:style>
    <style:style style:name="ID0ESEBI" style:family="table-column">
      <style:table-column-properties style:column-width="13.702cm"/>
    </style:style>
    <style:style style:name="ID0E1EBI" style:family="table-column">
      <style:table-column-properties style:column-width="2.693cm"/>
    </style:style>
    <style:style style:name="ID0ECFBI" style:family="table-column">
      <style:table-column-properties style:column-width="3.379cm"/>
    </style:style>
    <style:style style:name="ID0EJFBI" style:family="table-column">
      <style:table-column-properties style:column-width="2.455cm"/>
    </style:style>
    <style:style style:name="ID0ERFBI" style:family="table-column">
      <style:table-column-properties style:column-width="3.406cm"/>
    </style:style>
    <style:style style:name="ID0EZFBI" style:family="table-column">
      <style:table-column-properties style:column-width="1.901cm"/>
    </style:style>
    <style:style style:name="ID0E6FBI" style:family="table-column">
      <style:table-column-properties style:column-width="6.204cm"/>
    </style:style>
    <style:style style:name="ID0EHGBI" style:family="table-column">
      <style:table-column-properties style:column-width="9.029cm"/>
    </style:style>
    <style:style style:name="ID0EPGBI" style:family="table-column">
      <style:table-column-properties style:column-width="1.003cm"/>
    </style:style>
    <style:style style:name="ID0EWGBI" style:family="table-column">
      <style:table-column-properties style:column-width="1.795cm"/>
    </style:style>
    <style:style style:name="ID0E5GBI" style:family="table-column">
      <style:table-column-properties style:column-width="13.702cm"/>
    </style:style>
    <style:style style:name="ID0EGHBI" style:family="table-column">
      <style:table-column-properties style:column-width="2.693cm"/>
    </style:style>
    <style:style style:name="ID0EOHBI" style:family="table-column">
      <style:table-column-properties style:column-width="3.379cm"/>
    </style:style>
    <style:style style:name="ID0EVHBI" style:family="table-column">
      <style:table-column-properties style:column-width="2.455cm"/>
    </style:style>
    <style:style style:name="ID0E4HBI" style:family="table-column">
      <style:table-column-properties style:column-width="3.406cm"/>
    </style:style>
    <style:style style:name="ID0EFIBI" style:family="table-column">
      <style:table-column-properties style:column-width="1.901cm"/>
    </style:style>
    <style:style style:name="ID0ELIBI" style:family="table-column">
      <style:table-column-properties style:column-width="6.204cm"/>
    </style:style>
    <style:style style:name="ID0ETIBI" style:family="table-column">
      <style:table-column-properties style:column-width="9.029cm"/>
    </style:style>
    <style:style style:name="ID0E2IBI" style:family="table-column">
      <style:table-column-properties style:column-width="1.003cm"/>
    </style:style>
    <style:style style:name="ID0ECJBI" style:family="table-column">
      <style:table-column-properties style:column-width="1.795cm"/>
    </style:style>
    <style:style style:name="ID0EKJBI" style:family="table-column">
      <style:table-column-properties style:column-width="13.702cm"/>
    </style:style>
    <style:style style:name="ID0ESJBI" style:family="table-column">
      <style:table-column-properties style:column-width="2.693cm"/>
    </style:style>
    <style:style style:name="ID0E1JBI" style:family="table-column">
      <style:table-column-properties style:column-width="3.379cm"/>
    </style:style>
    <style:style style:name="ID0EBKBI" style:family="table-column">
      <style:table-column-properties style:column-width="2.455cm"/>
    </style:style>
    <style:style style:name="ID0EJKBI" style:family="table-column">
      <style:table-column-properties style:column-width="3.406cm"/>
    </style:style>
    <style:style style:name="ID0ERKBI" style:family="table-column">
      <style:table-column-properties style:column-width="1.901cm"/>
    </style:style>
    <style:style style:name="ID0EXKBI" style:family="table-column">
      <style:table-column-properties style:column-width="6.204cm"/>
    </style:style>
    <style:style style:name="ID0E6KBI" style:family="table-column">
      <style:table-column-properties style:column-width="9.029cm"/>
    </style:style>
    <style:style style:name="ID0EHLBI" style:family="table-column">
      <style:table-column-properties style:column-width="1.003cm"/>
    </style:style>
    <style:style style:name="ID0EOLBI" style:family="table-column">
      <style:table-column-properties style:column-width="1.795cm"/>
    </style:style>
    <style:style style:name="ID0EWLBI" style:family="table-column">
      <style:table-column-properties style:column-width="13.702cm"/>
    </style:style>
    <style:style style:name="ID0E5LBI" style:family="table-column">
      <style:table-column-properties style:column-width="2.693cm"/>
    </style:style>
    <style:style style:name="ID0EGMBI" style:family="table-column">
      <style:table-column-properties style:column-width="3.379cm"/>
    </style:style>
    <style:style style:name="ID0ENMBI" style:family="table-column">
      <style:table-column-properties style:column-width="2.455cm"/>
    </style:style>
    <style:style style:name="ID0EVMBI" style:family="table-column">
      <style:table-column-properties style:column-width="3.406cm"/>
    </style:style>
    <style:style style:name="ID0E4MBI" style:family="table-column">
      <style:table-column-properties style:column-width="1.901cm"/>
    </style:style>
    <style:style style:name="ID0EDNBI" style:family="table-column">
      <style:table-column-properties style:column-width="6.204cm"/>
    </style:style>
    <style:style style:name="ID0ELNBI" style:family="table-column">
      <style:table-column-properties style:column-width="9.029cm"/>
    </style:style>
    <style:style style:name="ID0ETNBI" style:family="table-column">
      <style:table-column-properties style:column-width="1.003cm"/>
    </style:style>
    <style:style style:name="ID0E1NBI" style:family="table-column">
      <style:table-column-properties style:column-width="1.795cm"/>
    </style:style>
    <style:style style:name="ID0ECOBI" style:family="table-column">
      <style:table-column-properties style:column-width="13.702cm"/>
    </style:style>
    <style:style style:name="ID0EKOBI" style:family="table-column">
      <style:table-column-properties style:column-width="2.693cm"/>
    </style:style>
    <style:style style:name="ID0ESOBI" style:family="table-column">
      <style:table-column-properties style:column-width="3.379cm"/>
    </style:style>
    <style:style style:name="ID0EZOBI" style:family="table-column">
      <style:table-column-properties style:column-width="2.455cm"/>
    </style:style>
    <style:style style:name="ID0EBPBI" style:family="table-column">
      <style:table-column-properties style:column-width="3.406cm"/>
    </style:style>
    <style:style style:name="ID0EJPBI" style:family="table-column">
      <style:table-column-properties style:column-width="1.901cm"/>
    </style:style>
    <style:style style:name="ID0EPPBI" style:family="table-column">
      <style:table-column-properties style:column-width="6.204cm"/>
    </style:style>
    <style:style style:name="ID0EXPBI" style:family="table-column">
      <style:table-column-properties style:column-width="9.029cm"/>
    </style:style>
    <style:style style:name="ID0E6PBI" style:family="table-column">
      <style:table-column-properties style:column-width="1.003cm"/>
    </style:style>
    <style:style style:name="ID0EGQBI" style:family="table-column">
      <style:table-column-properties style:column-width="1.795cm"/>
    </style:style>
    <style:style style:name="ID0EOQBI" style:family="table-column">
      <style:table-column-properties style:column-width="13.702cm"/>
    </style:style>
    <style:style style:name="ID0EWQBI" style:family="table-column">
      <style:table-column-properties style:column-width="2.693cm"/>
    </style:style>
    <style:style style:name="ID0E5QBI" style:family="table-column">
      <style:table-column-properties style:column-width="3.379cm"/>
    </style:style>
    <style:style style:name="ID0EFRBI" style:family="table-column">
      <style:table-column-properties style:column-width="2.455cm"/>
    </style:style>
    <style:style style:name="ID0ENRBI" style:family="table-column">
      <style:table-column-properties style:column-width="3.406cm"/>
    </style:style>
    <style:style style:name="ID0EVRBI" style:family="table-column">
      <style:table-column-properties style:column-width="1.901cm"/>
    </style:style>
    <style:style style:name="ID0E2RBI" style:family="table-column">
      <style:table-column-properties style:column-width="6.204cm"/>
    </style:style>
    <style:style style:name="ID0EDSBI" style:family="table-column">
      <style:table-column-properties style:column-width="9.029cm"/>
    </style:style>
    <style:style style:name="ID0ELSBI" style:family="table-column">
      <style:table-column-properties style:column-width="1.003cm"/>
    </style:style>
    <style:style style:name="ID0ESSBI" style:family="table-column">
      <style:table-column-properties style:column-width="1.795cm"/>
    </style:style>
    <style:style style:name="ID0E1SBI" style:family="table-column">
      <style:table-column-properties style:column-width="13.702cm"/>
    </style:style>
    <style:style style:name="ID0ECTBI" style:family="table-column">
      <style:table-column-properties style:column-width="2.693cm"/>
    </style:style>
    <style:style style:name="ID0EKTBI" style:family="table-column">
      <style:table-column-properties style:column-width="3.379cm"/>
    </style:style>
    <style:style style:name="ID0ERTBI" style:family="table-column">
      <style:table-column-properties style:column-width="2.455cm"/>
    </style:style>
    <style:style style:name="ID0EZTBI" style:family="table-column">
      <style:table-column-properties style:column-width="3.406cm"/>
    </style:style>
    <style:style style:name="ID0EBUBI" style:family="table-column">
      <style:table-column-properties style:column-width="1.901cm"/>
    </style:style>
    <style:style style:name="ID0EHUBI" style:family="table-column">
      <style:table-column-properties style:column-width="6.204cm"/>
    </style:style>
    <style:style style:name="ID0EPUBI" style:family="table-column">
      <style:table-column-properties style:column-width="9.029cm"/>
    </style:style>
    <style:style style:name="ID0EXUBI" style:family="table-column">
      <style:table-column-properties style:column-width="1.003cm"/>
    </style:style>
    <style:style style:name="ID0E5UBI" style:family="table-column">
      <style:table-column-properties style:column-width="1.795cm"/>
    </style:style>
    <style:style style:name="ID0EGVBI" style:family="table-column">
      <style:table-column-properties style:column-width="13.702cm"/>
    </style:style>
    <style:style style:name="ID0EOVBI" style:family="table-column">
      <style:table-column-properties style:column-width="2.693cm"/>
    </style:style>
    <style:style style:name="ID0EWVBI" style:family="table-column">
      <style:table-column-properties style:column-width="3.379cm"/>
    </style:style>
    <style:style style:name="ID0E4VBI" style:family="table-column">
      <style:table-column-properties style:column-width="2.455cm"/>
    </style:style>
    <style:style style:name="ID0EFWBI" style:family="table-column">
      <style:table-column-properties style:column-width="3.406cm"/>
    </style:style>
    <style:style style:name="ID0ENWBI" style:family="table-column">
      <style:table-column-properties style:column-width="1.901cm"/>
    </style:style>
    <style:style style:name="co7" style:family="table-column">
      <style:table-column-properties fo:break-before="auto" style:column-width="1.917cm"/>
    </style:style>
    <style:style style:name="ID0E1F" style:family="table-column">
      <style:table-column-properties style:column-width="4.33cm"/>
    </style:style>
    <style:style style:name="ID0EAG" style:family="table-column">
      <style:table-column-properties style:column-width="2.455cm"/>
    </style:style>
    <style:style style:name="ID0EHG" style:family="table-column">
      <style:table-column-properties style:column-width="2.983cm"/>
    </style:style>
    <style:style style:name="ID0ENG" style:family="table-column">
      <style:table-column-properties style:column-width="3.036cm"/>
    </style:style>
    <style:style style:name="ID0EUG" style:family="table-column">
      <style:table-column-properties style:column-width="5.966cm"/>
    </style:style>
    <style:style style:name="ID0E2G" style:family="table-column">
      <style:table-column-properties style:column-width="2.904cm"/>
    </style:style>
    <style:style style:name="ID0EBH" style:family="table-column">
      <style:table-column-properties style:column-width="4.488cm"/>
    </style:style>
    <style:style style:name="co5" style:family="table-column">
      <style:table-column-properties fo:break-before="auto" style:column-width="1.917cm"/>
    </style:style>
    <style:style style:name="ro9" style:family="table-row">
      <style:table-row-properties fo:break-before="auto" style:row-height="0.582cm"/>
    </style:style>
    <style:style style:name="ID0EUWBI" style:family="table-row">
      <style:table-row-properties fo:break-before="auto" style:row-height="1.164cm" style:use-optimal-row-height="true"/>
    </style:style>
    <style:style style:name="ID0EPYBI" style:family="table-row">
      <style:table-row-properties fo:break-before="auto" style:row-height="0.635cm" style:use-optimal-row-height="false"/>
    </style:style>
    <style:style style:name="ID0ED1BI" style:family="table-row">
      <style:table-row-properties fo:break-before="auto" style:row-height="0.635cm" style:use-optimal-row-height="false"/>
    </style:style>
    <style:style style:name="ID0E12BI" style:family="table-row">
      <style:table-row-properties fo:break-before="auto" style:row-height="0.635cm" style:use-optimal-row-height="false"/>
    </style:style>
    <style:style style:name="ID0EQ4BI" style:family="table-row">
      <style:table-row-properties fo:break-before="auto" style:row-height="0.635cm" style:use-optimal-row-height="false"/>
    </style:style>
    <style:style style:name="ID0EG6BI" style:family="table-row">
      <style:table-row-properties fo:break-before="auto" style:row-height="1.138cm" style:use-optimal-row-height="false"/>
    </style:style>
    <style:style style:name="ID0E1ACI" style:family="table-row">
      <style:table-row-properties fo:break-before="auto" style:row-height="1.164cm" style:use-optimal-row-height="true"/>
    </style:style>
    <style:style style:name="ID0E4DCI" style:family="table-row">
      <style:table-row-properties fo:break-before="auto" style:row-height="1.164cm" style:use-optimal-row-height="true"/>
    </style:style>
    <style:style style:name="ID0EAHCI" style:family="table-row">
      <style:table-row-properties fo:break-before="auto" style:row-height="1.746cm" style:use-optimal-row-height="true"/>
    </style:style>
    <style:style style:name="ID0EZLCI" style:family="table-row">
      <style:table-row-properties fo:break-before="auto" style:row-height="1.164cm" style:use-optimal-row-height="true"/>
    </style:style>
    <style:style style:name="ID0EMNCI" style:family="table-row">
      <style:table-row-properties fo:break-before="auto" style:row-height="1.164cm" style:use-optimal-row-height="true"/>
    </style:style>
    <style:style style:name="ID0EDSCI" style:family="table-row">
      <style:table-row-properties fo:break-before="auto" style:row-height="1.164cm" style:use-optimal-row-height="true"/>
    </style:style>
    <style:style style:name="ID0EGVCI" style:family="table-row">
      <style:table-row-properties fo:break-before="auto" style:row-height="1.164cm" style:use-optimal-row-height="true"/>
    </style:style>
    <style:style style:name="ID0EJYCI" style:family="table-row">
      <style:table-row-properties fo:break-before="auto" style:row-height="1.164cm" style:use-optimal-row-height="true"/>
    </style:style>
    <style:style style:name="ID0E3ZCI" style:family="table-row">
      <style:table-row-properties fo:break-before="auto" style:row-height="1.164cm" style:use-optimal-row-height="true"/>
    </style:style>
    <style:style style:name="ID0EP2CI" style:family="table-row">
      <style:table-row-properties fo:break-before="auto" style:row-height="1.746cm" style:use-optimal-row-height="true"/>
    </style:style>
    <style:style style:name="ID0ED4CI" style:family="table-row">
      <style:table-row-properties fo:break-before="auto" style:row-height="1.164cm" style:use-optimal-row-height="true"/>
    </style:style>
    <style:style style:name="ID0EWBDI" style:family="table-row">
      <style:table-row-properties fo:break-before="auto" style:row-height="1.164cm" style:use-optimal-row-height="true"/>
    </style:style>
    <style:style style:name="ID0EMGDI" style:family="table-row">
      <style:table-row-properties fo:break-before="auto" style:row-height="1.164cm" style:use-optimal-row-height="true"/>
    </style:style>
    <style:style style:name="ID0E6HDI" style:family="table-row">
      <style:table-row-properties fo:break-before="auto" style:row-height="1.191cm" style:use-optimal-row-height="false"/>
    </style:style>
    <style:style style:name="ID0EYMDI" style:family="table-row">
      <style:table-row-properties fo:break-before="auto" style:row-height="1.164cm" style:use-optimal-row-height="true"/>
    </style:style>
    <style:style style:name="ID0EKODI" style:family="table-row">
      <style:table-row-properties fo:break-before="auto" style:row-height="1.164cm" style:use-optimal-row-height="true"/>
    </style:style>
    <style:style style:name="ID0ENRDI" style:family="table-row">
      <style:table-row-properties fo:break-before="auto" style:row-height="1.164cm" style:use-optimal-row-height="true"/>
    </style:style>
    <style:style style:name="ID0ERUDI" style:family="table-row">
      <style:table-row-properties fo:break-before="auto" style:row-height="2.328cm" style:use-optimal-row-height="true"/>
    </style:style>
    <style:style style:name="ID0EEWDI" style:family="table-row">
      <style:table-row-properties fo:break-before="auto" style:row-height="1.191cm" style:use-optimal-row-height="false"/>
    </style:style>
    <style:style style:name="ID0EYXDI" style:family="table-row">
      <style:table-row-properties fo:break-before="auto" style:row-height="1.191cm" style:use-optimal-row-height="false"/>
    </style:style>
    <style:style style:name="ID0E51DI" style:family="table-row">
      <style:table-row-properties fo:break-before="auto" style:row-height="1.164cm" style:use-optimal-row-height="true"/>
    </style:style>
    <style:style style:name="ID0ES3DI" style:family="table-row">
      <style:table-row-properties fo:break-before="auto" style:row-height="1.746cm" style:use-optimal-row-height="true"/>
    </style:style>
    <style:style style:name="ID0ED5DI" style:family="table-row">
      <style:table-row-properties fo:break-before="auto" style:row-height="1.164cm" style:use-optimal-row-height="true"/>
    </style:style>
    <style:style style:name="ID0EW6DI" style:family="table-row">
      <style:table-row-properties fo:break-before="auto" style:row-height="1.164cm" style:use-optimal-row-height="true"/>
    </style:style>
    <style:style style:name="ID0ELBAK" style:family="table-row">
      <style:table-row-properties fo:break-before="auto" style:row-height="1.164cm" style:use-optimal-row-height="true"/>
    </style:style>
    <style:style style:name="ID0EOEAK" style:family="table-row">
      <style:table-row-properties fo:break-before="auto" style:row-height="1.164cm" style:use-optimal-row-height="true"/>
    </style:style>
    <style:style style:name="ID0EBGAK" style:family="table-row">
      <style:table-row-properties fo:break-before="auto" style:row-height="1.164cm" style:use-optimal-row-height="true"/>
    </style:style>
    <style:style style:name="ID0EUHAK" style:family="table-row">
      <style:table-row-properties fo:break-before="auto" style:row-height="1.191cm" style:use-optimal-row-height="false"/>
    </style:style>
    <style:style style:name="ID0EJJAK" style:family="table-row">
      <style:table-row-properties fo:break-before="auto" style:row-height="1.746cm" style:use-optimal-row-height="true"/>
    </style:style>
    <style:style style:name="ID0ELMAK" style:family="table-row">
      <style:table-row-properties fo:break-before="auto" style:row-height="2.328cm" style:use-optimal-row-height="true"/>
    </style:style>
    <style:style style:name="ID0E5NAK" style:family="table-row">
      <style:table-row-properties fo:break-before="auto" style:row-height="1.191cm" style:use-optimal-row-height="false"/>
    </style:style>
    <style:style style:name="ID0E5QAK" style:family="table-row">
      <style:table-row-properties fo:break-before="auto" style:row-height="1.164cm" style:use-optimal-row-height="true"/>
    </style:style>
    <style:style style:name="ID0ETSAK" style:family="table-row">
      <style:table-row-properties fo:break-before="auto" style:row-height="1.164cm" style:use-optimal-row-height="true"/>
    </style:style>
    <style:style style:name="ID0EKXAK" style:family="table-row">
      <style:table-row-properties fo:break-before="auto" style:row-height="1.164cm" style:use-optimal-row-height="true"/>
    </style:style>
    <style:style style:name="ID0E4YAK" style:family="table-row">
      <style:table-row-properties fo:break-before="auto" style:row-height="1.164cm" style:use-optimal-row-height="true"/>
    </style:style>
    <style:style style:name="ID0EQ1AK" style:family="table-row">
      <style:table-row-properties fo:break-before="auto" style:row-height="1.164cm" style:use-optimal-row-height="true"/>
    </style:style>
    <style:style style:name="ID0EF6AK" style:family="table-row">
      <style:table-row-properties fo:break-before="auto" style:row-height="1.164cm" style:use-optimal-row-height="true"/>
    </style:style>
    <style:style style:name="ID0EZABK" style:family="table-row">
      <style:table-row-properties fo:break-before="auto" style:row-height="1.746cm" style:use-optimal-row-height="true"/>
    </style:style>
    <style:style style:name="ID0ENCBK" style:family="table-row">
      <style:table-row-properties fo:break-before="auto" style:row-height="1.164cm" style:use-optimal-row-height="true"/>
    </style:style>
    <style:style style:name="ID0EAEBK" style:family="table-row">
      <style:table-row-properties fo:break-before="auto" style:row-height="2.328cm" style:use-optimal-row-height="true"/>
    </style:style>
    <style:style style:name="ID0EUFBK" style:family="table-row">
      <style:table-row-properties fo:break-before="auto" style:row-height="1.164cm" style:use-optimal-row-height="true"/>
    </style:style>
    <style:style style:name="ID0EIHBK" style:family="table-row">
      <style:table-row-properties fo:break-before="auto" style:row-height="1.164cm" style:use-optimal-row-height="true"/>
    </style:style>
    <style:style style:name="ID0E3IBK" style:family="table-row">
      <style:table-row-properties fo:break-before="auto" style:row-height="1.164cm" style:use-optimal-row-height="true"/>
    </style:style>
    <style:style style:name="ID0EPKBK" style:family="table-row">
      <style:table-row-properties fo:break-before="auto" style:row-height="1.164cm" style:use-optimal-row-height="true"/>
    </style:style>
    <style:style style:name="ID0EDMBK" style:family="table-row">
      <style:table-row-properties fo:break-before="auto" style:row-height="1.164cm" style:use-optimal-row-height="true"/>
    </style:style>
    <style:style style:name="ID0EVNBK" style:family="table-row">
      <style:table-row-properties fo:break-before="auto" style:row-height="1.164cm" style:use-optimal-row-height="true"/>
    </style:style>
    <style:style style:name="ID0EIPBK" style:family="table-row">
      <style:table-row-properties fo:break-before="auto" style:row-height="1.005cm" style:use-optimal-row-height="true"/>
    </style:style>
    <style:style style:name="ID0E2QBK" style:family="table-row">
      <style:table-row-properties fo:break-before="auto" style:row-height="1.164cm" style:use-optimal-row-height="true"/>
    </style:style>
    <style:style style:name="ID0EQSBK" style:family="table-row">
      <style:table-row-properties fo:break-before="auto" style:row-height="1.164cm" style:use-optimal-row-height="true"/>
    </style:style>
    <style:style style:name="ID0EDUBK" style:family="table-row">
      <style:table-row-properties fo:break-before="auto" style:row-height="1.164cm" style:use-optimal-row-height="true"/>
    </style:style>
    <style:style style:name="ID0EYVBK" style:family="table-row">
      <style:table-row-properties fo:break-before="auto" style:row-height="1.164cm" style:use-optimal-row-height="true"/>
    </style:style>
    <style:style style:name="ID0ENXBK" style:family="table-row">
      <style:table-row-properties fo:break-before="auto" style:row-height="1.164cm" style:use-optimal-row-height="true"/>
    </style:style>
    <style:style style:name="ID0ECZBK" style:family="table-row">
      <style:table-row-properties fo:break-before="auto" style:row-height="1.164cm" style:use-optimal-row-height="true"/>
    </style:style>
    <style:style style:name="ro7" style:family="table-row">
      <style:table-row-properties fo:break-before="auto" style:row-height="0.582cm"/>
    </style:style>
    <style:style style:name="ID0EIH" style:family="table-row">
      <style:table-row-properties fo:break-before="auto" style:row-height="0.582cm" style:use-optimal-row-height="false"/>
    </style:style>
    <style:style style:name="ID0ETAAC" style:family="table-row">
      <style:table-row-properties fo:break-before="auto" style:row-height="0.582cm" style:use-optimal-row-height="false"/>
    </style:style>
    <style:style style:name="ID0E4DAC" style:family="table-row">
      <style:table-row-properties fo:break-before="auto" style:row-height="1.164cm" style:use-optimal-row-height="true"/>
    </style:style>
    <style:style style:name="ID0ECHAC" style:family="table-row">
      <style:table-row-properties fo:break-before="auto" style:row-height="1.191cm" style:use-optimal-row-height="false"/>
    </style:style>
    <style:style style:name="ID0EWIAC" style:family="table-row">
      <style:table-row-properties fo:break-before="auto" style:row-height="1.746cm" style:use-optimal-row-height="true"/>
    </style:style>
    <style:style style:name="ID0EMKAC" style:family="table-row">
      <style:table-row-properties fo:break-before="auto" style:row-height="1.164cm" style:use-optimal-row-height="true"/>
    </style:style>
    <style:style style:name="ro5" style:family="table-row">
      <style:table-row-properties fo:break-before="auto" style:row-height="0.582cm"/>
    </style:style>
    <number:time-style xmlns:c="http://schemas.openxmlformats.org/drawingml/2006/chart" style:name="ID0ETNEK">
      <number:hours/>
      <number:text>:</number:text>
      <number:minutes number:style="long"/>
      <number:text>:</number:text>
      <number:seconds number:style="long"/>
      <number:am-pm/>
    </number:time-style>
    <style:style style:name="ID0EPTEK" style:family="table-cell" style:parent-style-name="Default">
      <style:text-properties fo:font-size="12" style:font-size-asian="12pt" style:font-size-complex="12pt" style:font-name-asian="新細明體" fo:color="#000000" style:font-name="新細明體"/>
    </style:style>
    <style:style style:name="ID0EWTEK" style:family="table-cell" style:parent-style-name="Default">
      <style:table-cell-properties style:vertical-align="bottom" fo:wrap-option="wrap"/>
      <style:text-properties fo:font-size="12" style:font-size-asian="12pt" style:font-size-complex="12pt" style:font-name-asian="新細明體" style:font-name="新細明體"/>
    </style:style>
    <style:style style:name="ID0ECUEK" style:family="table-cell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text-properties fo:font-size="12" style:font-size-asian="12pt" style:font-size-complex="12pt" style:font-name-asian="標楷體" style:font-name="標楷體"/>
    </style:style>
    <style:style style:name="ID0EPUEK" style:family="table-cell" style:parent-style-name="Default">
      <style:table-cell-properties style:vertical-align="middle" fo:wrap-option="wrap"/>
      <style:paragraph-properties fo:text-align="center"/>
      <style:text-properties fo:font-size="12" style:font-size-asian="12pt" style:font-size-complex="12pt" style:font-name-asian="新細明體" style:font-name="新細明體"/>
    </style:style>
    <style:style style:name="ID0E4UEK" style:family="table-cell" style:parent-style-name="Default">
      <style:table-cell-properties style:vertical-align="middle" fo:wrap-option="wrap"/>
      <style:text-properties fo:font-size="12" style:font-size-asian="12pt" style:font-size-complex="12pt" style:font-name-asian="新細明體" style:font-name="新細明體"/>
    </style:style>
    <style:style style:name="ID0EKVEK" style:family="table-cell" style:data-style-name="ID0ETNEK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text-properties fo:font-size="12" style:font-size-asian="12pt" style:font-size-complex="12pt" style:font-name-asian="標楷體" style:font-name="標楷體"/>
    </style:style>
    <style:style style:name="ID0EYVEK" style:family="table-cell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text-properties fo:font-size="12" style:font-size-asian="12pt" style:font-size-complex="12pt" style:font-name-asian="標楷體" style:font-name="標楷體"/>
    </style:style>
    <style:style style:name="ID0EGWEK" style:family="table-cell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text-properties fo:font-size="10" style:font-size-asian="10pt" style:font-size-complex="10pt" style:font-name-asian="標楷體" style:font-name="標楷體"/>
    </style:style>
    <style:style style:name="ID0ETWEK" style:family="table-cell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text-properties fo:font-size="8" style:font-size-asian="8pt" style:font-size-complex="8pt" style:font-name-asian="標楷體" style:font-name="標楷體"/>
    </style:style>
    <style:style style:name="ID0EAXEK" style:family="table-cell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text-properties fo:font-size="12" style:font-size-asian="12pt" style:font-size-complex="12pt" style:font-name-asian="標楷體" style:font-name="標楷體"/>
    </style:style>
    <style:style style:name="ID0EOXEK" style:family="table-cell" style:parent-style-name="Default">
      <style:table-cell-properties style:vertical-align="middle" fo:wrap-option="wrap"/>
      <style:text-properties fo:font-size="12" style:font-size-asian="12pt" style:font-size-complex="12pt" style:font-name-asian="標楷體" style:font-name="標楷體"/>
    </style:style>
    <style:style style:name="ID0E2XEK" style:family="table-cell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 fo:background-color="#99CC00"/>
      <style:paragraph-properties fo:text-align="center"/>
      <style:text-properties fo:font-size="12" style:font-size-asian="12pt" style:font-size-complex="12pt" style:font-name-asian="新細明體" fo:color="#000000" style:font-name="新細明體"/>
    </style:style>
    <style:style style:name="ID0EJYEK" style:family="table-cell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fo:font-size="12" style:font-size-asian="12pt" style:font-size-complex="12pt" style:font-name-asian="標楷體" fo:color="#000000" style:font-name="標楷體"/>
    </style:style>
    <style:style style:name="ID0EXYEK" style:family="table-cell" style:parent-style-name="Default">
      <style:table-cell-properties style:vertical-align="middle" fo:wrap-option="wrap" fo:background-color="#99CC00"/>
      <style:paragraph-properties fo:text-align="center"/>
      <style:text-properties fo:font-size="12" style:font-size-asian="12pt" style:font-size-complex="12pt" style:font-name-asian="標楷體" fo:color="#000000" style:font-name="標楷體"/>
    </style:style>
    <style:style style:name="ID0EFZEK" style:family="table-cell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text-properties style:text-underline-type="single" style:text-underline-style="solid" style:text-underline-width="normal" fo:font-size="12" style:font-size-asian="12pt" style:font-size-complex="12pt" style:font-name-asian="標楷體" fo:color="#0000FF" style:font-name="標楷體"/>
    </style:style>
    <style:style style:name="ID0ETZEK" style:family="table-cell" style:parent-style-name="Default">
      <style:table-cell-properties style:vertical-align="bottom" fo:wrap-option="wrap" fo:border-bottom="0.002cm solid #000000" fo:border-right="0.002cm solid #000000" fo:border-left="0.002cm solid #000000" fo:border-top="0.002cm solid #000000"/>
      <style:text-properties fo:font-size="12" style:font-size-asian="12pt" style:font-size-complex="12pt" style:font-name-asian="標楷體" style:font-name="標楷體"/>
    </style:style>
    <style:style style:name="ID0E6ZEK" style:family="table-cell" style:parent-style-name="Default">
      <style:table-cell-properties style:vertical-align="bottom" fo:wrap-option="wrap"/>
      <style:text-properties fo:font-size="12" style:font-size-asian="12pt" style:font-size-complex="12pt" style:font-name-asian="新細明體" style:font-name="新細明體"/>
    </style:style>
    <style:style style:name="ID0EL1EK" style:family="table-cell" style:parent-style-name="Default">
      <style:table-cell-properties style:vertical-align="bottom" fo:wrap-option="wrap"/>
      <style:text-properties fo:font-size="12" style:font-size-asian="12pt" style:font-size-complex="12pt" style:font-name-asian="新細明體" fo:color="#000000" style:font-name="新細明體"/>
    </style:style>
    <style:style style:name="ID0EV1EK" style:family="table-cell" style:parent-style-name="Default">
      <style:table-cell-properties fo:border-bottom="0.002cm solid #000000" fo:border-right="0.002cm solid #000000" fo:border-left="0.002cm solid #000000" fo:border-top="0.002cm solid #000000"/>
      <style:text-properties fo:font-size="12" style:font-size-asian="12pt" style:font-size-complex="12pt" style:font-name-asian="標楷體" fo:color="#000000" style:font-name="標楷體"/>
    </style:style>
    <style:style style:name="ID0E51EK" style:family="table-cell" style:parent-style-name="Default">
      <style:table-cell-properties style:vertical-align="bottom" fo:border-bottom="0.002cm solid #000000" fo:border-right="0.002cm solid #000000" fo:border-left="0.002cm solid #000000" fo:border-top="0.002cm solid #000000"/>
      <style:text-properties style:text-underline-type="single" style:text-underline-style="solid" style:text-underline-width="normal" fo:font-size="12" style:font-size-asian="12pt" style:font-size-complex="12pt" style:font-name-asian="標楷體" fo:color="#0000FF" style:font-name="標楷體"/>
    </style:style>
    <style:style style:name="ID0EJ2EK" style:family="table-cell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text-properties fo:font-size="12" style:font-size-asian="12pt" style:font-size-complex="12pt" style:font-name-asian="標楷體" fo:color="#000000" style:font-name="標楷體"/>
    </style:style>
    <style:style style:name="ID0EW2EK" style:family="table-cell" style:parent-style-name="Default">
      <style:table-cell-properties style:vertical-align="bottom" fo:wrap-option="wrap" fo:border-bottom="0.002cm solid #000000" fo:border-right="0.002cm solid #000000" fo:border-left="0.002cm solid #000000" fo:border-top="0.002cm solid #000000"/>
      <style:text-properties fo:font-size="12" style:font-size-asian="12pt" style:font-size-complex="12pt" style:font-name-asian="標楷體" fo:color="#000000" style:font-name="標楷體"/>
    </style:style>
    <style:style style:name="ID0E6ZEKID0E6ZEK" style:family="table-cell" style:parent-style-name="Default">
      <style:table-cell-properties style:vertical-align="bottom" fo:wrap-option="wrap" fo:border-bottom="none" fo:border-right="none" fo:border-left="none" fo:border-top="none"/>
      <style:text-properties fo:font-size="12" style:font-size-asian="12pt" style:font-size-complex="12pt" style:font-name-asian="新細明體" style:font-name="新細明體"/>
    </style:style>
    <style:style style:name="ID0E3NFK" style:family="table" style:master-page-name="Default">
      <style:table-properties/>
    </style:style>
    <style:style style:name="ID0EBOFK" style:family="table" style:master-page-name="Default">
      <style:table-properties/>
    </style:style>
    <style:style style:name="ID0EGOFK" style:family="table" style:master-page-name="Default">
      <style:table-properties/>
    </style:style>
    <style:style style:name="ID0EQIEK" style:family="text">
      <style:text-properties fo:font-weight="normal" fo:font-style="normal" style:text-underline-type="none" style:text-position="0% 100%" fo:font-size="12" style:font-size-asian="12pt" style:font-size-complex="12pt" style:font-name-asian="" fo:color="#000000" style:font-name="標楷體"/>
    </style:style>
    <style:style style:name="ID0EEJEK" style:family="text">
      <style:text-properties fo:font-weight="normal" fo:font-style="normal" style:text-underline-type="none" style:text-position="0% 100%" fo:font-size="12" style:font-size-asian="12pt" style:font-size-complex="12pt" style:font-name-asian="" fo:color="#000000" style:font-name="標楷體"/>
    </style:style>
    <style:style style:name="ID0ERJEK" style:family="text">
      <style:text-properties fo:font-weight="normal" fo:font-style="normal" style:text-underline-type="none" style:text-position="0% 100%" fo:font-size="12" style:font-size-asian="12pt" style:font-size-complex="12pt" style:font-name-asian="" style:font-name="標楷體"/>
    </style:style>
    <style:style style:name="ID0E3JEK" style:family="text">
      <style:text-properties fo:font-weight="normal" fo:font-style="normal" style:text-underline-type="none" style:text-position="0% 100%" fo:font-size="12" style:font-size-asian="12pt" style:font-size-complex="12pt" style:font-name-asian="" fo:color="#000000" style:font-name="標楷體"/>
    </style:style>
    <style:style style:name="ID0EJKEK" style:family="text">
      <style:text-properties fo:font-weight="normal" fo:font-style="normal" style:text-underline-type="none" style:text-position="0% 100%" fo:font-size="12" style:font-size-asian="12pt" style:font-size-complex="12pt" style:font-name-asian="" style:font-name="標楷體"/>
    </style:style>
    <style:style style:name="ID0E2KEK" style:family="text">
      <style:text-properties fo:font-weight="normal" fo:font-style="normal" style:text-underline-type="none" style:text-position="0% 100%" fo:font-size="12" style:font-size-asian="12pt" style:font-size-complex="12pt" style:font-name-asian="" fo:color="#000000" style:font-name="標楷體"/>
    </style:style>
    <style:style style:name="scenario" style:family="table" style:master-page-name="Default">
      <style:table-properties table:display="false" style:writing-mode="lr-tb"/>
    </style:style>
  </office:automatic-styles>
  <office:body>
    <office:spreadsheet>
      <table:content-validations>
        <table:content-validation table:name="val11" table:condition="oooc:cell-content-is-in-list(&quot;學術文化團體;&quot;醫療衛生團體;&quot;&quot;宗教團體;體育運動團體;&quot;社會服務及慈善團體;&quot;國際團體;&quot;經濟業務團體;&quot;環保團體;&quot;宗親會;&quot;同鄉會;&quot;同學校友會;&quot;其他公益團體)" table:display-list="unsorted" table:base-cell-address="'人團名冊'.H66" table:allow-empty-cell="true">
          <table:error-message table:display="true" table:message-type="stop" table:title="">
            <text:p/>
          </table:error-message>
        </table:content-validation>
        <table:content-validation table:name="val21" table:condition="oooc:cell-content-is-in-list(&quot;學術文化團體;&quot;醫療衛生團體;&quot;&quot;宗教團體;體育運動團體;&quot;社會服務及慈善團體;&quot;國際團體;&quot;經濟業務團體;&quot;環保團體;&quot;宗親會;&quot;同鄉會;&quot;同學校友會;&quot;其他公益團體)" table:display-list="unsorted" table:base-cell-address="'解散名冊'.WVO1" table:allow-empty-cell="true">
          <table:error-message table:display="true" table:message-type="stop" table:title="">
            <text:p/>
          </table:error-message>
        </table:content-validation>
      </table:content-validations>
      <table:table table:name="人團名冊" table:style-name="ID0E3NFK">
        <table:table-column table:style-name="ID0EXOAC" table:default-cell-style-name="ID0EWTEK"/>
        <table:table-column table:style-name="ID0E6OAC" table:default-cell-style-name="ID0EWTEK"/>
        <table:table-column table:style-name="ID0EHPAC" table:default-cell-style-name="ID0EWTEK"/>
        <table:table-column table:style-name="ID0EPPAC" table:default-cell-style-name="ID0EWTEK"/>
        <table:table-column table:style-name="ID0EXPAC" table:default-cell-style-name="ID0EWTEK"/>
        <table:table-column table:style-name="ID0EAAAE" table:default-cell-style-name="ID0EWTEK"/>
        <table:table-column table:style-name="ID0EIAAE" table:default-cell-style-name="ID0EWTEK"/>
        <table:table-column table:style-name="ID0EPAAE" table:default-cell-style-name="ID0EWTEK"/>
        <table:table-column table:style-name="ID0EXAAE" table:number-columns-repeated="246" table:default-cell-style-name="ID0EWTEK"/>
        <table:table-column table:style-name="ID0E4AAE" table:default-cell-style-name="ID0EWTEK"/>
        <table:table-column table:style-name="ID0EFBAE" table:default-cell-style-name="ID0EWTEK"/>
        <table:table-row xmlns:xdr="http://schemas.openxmlformats.org/drawingml/2006/spreadsheetDrawing" table:style-name="ID0EUWBI">
          <table:table-cell table:style-name="ID0EXYEK" office:value-type="string">
            <text:p>人民團體名稱</text:p>
          </table:table-cell>
          <table:table-cell table:style-name="ID0EXYEK" office:value-type="string">
            <text:p>核准立案字號</text:p>
          </table:table-cell>
          <table:table-cell table:style-name="ID0EXYEK" office:value-type="string">
            <text:p>成立日期</text:p>
          </table:table-cell>
          <table:table-cell table:style-name="ID0EXYEK" office:value-type="string">
            <text:p>理事長/負責人</text:p>
          </table:table-cell>
          <table:table-cell table:style-name="ID0EXYEK" office:value-type="string">
            <text:p>地址</text:p>
          </table:table-cell>
          <table:table-cell table:style-name="ID0EXYEK" office:value-type="string">
            <text:p>電話</text:p>
          </table:table-cell>
          <table:table-cell table:style-name="ID0EXYEK" office:value-type="string">
            <text:p>聯絡人</text:p>
          </table:table-cell>
          <table:table-cell table:style-name="ID0EXYEK" office:value-type="string">
            <text:p>團體類別</text:p>
          </table:table-cell>
          <table:table-cell table:style-name="ID0EWTEK" office:value-type="string">
            <text:p>任期</text:p>
          </table:table-cell>
          <table:table-cell table:number-columns-repeated="247"/>
        </table:table-row>
        <table:table-row xmlns:xdr="http://schemas.openxmlformats.org/drawingml/2006/spreadsheetDrawing" table:style-name="ID0EPYBI">
          <table:table-cell table:style-name="ID0ECUEK" office:value-type="string">
            <text:p>連江縣體育會</text:p>
          </table:table-cell>
          <table:table-cell table:style-name="ID0ECUEK"/>
          <table:table-cell table:style-name="ID0EJYEK" office:value-type="string">
            <text:p>81.01.25</text:p>
          </table:table-cell>
          <table:table-cell table:style-name="ID0ECUEK" office:value-type="string">
            <text:p>陳雪生</text:p>
          </table:table-cell>
          <table:table-cell table:style-name="ID0ECUEK" office:value-type="string">
            <text:p>連江縣南竿鄉介壽村237號（102.12.20改選原陳明生改陳雪生）</text:p>
          </table:table-cell>
          <table:table-cell table:style-name="ID0ECUEK" office:value-type="string">
            <text:p>0937-056423</text:p>
          </table:table-cell>
          <table:table-cell table:style-name="ID0ECUEK"/>
          <table:table-cell table:style-name="ID0ECUEK" office:value-type="string">
            <text:p>體育</text:p>
          </table:table-cell>
          <table:table-cell table:number-columns-repeated="248" table:style-name="ID0EPUEK"/>
        </table:table-row>
        <table:table-row xmlns:xdr="http://schemas.openxmlformats.org/drawingml/2006/spreadsheetDrawing" table:style-name="ID0ED1BI">
          <table:table-cell table:style-name="ID0ECUEK" office:value-type="string">
            <text:p>連江縣馬祖觀光協會</text:p>
          </table:table-cell>
          <table:table-cell table:style-name="ID0ECUEK" office:value-type="float" office:value="1030034900">
            <text:p>1030034900</text:p>
          </table:table-cell>
          <table:table-cell table:style-name="ID0EJYEK" office:value-type="string">
            <text:p>86.02.21</text:p>
          </table:table-cell>
          <table:table-cell table:style-name="ID0ECUEK" office:value-type="string">
            <text:p>王禮義</text:p>
          </table:table-cell>
          <table:table-cell table:style-name="ID0ECUEK" office:value-type="string">
            <text:p>連江縣南竿鄉介壽村53號</text:p>
          </table:table-cell>
          <table:table-cell table:style-name="ID0ECUEK" office:value-type="string">
            <text:p>0933-930445</text:p>
          </table:table-cell>
          <table:table-cell table:style-name="ID0ECUEK" office:value-type="string">
            <text:p>王永保0910-929-448</text:p>
          </table:table-cell>
          <table:table-cell table:style-name="ID0ECUEK" office:value-type="string">
            <text:p>其他公益</text:p>
          </table:table-cell>
          <table:table-cell table:number-columns-repeated="248" table:style-name="ID0E4UEK"/>
        </table:table-row>
        <table:table-row xmlns:xdr="http://schemas.openxmlformats.org/drawingml/2006/spreadsheetDrawing" table:style-name="ID0E12BI">
          <table:table-cell table:style-name="ID0ECUEK" office:value-type="string">
            <text:p>連江縣北竿文化推展協會</text:p>
          </table:table-cell>
          <table:table-cell table:style-name="ID0ECUEK"/>
          <table:table-cell table:style-name="ID0EJYEK" office:value-type="string">
            <text:p>85.06.24</text:p>
          </table:table-cell>
          <table:table-cell table:style-name="ID0ECUEK" office:value-type="string">
            <text:p>陳貴忠</text:p>
          </table:table-cell>
          <table:table-cell table:style-name="ID0ECUEK" office:value-type="string">
            <text:p>連江縣北竿鄉塘岐村185號</text:p>
          </table:table-cell>
          <table:table-cell table:style-name="ID0ECUEK" office:value-type="string">
            <text:p>0836-55220</text:p>
          </table:table-cell>
          <table:table-cell table:style-name="ID0ECUEK" office:value-type="string">
            <text:p>陳小姐56036</text:p>
          </table:table-cell>
          <table:table-cell table:style-name="ID0ECUEK" office:value-type="string">
            <text:p>學術文化</text:p>
          </table:table-cell>
          <table:table-cell table:number-columns-repeated="248" table:style-name="ID0E4UEK"/>
        </table:table-row>
        <table:table-row xmlns:xdr="http://schemas.openxmlformats.org/drawingml/2006/spreadsheetDrawing" table:style-name="ID0EQ4BI">
          <table:table-cell table:style-name="ID0ECUEK" office:value-type="string">
            <text:p>馬祖藝文協會</text:p>
          </table:table-cell>
          <table:table-cell table:style-name="ID0ECUEK"/>
          <table:table-cell table:style-name="ID0EJYEK" office:value-type="string">
            <text:p>87.07.30</text:p>
          </table:table-cell>
          <table:table-cell table:style-name="ID0ECUEK" office:value-type="string">
            <text:p>劉枝蓮</text:p>
          </table:table-cell>
          <table:table-cell table:style-name="ID0ECUEK" office:value-type="string">
            <text:p>連江縣南竿鄉復興村114號0932-163-107</text:p>
          </table:table-cell>
          <table:table-cell table:style-name="ID0ECUEK" office:value-type="string">
            <text:p>0836-23460</text:p>
          </table:table-cell>
          <table:table-cell table:style-name="ID0EKVEK" office:value-type="string">
            <text:p>0988-319635劉梅玉</text:p>
          </table:table-cell>
          <table:table-cell table:style-name="ID0ECUEK" office:value-type="string">
            <text:p>學術文化</text:p>
          </table:table-cell>
          <table:table-cell table:number-columns-repeated="248" table:style-name="ID0E4UEK"/>
        </table:table-row>
        <table:table-row xmlns:xdr="http://schemas.openxmlformats.org/drawingml/2006/spreadsheetDrawing" table:style-name="ID0EG6BI">
          <table:table-cell table:style-name="ID0ECUEK" office:value-type="string">
            <text:p>連江縣江田南陽文石陳氏宗親會馬祖聯誼會</text:p>
          </table:table-cell>
          <table:table-cell table:style-name="ID0ECUEK"/>
          <table:table-cell table:style-name="ID0EJYEK" office:value-type="string">
            <text:p>88.05.01</text:p>
          </table:table-cell>
          <table:table-cell table:style-name="ID0ECUEK" office:value-type="string">
            <text:p>陳錦泰</text:p>
          </table:table-cell>
          <table:table-cell table:style-name="ID0ECUEK" office:value-type="string">
            <text:p>連江縣南竿鄉介壽村2-3號</text:p>
          </table:table-cell>
          <table:table-cell table:style-name="ID0ECUEK" office:value-type="string">
            <text:p>0932-261703</text:p>
          </table:table-cell>
          <table:table-cell table:style-name="ID0ECUEK"/>
          <table:table-cell table:style-name="ID0ECUEK" office:value-type="string">
            <text:p>宗親會</text:p>
          </table:table-cell>
          <table:table-cell table:number-columns-repeated="248" table:style-name="ID0E4UEK"/>
        </table:table-row>
        <table:table-row xmlns:xdr="http://schemas.openxmlformats.org/drawingml/2006/spreadsheetDrawing" table:style-name="ID0E1ACI">
          <table:table-cell table:style-name="ID0ECUEK" office:value-type="string">
            <text:p>中華民國退伍軍人協會連江分會</text:p>
          </table:table-cell>
          <table:table-cell table:style-name="ID0ECUEK"/>
          <table:table-cell table:style-name="ID0EJYEK" office:value-type="string">
            <text:p>84.09.23</text:p>
          </table:table-cell>
          <table:table-cell table:style-name="ID0ECUEK" office:value-type="string">
            <text:p>郭鎮輝</text:p>
          </table:table-cell>
          <table:table-cell table:style-name="ID0ECUEK" office:value-type="string">
            <text:p>連江縣南竿鄉介壽村218號</text:p>
          </table:table-cell>
          <table:table-cell table:style-name="ID0ECUEK" office:value-type="string">
            <text:p>0836-25570</text:p>
          </table:table-cell>
          <table:table-cell table:style-name="ID0ECUEK" office:value-type="string">
            <text:p>陳建民0836-25570</text:p>
          </table:table-cell>
          <table:table-cell table:style-name="ID0ECUEK" office:value-type="string">
            <text:p>其他公益</text:p>
          </table:table-cell>
          <table:table-cell table:number-columns-repeated="248"/>
        </table:table-row>
        <table:table-row xmlns:xdr="http://schemas.openxmlformats.org/drawingml/2006/spreadsheetDrawing" table:style-name="ro9">
          <table:table-cell table:style-name="ID0ECUEK" office:value-type="string">
            <text:p>連江縣師範大學校友會</text:p>
          </table:table-cell>
          <table:table-cell table:style-name="ID0ECUEK"/>
          <table:table-cell table:style-name="ID0EJYEK" office:value-type="string">
            <text:p>86.02.21</text:p>
          </table:table-cell>
          <table:table-cell table:style-name="ID0ECUEK" office:value-type="string">
            <text:p>林俊惠</text:p>
          </table:table-cell>
          <table:table-cell table:style-name="ID0ECUEK" office:value-type="string">
            <text:p>連江縣南竿鄉清水村126號</text:p>
          </table:table-cell>
          <table:table-cell table:style-name="ID0ECUEK" office:value-type="string">
            <text:p>0910-005123</text:p>
          </table:table-cell>
          <table:table-cell table:style-name="ID0ECUEK"/>
          <table:table-cell table:style-name="ID0ECUEK" office:value-type="string">
            <text:p>同學校友會</text:p>
          </table:table-cell>
          <table:table-cell table:number-columns-repeated="248"/>
        </table:table-row>
        <table:table-row xmlns:xdr="http://schemas.openxmlformats.org/drawingml/2006/spreadsheetDrawing" table:style-name="ID0E4DCI">
          <table:table-cell table:style-name="ID0ECUEK" office:value-type="string">
            <text:p>馬祖磯釣協會</text:p>
          </table:table-cell>
          <table:table-cell table:style-name="ID0ECUEK"/>
          <table:table-cell table:style-name="ID0EJYEK" office:value-type="string">
            <text:p>85.12.18</text:p>
          </table:table-cell>
          <table:table-cell table:style-name="ID0ECUEK" office:value-type="string">
            <text:p>陳木發</text:p>
          </table:table-cell>
          <table:table-cell table:style-name="ID0ECUEK" office:value-type="string">
            <text:p>連江縣南竿鄉介壽村325號</text:p>
          </table:table-cell>
          <table:table-cell table:style-name="ID0ECUEK" office:value-type="string">
            <text:p>0910-336-457</text:p>
          </table:table-cell>
          <table:table-cell table:style-name="ID0ECUEK" office:value-type="string">
            <text:p>曹祥官0919-280-928</text:p>
          </table:table-cell>
          <table:table-cell table:style-name="ID0ECUEK" office:value-type="string">
            <text:p>其他公益</text:p>
          </table:table-cell>
          <table:table-cell table:number-columns-repeated="248"/>
        </table:table-row>
        <table:table-row xmlns:xdr="http://schemas.openxmlformats.org/drawingml/2006/spreadsheetDrawing" table:style-name="ro9">
          <table:table-cell table:style-name="ID0ECUEK" office:value-type="string">
            <text:p>馬祖雲台文化協會</text:p>
          </table:table-cell>
          <table:table-cell table:style-name="ID0ECUEK"/>
          <table:table-cell table:style-name="ID0EJYEK" office:value-type="string">
            <text:p>88.10.16</text:p>
          </table:table-cell>
          <table:table-cell table:style-name="ID0ECUEK" office:value-type="string">
            <text:p>李寶玉</text:p>
          </table:table-cell>
          <table:table-cell table:style-name="ID0ECUEK" office:value-type="string">
            <text:p>連江縣南竿鄉介壽村14-2號</text:p>
          </table:table-cell>
          <table:table-cell table:style-name="ID0ECUEK" office:value-type="string">
            <text:p>0836-25668</text:p>
          </table:table-cell>
          <table:table-cell table:style-name="ID0ECUEK"/>
          <table:table-cell table:style-name="ID0ECUEK" office:value-type="string">
            <text:p>學術文化</text:p>
          </table:table-cell>
          <table:table-cell table:number-columns-repeated="248"/>
        </table:table-row>
        <table:table-row xmlns:xdr="http://schemas.openxmlformats.org/drawingml/2006/spreadsheetDrawing" table:style-name="ID0EAHCI">
          <table:table-cell table:style-name="ID0ECUEK" office:value-type="string">
            <text:p>連江青溪社會服務協會</text:p>
          </table:table-cell>
          <table:table-cell table:style-name="ID0ECUEK"/>
          <table:table-cell table:style-name="ID0EJYEK" office:value-type="string">
            <text:p>88.07.15</text:p>
          </table:table-cell>
          <table:table-cell table:style-name="ID0ECUEK" office:value-type="string">
            <text:p>費新民</text:p>
          </table:table-cell>
          <table:table-cell table:style-name="ID0ECUEK" office:value-type="string">
            <text:p>連江縣南竿鄉馬祖村42號</text:p>
          </table:table-cell>
          <table:table-cell table:style-name="ID0ECUEK" office:value-type="string">
            <text:p>0937-813-453</text:p>
          </table:table-cell>
          <table:table-cell table:style-name="ID0ECUEK" office:value-type="string">
            <text:p>郭鎮輝22913.0932-161-577</text:p>
          </table:table-cell>
          <table:table-cell table:style-name="ID0ECUEK" office:value-type="string">
            <text:p>社會服務及慈善</text:p>
          </table:table-cell>
          <table:table-cell table:style-name="ID0EWTEK" office:value-type="string">
            <text:p>104/08/28-106/08/27</text:p>
          </table:table-cell>
          <table:table-cell table:number-columns-repeated="247"/>
        </table:table-row>
        <table:table-row xmlns:xdr="http://schemas.openxmlformats.org/drawingml/2006/spreadsheetDrawing" table:style-name="ro9">
          <table:table-cell table:style-name="ID0ECUEK" office:value-type="string">
            <text:p>馬祖東莒文化促進協會</text:p>
          </table:table-cell>
          <table:table-cell table:style-name="ID0ECUEK"/>
          <table:table-cell table:style-name="ID0EJYEK" office:value-type="string">
            <text:p>89.11.30</text:p>
          </table:table-cell>
          <table:table-cell table:style-name="ID0ECUEK" office:value-type="string">
            <text:p>林文福</text:p>
          </table:table-cell>
          <table:table-cell table:style-name="ID0ECUEK" office:value-type="string">
            <text:p>連江縣莒光鄉大坪村2號</text:p>
          </table:table-cell>
          <table:table-cell table:style-name="ID0ECUEK" office:value-type="string">
            <text:p>0919-919422</text:p>
          </table:table-cell>
          <table:table-cell table:style-name="ID0ECUEK"/>
          <table:table-cell table:style-name="ID0ECUEK" office:value-type="string">
            <text:p>學術文化</text:p>
          </table:table-cell>
          <table:table-cell table:number-columns-repeated="248"/>
        </table:table-row>
        <table:table-row xmlns:xdr="http://schemas.openxmlformats.org/drawingml/2006/spreadsheetDrawing" table:style-name="ro9">
          <table:table-cell table:style-name="ID0ECUEK" office:value-type="string">
            <text:p>馬祖野鳥學會</text:p>
          </table:table-cell>
          <table:table-cell table:style-name="ID0ECUEK"/>
          <table:table-cell table:style-name="ID0EJYEK" office:value-type="string">
            <text:p>89.01.30</text:p>
          </table:table-cell>
          <table:table-cell table:style-name="ID0ECUEK" office:value-type="string">
            <text:p>張壽華</text:p>
          </table:table-cell>
          <table:table-cell table:style-name="ID0ECUEK" office:value-type="string">
            <text:p>連江縣南竿鄉仁愛村13號</text:p>
          </table:table-cell>
          <table:table-cell table:style-name="ID0ECUEK" office:value-type="string">
            <text:p>0921-933533</text:p>
          </table:table-cell>
          <table:table-cell table:style-name="ID0ECUEK"/>
          <table:table-cell table:style-name="ID0ECUEK" office:value-type="string">
            <text:p>其他公益</text:p>
          </table:table-cell>
          <table:table-cell table:number-columns-repeated="248"/>
        </table:table-row>
        <table:table-row xmlns:xdr="http://schemas.openxmlformats.org/drawingml/2006/spreadsheetDrawing" table:style-name="ID0EZLCI">
          <table:table-cell table:style-name="ID0ECUEK" office:value-type="string">
            <text:p>連江縣釣魚協會</text:p>
          </table:table-cell>
          <table:table-cell table:style-name="ID0ECUEK"/>
          <table:table-cell table:style-name="ID0EJYEK" office:value-type="string">
            <text:p>89.01.30</text:p>
          </table:table-cell>
          <table:table-cell table:style-name="ID0ECUEK" office:value-type="string">
            <text:p>黃炯畯</text:p>
          </table:table-cell>
          <table:table-cell table:style-name="ID0ECUEK" office:value-type="string">
            <text:p>連江縣東引鄉中柳村75號</text:p>
          </table:table-cell>
          <table:table-cell table:style-name="ID0ECUEK" office:value-type="string">
            <text:p>0919-325034</text:p>
          </table:table-cell>
          <table:table-cell table:style-name="ID0ECUEK" office:value-type="string">
            <text:p>陳耿信0926-398-037</text:p>
          </table:table-cell>
          <table:table-cell table:style-name="ID0ECUEK" office:value-type="string">
            <text:p>其他公益</text:p>
          </table:table-cell>
          <table:table-cell table:number-columns-repeated="248"/>
        </table:table-row>
        <table:table-row xmlns:xdr="http://schemas.openxmlformats.org/drawingml/2006/spreadsheetDrawing" table:style-name="ID0EMNCI">
          <table:table-cell table:style-name="ID0ECUEK" office:value-type="string">
            <text:p>連江縣台灣旅馬同鄉會</text:p>
          </table:table-cell>
          <table:table-cell table:style-name="ID0ECUEK"/>
          <table:table-cell table:style-name="ID0EJYEK" office:value-type="string">
            <text:p>88.03.30</text:p>
          </table:table-cell>
          <table:table-cell table:style-name="ID0ECUEK" office:value-type="string">
            <text:p>高志勇</text:p>
          </table:table-cell>
          <table:table-cell table:style-name="ID0ECUEK" office:value-type="string">
            <text:p>連江縣南竿鄉福沃村76號</text:p>
          </table:table-cell>
          <table:table-cell table:style-name="ID0ECUEK" office:value-type="string">
            <text:p>0937-985270</text:p>
          </table:table-cell>
          <table:table-cell table:style-name="ID0ECUEK" office:value-type="string">
            <text:p>李謹0988-014-767</text:p>
          </table:table-cell>
          <table:table-cell table:style-name="ID0ECUEK" office:value-type="string">
            <text:p>同鄉會</text:p>
          </table:table-cell>
          <table:table-cell table:number-columns-repeated="248"/>
        </table:table-row>
        <table:table-row xmlns:xdr="http://schemas.openxmlformats.org/drawingml/2006/spreadsheetDrawing" table:style-name="ro9">
          <table:table-cell table:style-name="ID0ECUEK" office:value-type="string">
            <text:p>連江縣教師會</text:p>
          </table:table-cell>
          <table:table-cell table:style-name="ID0ECUEK"/>
          <table:table-cell table:style-name="ID0EJYEK" office:value-type="string">
            <text:p>91.11.10</text:p>
          </table:table-cell>
          <table:table-cell table:style-name="ID0ECUEK" office:value-type="string">
            <text:p>王連發</text:p>
          </table:table-cell>
          <table:table-cell table:style-name="ID0ECUEK" office:value-type="string">
            <text:p>連江縣南竿鄉馬祖村4號</text:p>
          </table:table-cell>
          <table:table-cell table:style-name="ID0ECUEK" office:value-type="string">
            <text:p>0928-534-439</text:p>
          </table:table-cell>
          <table:table-cell table:style-name="ID0ECUEK" office:value-type="string">
            <text:p>王連發</text:p>
          </table:table-cell>
          <table:table-cell table:style-name="ID0ECUEK" office:value-type="string">
            <text:p>自由職業</text:p>
          </table:table-cell>
          <table:table-cell table:number-columns-repeated="248"/>
        </table:table-row>
        <table:table-row xmlns:xdr="http://schemas.openxmlformats.org/drawingml/2006/spreadsheetDrawing" table:style-name="ro9">
          <table:table-cell table:style-name="ID0ECUEK" office:value-type="string">
            <text:p>連江縣馬祖教師會</text:p>
          </table:table-cell>
          <table:table-cell table:style-name="ID0ECUEK"/>
          <table:table-cell table:style-name="ID0EJYEK" office:value-type="string">
            <text:p>92.03.30</text:p>
          </table:table-cell>
          <table:table-cell table:style-name="ID0ECUEK" office:value-type="string">
            <text:p>王連發</text:p>
          </table:table-cell>
          <table:table-cell table:style-name="ID0ECUEK" office:value-type="string">
            <text:p>連江縣南竿鄉馬祖村4號</text:p>
          </table:table-cell>
          <table:table-cell table:style-name="ID0ECUEK" office:value-type="string">
            <text:p>0928-534-439</text:p>
          </table:table-cell>
          <table:table-cell table:style-name="ID0ECUEK" office:value-type="string">
            <text:p>王連發</text:p>
          </table:table-cell>
          <table:table-cell table:style-name="ID0ECUEK" office:value-type="string">
            <text:p>自由職業</text:p>
          </table:table-cell>
          <table:table-cell table:number-columns-repeated="248"/>
        </table:table-row>
        <table:table-row xmlns:xdr="http://schemas.openxmlformats.org/drawingml/2006/spreadsheetDrawing" table:style-name="ID0EDSCI">
          <table:table-cell table:style-name="ID0ECUEK" office:value-type="string">
            <text:p>馬祖山隴集興會</text:p>
          </table:table-cell>
          <table:table-cell table:style-name="ID0ECUEK"/>
          <table:table-cell table:style-name="ID0EJYEK" office:value-type="string">
            <text:p>91.11.10</text:p>
          </table:table-cell>
          <table:table-cell table:style-name="ID0ECUEK" office:value-type="string">
            <text:p>林樹清</text:p>
          </table:table-cell>
          <table:table-cell table:style-name="ID0ECUEK" office:value-type="string">
            <text:p>連江縣南竿鄉介壽村232號</text:p>
          </table:table-cell>
          <table:table-cell table:style-name="ID0ECUEK" office:value-type="string">
            <text:p>0912-278-814</text:p>
          </table:table-cell>
          <table:table-cell table:style-name="ID0ECUEK" office:value-type="string">
            <text:p>林樹福0910-336-419</text:p>
          </table:table-cell>
          <table:table-cell table:style-name="ID0ECUEK" office:value-type="string">
            <text:p>宗親會</text:p>
          </table:table-cell>
          <table:table-cell table:number-columns-repeated="248"/>
        </table:table-row>
        <table:table-row xmlns:xdr="http://schemas.openxmlformats.org/drawingml/2006/spreadsheetDrawing" table:style-name="ro9">
          <table:table-cell table:style-name="ID0ECUEK" office:value-type="string">
            <text:p>馬祖鼓板協會</text:p>
          </table:table-cell>
          <table:table-cell table:style-name="ID0ECUEK"/>
          <table:table-cell table:style-name="ID0EJYEK" office:value-type="string">
            <text:p>90.11.18</text:p>
          </table:table-cell>
          <table:table-cell table:style-name="ID0ECUEK" office:value-type="string">
            <text:p>陳松梗</text:p>
          </table:table-cell>
          <table:table-cell table:style-name="ID0ECUEK" office:value-type="string">
            <text:p>連江縣南竿鄉馬祖村4號</text:p>
          </table:table-cell>
          <table:table-cell table:style-name="ID0ECUEK" office:value-type="string">
            <text:p>0928-812-999</text:p>
          </table:table-cell>
          <table:table-cell table:style-name="ID0ECUEK"/>
          <table:table-cell table:style-name="ID0ECUEK" office:value-type="string">
            <text:p>其他公益</text:p>
          </table:table-cell>
          <table:table-cell table:number-columns-repeated="248"/>
        </table:table-row>
        <table:table-row xmlns:xdr="http://schemas.openxmlformats.org/drawingml/2006/spreadsheetDrawing" table:style-name="ID0EGVCI">
          <table:table-cell table:style-name="ID0ECUEK" office:value-type="string">
            <text:p>中華民國紅十字總會連江縣支會</text:p>
          </table:table-cell>
          <table:table-cell table:style-name="ID0ECUEK"/>
          <table:table-cell table:style-name="ID0EJYEK" office:value-type="string">
            <text:p>90.08.13</text:p>
          </table:table-cell>
          <table:table-cell table:style-name="ID0ECUEK" office:value-type="string">
            <text:p>曹爾忠</text:p>
          </table:table-cell>
          <table:table-cell table:style-name="ID0ECUEK" office:value-type="string">
            <text:p>連江縣南竿鄉介壽村14-2號</text:p>
          </table:table-cell>
          <table:table-cell table:style-name="ID0ECUEK" office:value-type="string">
            <text:p>0910-005-123</text:p>
          </table:table-cell>
          <table:table-cell table:style-name="ID0ECUEK" office:value-type="string">
            <text:p>曹雅惠0836-22491</text:p>
          </table:table-cell>
          <table:table-cell table:style-name="ID0ECUEK" office:value-type="string">
            <text:p>社會服務及慈善</text:p>
          </table:table-cell>
          <table:table-cell table:number-columns-repeated="248"/>
        </table:table-row>
        <table:table-row xmlns:xdr="http://schemas.openxmlformats.org/drawingml/2006/spreadsheetDrawing" table:style-name="ro9">
          <table:table-cell table:style-name="ID0ECUEK" office:value-type="string">
            <text:p>馬祖餐飲業交流協會</text:p>
          </table:table-cell>
          <table:table-cell table:style-name="ID0ECUEK"/>
          <table:table-cell table:style-name="ID0EJYEK" office:value-type="string">
            <text:p>90.01.17</text:p>
          </table:table-cell>
          <table:table-cell table:style-name="ID0ECUEK" office:value-type="string">
            <text:p>陳容華</text:p>
          </table:table-cell>
          <table:table-cell table:style-name="ID0ECUEK" office:value-type="string">
            <text:p>連江縣南竿鄉馬祖村30號</text:p>
          </table:table-cell>
          <table:table-cell table:style-name="ID0ECUEK" office:value-type="string">
            <text:p>0919-919173</text:p>
          </table:table-cell>
          <table:table-cell table:style-name="ID0ECUEK"/>
          <table:table-cell table:style-name="ID0ECUEK" office:value-type="string">
            <text:p>其他公益</text:p>
          </table:table-cell>
          <table:table-cell table:number-columns-repeated="248"/>
        </table:table-row>
        <table:table-row xmlns:xdr="http://schemas.openxmlformats.org/drawingml/2006/spreadsheetDrawing" table:style-name="ID0EJYCI">
          <table:table-cell table:style-name="ID0ECUEK" office:value-type="string">
            <text:p>馬祖嶺南宗親會</text:p>
          </table:table-cell>
          <table:table-cell table:style-name="ID0ECUEK"/>
          <table:table-cell table:style-name="ID0EJYEK" office:value-type="string">
            <text:p>91.08.06</text:p>
          </table:table-cell>
          <table:table-cell table:style-name="ID0ECUEK" office:value-type="string">
            <text:p>陳天興</text:p>
          </table:table-cell>
          <table:table-cell table:style-name="ID0ECUEK" office:value-type="string">
            <text:p>連江縣南竿鄉介壽村14-2號</text:p>
          </table:table-cell>
          <table:table-cell table:style-name="ID0ECUEK" office:value-type="string">
            <text:p>0928-232740</text:p>
          </table:table-cell>
          <table:table-cell table:style-name="ID0ECUEK" office:value-type="string">
            <text:p>陳有春0937-505743</text:p>
          </table:table-cell>
          <table:table-cell table:style-name="ID0ECUEK" office:value-type="string">
            <text:p>宗親會</text:p>
          </table:table-cell>
          <table:table-cell table:number-columns-repeated="248"/>
        </table:table-row>
        <table:table-row xmlns:xdr="http://schemas.openxmlformats.org/drawingml/2006/spreadsheetDrawing" table:style-name="ID0E3ZCI">
          <table:table-cell table:style-name="ID0ECUEK" office:value-type="string">
            <text:p>連江縣水上救生協會</text:p>
          </table:table-cell>
          <table:table-cell table:style-name="ID0ECUEK"/>
          <table:table-cell table:style-name="ID0EJYEK" office:value-type="string">
            <text:p>94.01.15</text:p>
          </table:table-cell>
          <table:table-cell table:style-name="ID0ECUEK" office:value-type="string">
            <text:p>林平鑒</text:p>
          </table:table-cell>
          <table:table-cell table:style-name="ID0ECUEK" office:value-type="string">
            <text:p>連江縣南竿鄉清水村133號</text:p>
          </table:table-cell>
          <table:table-cell table:style-name="ID0ECUEK" office:value-type="string">
            <text:p>0921-108-101</text:p>
          </table:table-cell>
          <table:table-cell table:style-name="ID0ECUEK" office:value-type="string">
            <text:p>陳治雄0937-054-343</text:p>
          </table:table-cell>
          <table:table-cell table:style-name="ID0ECUEK" office:value-type="string">
            <text:p>其他公益</text:p>
          </table:table-cell>
          <table:table-cell table:number-columns-repeated="248"/>
        </table:table-row>
        <table:table-row xmlns:xdr="http://schemas.openxmlformats.org/drawingml/2006/spreadsheetDrawing" table:style-name="ID0EP2CI">
          <table:table-cell table:style-name="ID0ECUEK" office:value-type="string">
            <text:p>連江縣攝影學會</text:p>
          </table:table-cell>
          <table:table-cell table:style-name="ID0ECUEK" office:value-type="float" office:value="1000043021">
            <text:p>1000043021</text:p>
          </table:table-cell>
          <table:table-cell table:style-name="ID0EJYEK" office:value-type="string">
            <text:p>94.07.01</text:p>
          </table:table-cell>
          <table:table-cell table:style-name="ID0ECUEK" office:value-type="string">
            <text:p>王敦濤</text:p>
          </table:table-cell>
          <table:table-cell table:style-name="ID0ECUEK" office:value-type="string">
            <text:p>連江縣南竿鄉清水村153號4樓</text:p>
          </table:table-cell>
          <table:table-cell table:style-name="ID0ECUEK" office:value-type="string">
            <text:p>0836-22426</text:p>
          </table:table-cell>
          <table:table-cell table:style-name="ID0EYVEK" office:value-type="string">
            <text:p>陳學興0932-262-265蔡佳蓉0919-257101</text:p>
          </table:table-cell>
          <table:table-cell table:style-name="ID0ECUEK" office:value-type="string">
            <text:p>其他公益</text:p>
          </table:table-cell>
          <table:table-cell table:number-columns-repeated="248"/>
        </table:table-row>
        <table:table-row xmlns:xdr="http://schemas.openxmlformats.org/drawingml/2006/spreadsheetDrawing" table:style-name="ID0ED4CI">
          <table:table-cell table:style-name="ID0ECUEK" office:value-type="string">
            <text:p>社團法人連江縣身心障礙協會</text:p>
          </table:table-cell>
          <table:table-cell table:style-name="ID0ECUEK"/>
          <table:table-cell table:style-name="ID0EJYEK" office:value-type="string">
            <text:p>89.09.22</text:p>
          </table:table-cell>
          <table:table-cell table:style-name="ID0ECUEK" office:value-type="string">
            <text:p>陳開發</text:p>
          </table:table-cell>
          <table:table-cell table:style-name="ID0ECUEK" office:value-type="string">
            <text:p>連江縣南竿鄉介壽村330-2號</text:p>
          </table:table-cell>
          <table:table-cell table:style-name="ID0ECUEK" office:value-type="string">
            <text:p>0932-925361</text:p>
          </table:table-cell>
          <table:table-cell table:style-name="ID0ECUEK" office:value-type="string">
            <text:p>王靜怡0972-032-313</text:p>
          </table:table-cell>
          <table:table-cell table:style-name="ID0ECUEK" office:value-type="string">
            <text:p>其他公益</text:p>
          </table:table-cell>
          <table:table-cell table:number-columns-repeated="248"/>
        </table:table-row>
        <table:table-row xmlns:xdr="http://schemas.openxmlformats.org/drawingml/2006/spreadsheetDrawing" table:style-name="ro9">
          <table:table-cell table:style-name="ID0ECUEK" office:value-type="string">
            <text:p>連江縣國立馬祖高級中學校友會</text:p>
          </table:table-cell>
          <table:table-cell table:style-name="ID0ECUEK"/>
          <table:table-cell table:style-name="ID0EJYEK" office:value-type="string">
            <text:p>94.07.01</text:p>
          </table:table-cell>
          <table:table-cell table:style-name="ID0ECUEK" office:value-type="string">
            <text:p>楊綏生</text:p>
          </table:table-cell>
          <table:table-cell table:style-name="ID0ECUEK" office:value-type="string">
            <text:p>連江縣南竿鄉介壽村374號</text:p>
          </table:table-cell>
          <table:table-cell table:style-name="ID0ECUEK" office:value-type="string">
            <text:p>0836-25431</text:p>
          </table:table-cell>
          <table:table-cell table:style-name="ID0ECUEK"/>
          <table:table-cell table:style-name="ID0ECUEK" office:value-type="string">
            <text:p>同學校友會</text:p>
          </table:table-cell>
          <table:table-cell table:number-columns-repeated="248"/>
        </table:table-row>
        <table:table-row xmlns:xdr="http://schemas.openxmlformats.org/drawingml/2006/spreadsheetDrawing" table:style-name="ro9">
          <table:table-cell table:style-name="ID0ECUEK" office:value-type="string">
            <text:p>基隆高級海事職業學校連江縣（馬祖）校友會</text:p>
          </table:table-cell>
          <table:table-cell table:style-name="ID0ECUEK"/>
          <table:table-cell table:style-name="ID0EJYEK" office:value-type="string">
            <text:p>62.08.02</text:p>
          </table:table-cell>
          <table:table-cell table:style-name="ID0ECUEK" office:value-type="string">
            <text:p>朱秀平</text:p>
          </table:table-cell>
          <table:table-cell table:style-name="ID0ECUEK" office:value-type="string">
            <text:p>連江縣南竿鄉福沃村99號</text:p>
          </table:table-cell>
          <table:table-cell table:style-name="ID0ECUEK" office:value-type="string">
            <text:p>0932-161577</text:p>
          </table:table-cell>
          <table:table-cell table:style-name="ID0ECUEK"/>
          <table:table-cell table:style-name="ID0ECUEK" office:value-type="string">
            <text:p>同學校友會</text:p>
          </table:table-cell>
          <table:table-cell table:number-columns-repeated="248"/>
        </table:table-row>
        <table:table-row xmlns:xdr="http://schemas.openxmlformats.org/drawingml/2006/spreadsheetDrawing" table:style-name="ID0EWBDI">
          <table:table-cell table:style-name="ID0ECUEK" office:value-type="string">
            <text:p>連江縣工會</text:p>
          </table:table-cell>
          <table:table-cell table:style-name="ID0ECUEK"/>
          <table:table-cell table:style-name="ID0EJYEK" office:value-type="string">
            <text:p>85.07.19</text:p>
          </table:table-cell>
          <table:table-cell table:style-name="ID0ECUEK" office:value-type="string">
            <text:p>曹以標</text:p>
          </table:table-cell>
          <table:table-cell table:style-name="ID0ECUEK" office:value-type="string">
            <text:p>連江縣南竿鄉福沃村130號（1030220改選理事長由曹以標當選）</text:p>
          </table:table-cell>
          <table:table-cell table:style-name="ID0ECUEK" office:value-type="string">
            <text:p>0836-22419</text:p>
          </table:table-cell>
          <table:table-cell table:style-name="ID0ECUEK" office:value-type="string">
            <text:p>陳金鳳0937-056-410</text:p>
          </table:table-cell>
          <table:table-cell table:style-name="ID0ECUEK" office:value-type="string">
            <text:p>工商業</text:p>
          </table:table-cell>
          <table:table-cell table:number-columns-repeated="248"/>
        </table:table-row>
        <table:table-row xmlns:xdr="http://schemas.openxmlformats.org/drawingml/2006/spreadsheetDrawing" table:style-name="ro9">
          <table:table-cell table:style-name="ID0ECUEK" office:value-type="string">
            <text:p>連江縣計程車駕駛員職業工會</text:p>
          </table:table-cell>
          <table:table-cell table:style-name="ID0ECUEK"/>
          <table:table-cell table:style-name="ID0EJYEK" office:value-type="string">
            <text:p>62.03.01</text:p>
          </table:table-cell>
          <table:table-cell table:style-name="ID0ECUEK" office:value-type="string">
            <text:p>陳建民</text:p>
          </table:table-cell>
          <table:table-cell table:style-name="ID0ECUEK" office:value-type="string">
            <text:p>連江縣南竿鄉介壽村218號</text:p>
          </table:table-cell>
          <table:table-cell table:style-name="ID0ECUEK" office:value-type="string">
            <text:p>0937-054-359</text:p>
          </table:table-cell>
          <table:table-cell table:style-name="ID0ECUEK" office:value-type="float" office:value="22705">
            <text:p>22705</text:p>
          </table:table-cell>
          <table:table-cell table:style-name="ID0ECUEK" office:value-type="string">
            <text:p>工商業</text:p>
          </table:table-cell>
          <table:table-cell table:number-columns-repeated="248"/>
        </table:table-row>
        <table:table-row xmlns:xdr="http://schemas.openxmlformats.org/drawingml/2006/spreadsheetDrawing" table:style-name="ro9">
          <table:table-cell table:style-name="ID0ECUEK" office:value-type="string">
            <text:p>連江縣商業會</text:p>
          </table:table-cell>
          <table:table-cell table:style-name="ID0ECUEK"/>
          <table:table-cell table:style-name="ID0EJYEK" office:value-type="string">
            <text:p>83.09.20</text:p>
          </table:table-cell>
          <table:table-cell table:style-name="ID0ECUEK" office:value-type="string">
            <text:p>陳書建</text:p>
          </table:table-cell>
          <table:table-cell table:style-name="ID0ECUEK" office:value-type="string">
            <text:p>連江縣南竿鄉福沃村19號</text:p>
          </table:table-cell>
          <table:table-cell table:style-name="ID0ECUEK" office:value-type="string">
            <text:p>0836-22426</text:p>
          </table:table-cell>
          <table:table-cell table:style-name="ID0ECUEK" office:value-type="string">
            <text:p>劉麗雲</text:p>
          </table:table-cell>
          <table:table-cell table:style-name="ID0ECUEK" office:value-type="string">
            <text:p>工商業</text:p>
          </table:table-cell>
          <table:table-cell table:number-columns-repeated="248"/>
        </table:table-row>
        <table:table-row xmlns:xdr="http://schemas.openxmlformats.org/drawingml/2006/spreadsheetDrawing" table:style-name="ID0EMGDI">
          <table:table-cell table:style-name="ID0ECUEK" office:value-type="string">
            <text:p>連江縣營造工業同業公會</text:p>
          </table:table-cell>
          <table:table-cell table:style-name="ID0ECUEK"/>
          <table:table-cell table:style-name="ID0EJYEK" office:value-type="string">
            <text:p>82.10.05</text:p>
          </table:table-cell>
          <table:table-cell table:style-name="ID0ECUEK" office:value-type="string">
            <text:p>陳志華</text:p>
          </table:table-cell>
          <table:table-cell table:style-name="ID0ECUEK" office:value-type="string">
            <text:p>連江縣南竿鄉福沃村130號2樓</text:p>
          </table:table-cell>
          <table:table-cell table:style-name="ID0ECUEK" office:value-type="string">
            <text:p>0932-161157</text:p>
          </table:table-cell>
          <table:table-cell table:style-name="ID0ECUEK" office:value-type="string">
            <text:p>游小姐0836-25154</text:p>
          </table:table-cell>
          <table:table-cell table:style-name="ID0ECUEK" office:value-type="string">
            <text:p>工商業</text:p>
          </table:table-cell>
          <table:table-cell table:number-columns-repeated="248"/>
        </table:table-row>
        <table:table-row xmlns:xdr="http://schemas.openxmlformats.org/drawingml/2006/spreadsheetDrawing" table:style-name="ID0E6HDI">
          <table:table-cell table:style-name="ID0ECUEK" office:value-type="string">
            <text:p>馬祖酒廠產業工會</text:p>
          </table:table-cell>
          <table:table-cell table:style-name="ID0ECUEK"/>
          <table:table-cell table:style-name="ID0EJYEK" office:value-type="string">
            <text:p>46.04.18</text:p>
          </table:table-cell>
          <table:table-cell table:style-name="ID0ECUEK" office:value-type="string">
            <text:p>陳銘水</text:p>
          </table:table-cell>
          <table:table-cell table:style-name="ID0ECUEK" office:value-type="string">
            <text:p>連江縣南竿鄉復興村208號</text:p>
          </table:table-cell>
          <table:table-cell table:style-name="ID0ECUEK" office:value-type="string">
            <text:p>0919-280-980</text:p>
          </table:table-cell>
          <table:table-cell table:style-name="ID0EV1EK" office:value-type="string">
            <text:p>邱建國0912-279-459chienkuochiu@gmail.com</text:p>
          </table:table-cell>
          <table:table-cell table:style-name="ID0ECUEK" office:value-type="string">
            <text:p>工商業</text:p>
          </table:table-cell>
          <table:table-cell table:number-columns-repeated="248"/>
        </table:table-row>
        <table:table-row xmlns:xdr="http://schemas.openxmlformats.org/drawingml/2006/spreadsheetDrawing" table:style-name="ro9">
          <table:table-cell table:style-name="ID0ECUEK" office:value-type="string">
            <text:p>連江縣婦女會</text:p>
          </table:table-cell>
          <table:table-cell table:style-name="ID0ECUEK" office:value-type="float" office:value="920013812">
            <text:p>920013812</text:p>
          </table:table-cell>
          <table:table-cell table:style-name="ID0EJYEK" office:value-type="string">
            <text:p>95.11.13</text:p>
          </table:table-cell>
          <table:table-cell table:style-name="ID0ECUEK" office:value-type="string">
            <text:p>李金梅</text:p>
          </table:table-cell>
          <table:table-cell table:style-name="ID0ECUEK" office:value-type="string">
            <text:p>連江縣南竿鄉復興村208號</text:p>
          </table:table-cell>
          <table:table-cell table:style-name="ID0ECUEK" office:value-type="string">
            <text:p>0836-25895</text:p>
          </table:table-cell>
          <table:table-cell table:style-name="ID0E51EK" office:value-type="string">
            <text:p><text:a xmlns:xlink="http://www.w3.org/1999/xlink" xlink:href="mailto:粱燕林22151zjsmcjo0836@yahoo.com.tw">粱燕林22151zjsmcjo0836@yahoo.com.tw</text:a></text:p>
          </table:table-cell>
          <table:table-cell table:style-name="ID0ECUEK" office:value-type="string">
            <text:p>其他公益</text:p>
          </table:table-cell>
          <table:table-cell table:number-columns-repeated="248"/>
        </table:table-row>
        <table:table-row xmlns:xdr="http://schemas.openxmlformats.org/drawingml/2006/spreadsheetDrawing" table:style-name="ro9">
          <table:table-cell table:style-name="ID0ECUEK" office:value-type="string">
            <text:p>馬祖芙蓉海畫會</text:p>
          </table:table-cell>
          <table:table-cell table:style-name="ID0ECUEK"/>
          <table:table-cell table:style-name="ID0EJYEK" office:value-type="string">
            <text:p>96.01.10</text:p>
          </table:table-cell>
          <table:table-cell table:style-name="ID0ECUEK" office:value-type="string">
            <text:p>李若梅</text:p>
          </table:table-cell>
          <table:table-cell table:style-name="ID0ECUEK" office:value-type="string">
            <text:p>連江縣南竿鄉復興村26-1號</text:p>
          </table:table-cell>
          <table:table-cell table:style-name="ID0ECUEK" office:value-type="string">
            <text:p>0836-88192</text:p>
          </table:table-cell>
          <table:table-cell table:style-name="ID0ECUEK" office:value-type="string">
            <text:p>0912-575-998</text:p>
          </table:table-cell>
          <table:table-cell table:style-name="ID0ECUEK" office:value-type="string">
            <text:p>學術文化</text:p>
          </table:table-cell>
          <table:table-cell table:number-columns-repeated="248"/>
        </table:table-row>
        <table:table-row xmlns:xdr="http://schemas.openxmlformats.org/drawingml/2006/spreadsheetDrawing" table:style-name="ID0EYMDI">
          <table:table-cell table:style-name="ID0ECUEK" office:value-type="string">
            <text:p>連江縣海洋運動遊憩發展協會</text:p>
          </table:table-cell>
          <table:table-cell table:style-name="ID0ECUEK"/>
          <table:table-cell table:style-name="ID0EJYEK" office:value-type="string">
            <text:p>97.01.14</text:p>
          </table:table-cell>
          <table:table-cell table:style-name="ID0ECUEK" office:value-type="string">
            <text:p>王樹欽</text:p>
          </table:table-cell>
          <table:table-cell table:style-name="ID0ECUEK" office:value-type="string">
            <text:p>連江縣北竿鄉塘岐村273-8號</text:p>
          </table:table-cell>
          <table:table-cell table:style-name="ID0ECUEK" office:value-type="float" office:value="921860689">
            <text:p>921860689</text:p>
          </table:table-cell>
          <table:table-cell table:style-name="ID0ECUEK" office:value-type="string">
            <text:p>林慈耀0836-55661</text:p>
          </table:table-cell>
          <table:table-cell table:style-name="ID0ECUEK" office:value-type="string">
            <text:p>其他公益</text:p>
          </table:table-cell>
          <table:table-cell table:number-columns-repeated="248"/>
        </table:table-row>
        <table:table-row xmlns:xdr="http://schemas.openxmlformats.org/drawingml/2006/spreadsheetDrawing" table:style-name="ID0EKODI">
          <table:table-cell table:style-name="ID0ECUEK" office:value-type="string">
            <text:p>馬祖觀光解說協會</text:p>
          </table:table-cell>
          <table:table-cell table:style-name="ID0ECUEK"/>
          <table:table-cell table:style-name="ID0EJYEK" office:value-type="string">
            <text:p>97.05.14</text:p>
          </table:table-cell>
          <table:table-cell table:style-name="ID0ECUEK" office:value-type="string">
            <text:p>林增官</text:p>
          </table:table-cell>
          <table:table-cell table:style-name="ID0ECUEK" office:value-type="string">
            <text:p>連江縣南竿鄉馬祖村15號（自103年3月起改3年1任）</text:p>
          </table:table-cell>
          <table:table-cell table:style-name="ID0ECUEK" office:value-type="string">
            <text:p>0933-034-190</text:p>
          </table:table-cell>
          <table:table-cell table:style-name="ID0ECUEK" office:value-type="string">
            <text:p>廖綺君0933-246-724</text:p>
          </table:table-cell>
          <table:table-cell table:style-name="ID0ECUEK" office:value-type="string">
            <text:p>其他公益</text:p>
          </table:table-cell>
          <table:table-cell table:number-columns-repeated="248"/>
        </table:table-row>
        <table:table-row xmlns:xdr="http://schemas.openxmlformats.org/drawingml/2006/spreadsheetDrawing" table:style-name="ro9">
          <table:table-cell table:style-name="ID0ECUEK" office:value-type="string">
            <text:p>銘傳大學校友會</text:p>
          </table:table-cell>
          <table:table-cell table:style-name="ID0ECUEK"/>
          <table:table-cell table:style-name="ID0EJYEK" office:value-type="string">
            <text:p>98.02.19</text:p>
          </table:table-cell>
          <table:table-cell table:style-name="ID0ECUEK" office:value-type="string">
            <text:p>李文鵬</text:p>
          </table:table-cell>
          <table:table-cell table:style-name="ID0ECUEK" office:value-type="string">
            <text:p>連江縣南竿鄉復興村39號</text:p>
          </table:table-cell>
          <table:table-cell table:style-name="ID0ECUEK" office:value-type="string">
            <text:p>0836-22705</text:p>
          </table:table-cell>
          <table:table-cell table:style-name="ID0ECUEK"/>
          <table:table-cell table:style-name="ID0ECUEK" office:value-type="string">
            <text:p>同學校友會</text:p>
          </table:table-cell>
          <table:table-cell table:number-columns-repeated="248"/>
        </table:table-row>
        <table:table-row xmlns:xdr="http://schemas.openxmlformats.org/drawingml/2006/spreadsheetDrawing" table:style-name="ID0ENRDI">
          <table:table-cell table:style-name="ID0ECUEK" office:value-type="string">
            <text:p>馬祖王氏宗親聯誼會</text:p>
          </table:table-cell>
          <table:table-cell table:style-name="ID0ECUEK" office:value-type="float" office:value="980017168">
            <text:p>980017168</text:p>
          </table:table-cell>
          <table:table-cell table:style-name="ID0EJYEK" office:value-type="string">
            <text:p>98.05.01</text:p>
          </table:table-cell>
          <table:table-cell table:style-name="ID0ECUEK" office:value-type="string">
            <text:p>王詩如</text:p>
          </table:table-cell>
          <table:table-cell table:style-name="ID0ECUEK" office:value-type="string">
            <text:p>連江縣北竿鄉板里村36號</text:p>
          </table:table-cell>
          <table:table-cell table:style-name="ID0ECUEK" office:value-type="string">
            <text:p>0836-22426</text:p>
          </table:table-cell>
          <table:table-cell table:style-name="ID0ECUEK" office:value-type="string">
            <text:p>王建華0932-926-458</text:p>
          </table:table-cell>
          <table:table-cell table:style-name="ID0ECUEK" office:value-type="string">
            <text:p>宗親會</text:p>
          </table:table-cell>
          <table:table-cell table:number-columns-repeated="248"/>
        </table:table-row>
        <table:table-row xmlns:xdr="http://schemas.openxmlformats.org/drawingml/2006/spreadsheetDrawing" table:style-name="ro9">
          <table:table-cell table:style-name="ID0ECUEK" office:value-type="string">
            <text:p>連江縣醫師公會</text:p>
          </table:table-cell>
          <table:table-cell table:style-name="ID0ECUEK"/>
          <table:table-cell table:style-name="ID0EJYEK" office:value-type="string">
            <text:p>98.05.11</text:p>
          </table:table-cell>
          <table:table-cell table:style-name="ID0ECUEK" office:value-type="string">
            <text:p>張志華</text:p>
          </table:table-cell>
          <table:table-cell table:style-name="ID0ECUEK" office:value-type="string">
            <text:p>連江縣南竿鄉復興村216-1號</text:p>
          </table:table-cell>
          <table:table-cell table:style-name="ID0ECUEK" office:value-type="string">
            <text:p>0836-25154</text:p>
          </table:table-cell>
          <table:table-cell table:style-name="ID0ECUEK"/>
          <table:table-cell table:style-name="ID0ECUEK" office:value-type="string">
            <text:p>醫療衛生</text:p>
          </table:table-cell>
          <table:table-cell table:number-columns-repeated="248"/>
        </table:table-row>
        <table:table-row xmlns:xdr="http://schemas.openxmlformats.org/drawingml/2006/spreadsheetDrawing" table:style-name="ID0ERUDI">
          <table:table-cell table:style-name="ID0ECUEK" office:value-type="string">
            <text:p>連江縣退休公教人員協會</text:p>
          </table:table-cell>
          <table:table-cell table:style-name="ID0ECUEK"/>
          <table:table-cell table:style-name="ID0EJYEK" office:value-type="string">
            <text:p>98.05.27</text:p>
          </table:table-cell>
          <table:table-cell table:style-name="ID0EAXEK" office:value-type="string">
            <text:p>陳善茂</text:p>
          </table:table-cell>
          <table:table-cell table:style-name="ID0ECUEK" office:value-type="string">
            <text:p>連江縣南竿鄉馬祖村5號</text:p>
          </table:table-cell>
          <table:table-cell table:style-name="ID0EFZEK" office:value-type="string">
            <text:p><text:a xmlns:xlink="http://www.w3.org/1999/xlink" xlink:href="mailto:0933-933195信箱matsu100@yahoo.com.tw">0933-933195信箱matsu100@yahoo.com.tw</text:a></text:p>
          </table:table-cell>
          <table:table-cell table:style-name="ID0ECUEK" office:value-type="string">
            <text:p>李寶玉0932-261-764</text:p>
          </table:table-cell>
          <table:table-cell table:style-name="ID0ECUEK" office:value-type="string">
            <text:p>其他公益</text:p>
          </table:table-cell>
          <table:table-cell table:number-columns-repeated="248"/>
        </table:table-row>
        <table:table-row xmlns:xdr="http://schemas.openxmlformats.org/drawingml/2006/spreadsheetDrawing" table:style-name="ID0EEWDI">
          <table:table-cell table:style-name="ID0ECUEK" office:value-type="string">
            <text:p>連江縣新移民女性關懷協會</text:p>
          </table:table-cell>
          <table:table-cell table:style-name="ID0ECUEK" office:value-type="float" office:value="980024264">
            <text:p>980024264</text:p>
          </table:table-cell>
          <table:table-cell table:style-name="ID0EJYEK" office:value-type="string">
            <text:p>98.06.27</text:p>
          </table:table-cell>
          <table:table-cell table:style-name="ID0ECUEK" office:value-type="string">
            <text:p>鄭嬌英</text:p>
          </table:table-cell>
          <table:table-cell table:style-name="ID0ECUEK" office:value-type="string">
            <text:p>連江縣南竿鄉介壽村63號(0912-575-998)</text:p>
          </table:table-cell>
          <table:table-cell table:style-name="ID0ECUEK" office:value-type="float" office:value="22456">
            <text:p>22456</text:p>
          </table:table-cell>
          <table:table-cell table:style-name="ID0ECUEK" office:value-type="string">
            <text:p>劉淑珍0933-931357</text:p>
          </table:table-cell>
          <table:table-cell table:style-name="ID0ECUEK" office:value-type="string">
            <text:p>其他公益</text:p>
          </table:table-cell>
          <table:table-cell table:number-columns-repeated="248"/>
        </table:table-row>
        <table:table-row xmlns:xdr="http://schemas.openxmlformats.org/drawingml/2006/spreadsheetDrawing" table:style-name="ID0EYXDI">
          <table:table-cell table:style-name="ID0ECUEK" office:value-type="string">
            <text:p>馬祖後備憲兵荷松協會</text:p>
          </table:table-cell>
          <table:table-cell table:style-name="ID0ECUEK"/>
          <table:table-cell table:style-name="ID0EJYEK" office:value-type="string">
            <text:p>98.09.16</text:p>
          </table:table-cell>
          <table:table-cell table:style-name="ID0ECUEK" office:value-type="string">
            <text:p>陳立誠</text:p>
          </table:table-cell>
          <table:table-cell table:style-name="ID0ECUEK" office:value-type="string">
            <text:p>連江縣南竿鄉福澳村113-1號</text:p>
          </table:table-cell>
          <table:table-cell table:style-name="ID0ECUEK" office:value-type="string">
            <text:p>0933-933-110</text:p>
          </table:table-cell>
          <table:table-cell table:style-name="ID0ECUEK" office:value-type="string">
            <text:p>陳建國0921-930-219</text:p>
          </table:table-cell>
          <table:table-cell table:style-name="ID0ECUEK" office:value-type="string">
            <text:p>其他公益</text:p>
          </table:table-cell>
          <table:table-cell table:number-columns-repeated="248"/>
        </table:table-row>
        <table:table-row xmlns:xdr="http://schemas.openxmlformats.org/drawingml/2006/spreadsheetDrawing" table:style-name="ro9">
          <table:table-cell table:style-name="ID0ECUEK" office:value-type="string">
            <text:p>連江縣台灣原住民文化發展協會</text:p>
          </table:table-cell>
          <table:table-cell table:style-name="ID0ECUEK"/>
          <table:table-cell table:style-name="ID0EJYEK" office:value-type="string">
            <text:p>99.10.20</text:p>
          </table:table-cell>
          <table:table-cell table:style-name="ID0ECUEK" office:value-type="string">
            <text:p>黃春雄</text:p>
          </table:table-cell>
          <table:table-cell table:style-name="ID0ECUEK" office:value-type="string">
            <text:p>連江縣南竿鄉介壽村238號</text:p>
          </table:table-cell>
          <table:table-cell table:style-name="ID0ECUEK" office:value-type="string">
            <text:p>0836-23799</text:p>
          </table:table-cell>
          <table:table-cell table:style-name="ID0ECUEK" office:value-type="string">
            <text:p>黃春雄23798</text:p>
          </table:table-cell>
          <table:table-cell table:style-name="ID0ECUEK" office:value-type="string">
            <text:p>學術文化</text:p>
          </table:table-cell>
          <table:table-cell table:number-columns-repeated="248"/>
        </table:table-row>
        <table:table-row xmlns:xdr="http://schemas.openxmlformats.org/drawingml/2006/spreadsheetDrawing" table:style-name="ID0E51DI">
          <table:table-cell table:style-name="ID0ECUEK" office:value-type="string">
            <text:p>馬祖北極玄天宮宗教發展協會</text:p>
          </table:table-cell>
          <table:table-cell table:style-name="ID0ECUEK" office:value-type="float" office:value="990040048">
            <text:p>990040048</text:p>
          </table:table-cell>
          <table:table-cell table:style-name="ID0EJYEK" office:value-type="string">
            <text:p>99.12.20</text:p>
          </table:table-cell>
          <table:table-cell table:style-name="ID0ECUEK" office:value-type="string">
            <text:p>陳書建</text:p>
          </table:table-cell>
          <table:table-cell table:style-name="ID0ECUEK" office:value-type="string">
            <text:p>連江縣南竿鄉介壽村353號</text:p>
          </table:table-cell>
          <table:table-cell table:style-name="ID0ECUEK" office:value-type="string">
            <text:p>0836-25474</text:p>
          </table:table-cell>
          <table:table-cell table:style-name="ID0ECUEK" office:value-type="string">
            <text:p>陳金利0933-239-666</text:p>
          </table:table-cell>
          <table:table-cell table:style-name="ID0ECUEK" office:value-type="string">
            <text:p>宗教</text:p>
          </table:table-cell>
          <table:table-cell table:number-columns-repeated="248"/>
        </table:table-row>
        <table:table-row xmlns:xdr="http://schemas.openxmlformats.org/drawingml/2006/spreadsheetDrawing" table:style-name="ID0ES3DI">
          <table:table-cell table:style-name="ID0ECUEK" office:value-type="string">
            <text:p>馬祖曹氏發展聯誼協會</text:p>
          </table:table-cell>
          <table:table-cell table:style-name="ID0ECUEK"/>
          <table:table-cell table:style-name="ID0EJYEK" office:value-type="string">
            <text:p>99.11.20</text:p>
          </table:table-cell>
          <table:table-cell table:style-name="ID0ECUEK" office:value-type="string">
            <text:p>曹丞君</text:p>
          </table:table-cell>
          <table:table-cell table:style-name="ID0ECUEK" office:value-type="string">
            <text:p>連江縣南竿鄉復興村145-1號</text:p>
          </table:table-cell>
          <table:table-cell table:style-name="ID0ECUEK" office:value-type="string">
            <text:p>0836-55662/0912-575488</text:p>
          </table:table-cell>
          <table:table-cell table:style-name="ID0ECUEK"/>
          <table:table-cell table:style-name="ID0ECUEK" office:value-type="string">
            <text:p>宗親會</text:p>
          </table:table-cell>
          <table:table-cell table:number-columns-repeated="248"/>
        </table:table-row>
        <table:table-row xmlns:xdr="http://schemas.openxmlformats.org/drawingml/2006/spreadsheetDrawing" table:style-name="ID0ED5DI">
          <table:table-cell table:style-name="ID0ECUEK" office:value-type="string">
            <text:p>連江縣南竿鄉體育會</text:p>
          </table:table-cell>
          <table:table-cell table:style-name="ID0ECUEK"/>
          <table:table-cell table:style-name="ID0EJYEK" office:value-type="string">
            <text:p>100.3.30</text:p>
          </table:table-cell>
          <table:table-cell table:style-name="ID0ECUEK" office:value-type="string">
            <text:p>游恆毅</text:p>
          </table:table-cell>
          <table:table-cell table:style-name="ID0ECUEK" office:value-type="string">
            <text:p>連江縣南竿鄉介壽村63號</text:p>
          </table:table-cell>
          <table:table-cell table:style-name="ID0ECUEK" office:value-type="string">
            <text:p>0937-053-764</text:p>
          </table:table-cell>
          <table:table-cell table:style-name="ID0ECUEK" office:value-type="string">
            <text:p>曹天昇0919-991-775</text:p>
          </table:table-cell>
          <table:table-cell table:style-name="ID0ECUEK" office:value-type="string">
            <text:p>體育</text:p>
          </table:table-cell>
          <table:table-cell table:number-columns-repeated="248"/>
        </table:table-row>
        <table:table-row xmlns:xdr="http://schemas.openxmlformats.org/drawingml/2006/spreadsheetDrawing" table:style-name="ID0EW6DI">
          <table:table-cell table:style-name="ID0ECUEK" office:value-type="string">
            <text:p>福建旅引同鄉會</text:p>
          </table:table-cell>
          <table:table-cell table:style-name="ID0ECUEK" office:value-type="float" office:value="1000012529">
            <text:p>1000012529</text:p>
          </table:table-cell>
          <table:table-cell table:style-name="ID0EJ2EK" office:value-type="string">
            <text:p>100.06.08</text:p>
          </table:table-cell>
          <table:table-cell table:style-name="ID0ECUEK" office:value-type="string">
            <text:p>林啟棟</text:p>
          </table:table-cell>
          <table:table-cell table:style-name="ID0ECUEK" office:value-type="string">
            <text:p>連江縣東引鄉樂華村45號</text:p>
          </table:table-cell>
          <table:table-cell table:style-name="ID0ECUEK" office:value-type="string">
            <text:p>0937-643662/76223</text:p>
          </table:table-cell>
          <table:table-cell table:style-name="ID0ECUEK" office:value-type="string">
            <text:p>陳耿信0926-398-037</text:p>
          </table:table-cell>
          <table:table-cell table:style-name="ID0ECUEK" office:value-type="string">
            <text:p>同鄉會</text:p>
          </table:table-cell>
          <table:table-cell table:number-columns-repeated="248"/>
        </table:table-row>
        <table:table-row xmlns:xdr="http://schemas.openxmlformats.org/drawingml/2006/spreadsheetDrawing" table:style-name="ID0ELBAK">
          <table:table-cell table:style-name="ID0ECUEK" office:value-type="string">
            <text:p>馬祖陣頭文化協會</text:p>
          </table:table-cell>
          <table:table-cell table:style-name="ID0ECUEK"/>
          <table:table-cell table:style-name="ID0EJYEK" office:value-type="string">
            <text:p>100.06.15</text:p>
          </table:table-cell>
          <table:table-cell table:style-name="ID0ECUEK" office:value-type="string">
            <text:p>甘裕新</text:p>
          </table:table-cell>
          <table:table-cell table:style-name="ID0ECUEK" office:value-type="string">
            <text:p>連江縣南竿鄉介壽村35號（1020628理事長改甘裕新、原李忠堅）</text:p>
          </table:table-cell>
          <table:table-cell table:style-name="ID0ECUEK" office:value-type="string">
            <text:p>0933-077256</text:p>
          </table:table-cell>
          <table:table-cell table:style-name="ID0ECUEK" office:value-type="string">
            <text:p>陳彥昂-0919-919-626.22095</text:p>
          </table:table-cell>
          <table:table-cell table:style-name="ID0ECUEK" office:value-type="string">
            <text:p>其他公益</text:p>
          </table:table-cell>
          <table:table-cell table:number-columns-repeated="248"/>
        </table:table-row>
        <table:table-row xmlns:xdr="http://schemas.openxmlformats.org/drawingml/2006/spreadsheetDrawing" table:style-name="ro9">
          <table:table-cell table:style-name="ID0ECUEK" office:value-type="string">
            <text:p>連江縣教師職業工會</text:p>
          </table:table-cell>
          <table:table-cell table:style-name="ID0ECUEK"/>
          <table:table-cell table:style-name="ID0EJYEK" office:value-type="string">
            <text:p>100.05.22</text:p>
          </table:table-cell>
          <table:table-cell table:style-name="ID0ECUEK" office:value-type="string">
            <text:p>王連發</text:p>
          </table:table-cell>
          <table:table-cell table:style-name="ID0ECUEK" office:value-type="string">
            <text:p>連江縣南竿鄉馬祖村4號</text:p>
          </table:table-cell>
          <table:table-cell table:style-name="ID0ECUEK" office:value-type="string">
            <text:p>0928-534-439</text:p>
          </table:table-cell>
          <table:table-cell table:style-name="ID0ECUEK"/>
          <table:table-cell table:style-name="ID0ECUEK" office:value-type="string">
            <text:p>自由職業</text:p>
          </table:table-cell>
          <table:table-cell table:number-columns-repeated="248"/>
        </table:table-row>
        <table:table-row xmlns:xdr="http://schemas.openxmlformats.org/drawingml/2006/spreadsheetDrawing" table:style-name="ID0EOEAK">
          <table:table-cell table:style-name="ID0ECUEK" office:value-type="string">
            <text:p>馬祖雅韻合唱協會</text:p>
          </table:table-cell>
          <table:table-cell table:style-name="ID0ECUEK"/>
          <table:table-cell table:style-name="ID0EJYEK" office:value-type="string">
            <text:p>(103.7.1-105.6.30)</text:p>
          </table:table-cell>
          <table:table-cell table:style-name="ID0ECUEK" office:value-type="string">
            <text:p>鄭嬌英</text:p>
          </table:table-cell>
          <table:table-cell table:style-name="ID0ECUEK" office:value-type="string">
            <text:p>連江縣南竿鄉復興村29號</text:p>
          </table:table-cell>
          <table:table-cell table:style-name="ID0ECUEK" office:value-type="string">
            <text:p>0836-23575</text:p>
          </table:table-cell>
          <table:table-cell table:style-name="ID0ECUEK" office:value-type="string">
            <text:p>劉芃蕎0932-260144</text:p>
          </table:table-cell>
          <table:table-cell table:style-name="ID0ECUEK" office:value-type="string">
            <text:p>其他公益</text:p>
          </table:table-cell>
          <table:table-cell table:number-columns-repeated="248"/>
        </table:table-row>
        <table:table-row xmlns:xdr="http://schemas.openxmlformats.org/drawingml/2006/spreadsheetDrawing" table:style-name="ID0EBGAK">
          <table:table-cell table:style-name="ID0ECUEK" office:value-type="string">
            <text:p>東引台灣同鄉會</text:p>
          </table:table-cell>
          <table:table-cell table:style-name="ID0ECUEK"/>
          <table:table-cell table:style-name="ID0EJYEK" office:value-type="string">
            <text:p>100.06.17</text:p>
          </table:table-cell>
          <table:table-cell table:style-name="ID0ECUEK" office:value-type="string">
            <text:p>廖信慈</text:p>
          </table:table-cell>
          <table:table-cell table:style-name="ID0ECUEK" office:value-type="string">
            <text:p>連江縣東引鄉中柳村114號</text:p>
          </table:table-cell>
          <table:table-cell table:style-name="ID0ECUEK" office:value-type="string">
            <text:p>0937-303-722</text:p>
          </table:table-cell>
          <table:table-cell table:style-name="ID0ECUEK" office:value-type="string">
            <text:p>沈駿璿0937-029-938</text:p>
          </table:table-cell>
          <table:table-cell table:style-name="ID0ECUEK" office:value-type="string">
            <text:p>同鄉會</text:p>
          </table:table-cell>
          <table:table-cell table:number-columns-repeated="248"/>
        </table:table-row>
        <table:table-row xmlns:xdr="http://schemas.openxmlformats.org/drawingml/2006/spreadsheetDrawing" table:style-name="ID0EUHAK">
          <table:table-cell table:style-name="ID0ECUEK" office:value-type="string">
            <text:p>連江縣馬祖戰地文化協會</text:p>
          </table:table-cell>
          <table:table-cell table:style-name="ID0ECUEK" office:value-type="float" office:value="1030014971">
            <text:p>1030014971</text:p>
          </table:table-cell>
          <table:table-cell table:style-name="ID0EJ2EK" office:value-type="string">
            <text:p>     100.06.25</text:p>
          </table:table-cell>
          <table:table-cell table:style-name="ID0ECUEK" office:value-type="string">
            <text:p>黃燕賽</text:p>
          </table:table-cell>
          <table:table-cell table:style-name="ID0ECUEK" office:value-type="string">
            <text:p>連江縣南竿鄉馬祖村8號5樓</text:p>
          </table:table-cell>
          <table:table-cell table:style-name="ID0ECUEK" office:value-type="string">
            <text:p>0911-660-914</text:p>
          </table:table-cell>
          <table:table-cell table:style-name="ID0ECUEK" office:value-type="string">
            <text:p>周志朝0975-023-003</text:p>
          </table:table-cell>
          <table:table-cell table:style-name="ID0ECUEK" office:value-type="string">
            <text:p>學術文化</text:p>
          </table:table-cell>
          <table:table-cell table:number-columns-repeated="248"/>
        </table:table-row>
        <table:table-row xmlns:xdr="http://schemas.openxmlformats.org/drawingml/2006/spreadsheetDrawing" table:style-name="ID0EJJAK">
          <table:table-cell table:style-name="ID0ECUEK" office:value-type="string">
            <text:p>連江縣育幼家扶協會</text:p>
          </table:table-cell>
          <table:table-cell table:style-name="ID0ECUEK"/>
          <table:table-cell table:style-name="ID0EJYEK" office:value-type="string">
            <text:p>101.01.06</text:p>
          </table:table-cell>
          <table:table-cell table:style-name="ID0ECUEK" office:value-type="string">
            <text:p>林寶霞</text:p>
          </table:table-cell>
          <table:table-cell table:style-name="ID0ECUEK" office:value-type="string">
            <text:p>連江縣南竿鄉仁愛村13號</text:p>
          </table:table-cell>
          <table:table-cell table:style-name="ID0ECUEK" office:value-type="string">
            <text:p>0919-919808.0836-23576</text:p>
          </table:table-cell>
          <table:table-cell table:style-name="ID0ECUEK" office:value-type="string">
            <text:p>曹金國0933-246-986</text:p>
          </table:table-cell>
          <table:table-cell table:style-name="ID0ECUEK" office:value-type="string">
            <text:p>其他公益</text:p>
          </table:table-cell>
          <table:table-cell table:number-columns-repeated="248"/>
        </table:table-row>
        <table:table-row xmlns:xdr="http://schemas.openxmlformats.org/drawingml/2006/spreadsheetDrawing" table:style-name="ro9">
          <table:table-cell table:style-name="ID0ECUEK" office:value-type="string">
            <text:p>東引九天玄女鳳凰宮文教發展協會</text:p>
          </table:table-cell>
          <table:table-cell table:style-name="ID0ECUEK"/>
          <table:table-cell table:style-name="ID0EJYEK" office:value-type="string">
            <text:p>101.09.07</text:p>
          </table:table-cell>
          <table:table-cell table:style-name="ID0ECUEK" office:value-type="string">
            <text:p>何明堂</text:p>
          </table:table-cell>
          <table:table-cell table:style-name="ID0ECUEK" office:value-type="string">
            <text:p>連江縣東引鄉樂華村26號</text:p>
          </table:table-cell>
          <table:table-cell table:style-name="ID0ECUEK" office:value-type="float" office:value="76168">
            <text:p>76168</text:p>
          </table:table-cell>
          <table:table-cell table:style-name="ID0ECUEK"/>
          <table:table-cell table:style-name="ID0ECUEK" office:value-type="string">
            <text:p>宗教</text:p>
          </table:table-cell>
          <table:table-cell table:number-columns-repeated="248"/>
        </table:table-row>
        <table:table-row xmlns:xdr="http://schemas.openxmlformats.org/drawingml/2006/spreadsheetDrawing" table:style-name="ID0ELMAK">
          <table:table-cell table:style-name="ID0ECUEK" office:value-type="string">
            <text:p>馬祖精緻農漁產業協會</text:p>
          </table:table-cell>
          <table:table-cell table:style-name="ID0ECUEK"/>
          <table:table-cell table:style-name="ID0EJYEK" office:value-type="string">
            <text:p>101.09.28</text:p>
          </table:table-cell>
          <table:table-cell table:style-name="ID0ECUEK" office:value-type="string">
            <text:p>陳志華</text:p>
          </table:table-cell>
          <table:table-cell table:style-name="ID0ECUEK" office:value-type="string">
            <text:p>連江縣南竿鄉四維村72號</text:p>
          </table:table-cell>
          <table:table-cell table:style-name="ID0ECUEK" office:value-type="string">
            <text:p>0932-161-175</text:p>
          </table:table-cell>
          <table:table-cell table:style-name="ID0ECUEK" office:value-type="string">
            <text:p><text:a xmlns:xlink="http://www.w3.org/1999/xlink" xlink:href="mailto:黃玲0932-039-713huang.lin168@hotmail.com">黃玲 0932-039-713信箱：huang.lin168@hotmail.com</text:a></text:p>
          </table:table-cell>
          <table:table-cell table:style-name="ID0ECUEK" office:value-type="string">
            <text:p>其他公益</text:p>
          </table:table-cell>
          <table:table-cell table:number-columns-repeated="248"/>
        </table:table-row>
        <table:table-row xmlns:xdr="http://schemas.openxmlformats.org/drawingml/2006/spreadsheetDrawing" table:style-name="ID0E5NAK">
          <table:table-cell table:style-name="ID0ECUEK" office:value-type="string">
            <text:p>連江縣青年志工協會</text:p>
          </table:table-cell>
          <table:table-cell table:style-name="ID0ECUEK"/>
          <table:table-cell table:style-name="ID0EJYEK" office:value-type="string">
            <text:p>101.09.27</text:p>
          </table:table-cell>
          <table:table-cell table:style-name="ID0ECUEK" office:value-type="string">
            <text:p>曹爾章</text:p>
          </table:table-cell>
          <table:table-cell table:style-name="ID0ECUEK" office:value-type="string">
            <text:p>連江縣南竿鄉介壽村63號</text:p>
          </table:table-cell>
          <table:table-cell table:style-name="ID0ECUEK"/>
          <table:table-cell table:style-name="ID0ECUEK" office:value-type="string">
            <text:p>游恆毅0937-053-764</text:p>
          </table:table-cell>
          <table:table-cell table:style-name="ID0ECUEK" office:value-type="string">
            <text:p>其他公益</text:p>
          </table:table-cell>
          <table:table-cell table:number-columns-repeated="248"/>
        </table:table-row>
        <table:table-row xmlns:xdr="http://schemas.openxmlformats.org/drawingml/2006/spreadsheetDrawing" table:style-name="ro9">
          <table:table-cell table:style-name="ID0ECUEK" office:value-type="string">
            <text:p>馬祖觀光特色產品發展協會</text:p>
          </table:table-cell>
          <table:table-cell table:style-name="ID0ECUEK"/>
          <table:table-cell table:style-name="ID0EJYEK" office:value-type="string">
            <text:p>102.01.04</text:p>
          </table:table-cell>
          <table:table-cell table:style-name="ID0ECUEK" office:value-type="string">
            <text:p>劉依金</text:p>
          </table:table-cell>
          <table:table-cell table:style-name="ID0ECUEK" office:value-type="string">
            <text:p>連江縣南竿鄉福沃村57號</text:p>
          </table:table-cell>
          <table:table-cell table:style-name="ID0ECUEK"/>
          <table:table-cell table:style-name="ID0ECUEK"/>
          <table:table-cell table:style-name="ID0ECUEK" office:value-type="string">
            <text:p>其他公益</text:p>
          </table:table-cell>
          <table:table-cell table:number-columns-repeated="248"/>
        </table:table-row>
        <table:table-row xmlns:xdr="http://schemas.openxmlformats.org/drawingml/2006/spreadsheetDrawing" table:style-name="ID0E5QAK">
          <table:table-cell table:style-name="ID0ECUEK" office:value-type="string">
            <text:p>馬祖兒童美術協會</text:p>
          </table:table-cell>
          <table:table-cell table:style-name="ID0ECUEK" office:value-type="string">
            <text:p>連民社證字第1020008181號</text:p>
          </table:table-cell>
          <table:table-cell table:style-name="ID0EJYEK" office:value-type="string">
            <text:p>102.02.01</text:p>
          </table:table-cell>
          <table:table-cell table:style-name="ID0ECUEK" office:value-type="string">
            <text:p>曹丞君</text:p>
          </table:table-cell>
          <table:table-cell table:style-name="ID0ECUEK" office:value-type="string">
            <text:p>連江縣南竿鄉介壽村39號（總幹事劉麗珠0975863552）</text:p>
          </table:table-cell>
          <table:table-cell table:style-name="ID0ECUEK" office:value-type="string">
            <text:p>0912-575-488</text:p>
          </table:table-cell>
          <table:table-cell table:style-name="ID0ECUEK" office:value-type="string">
            <text:p>劉麗珠0836-22559</text:p>
          </table:table-cell>
          <table:table-cell table:style-name="ID0ECUEK" office:value-type="string">
            <text:p>學術文化</text:p>
          </table:table-cell>
          <table:table-cell table:number-columns-repeated="248"/>
        </table:table-row>
        <table:table-row xmlns:xdr="http://schemas.openxmlformats.org/drawingml/2006/spreadsheetDrawing" table:style-name="ID0ETSAK">
          <table:table-cell table:style-name="ID0ECUEK" office:value-type="string">
            <text:p>馬祖民宿發展協會</text:p>
          </table:table-cell>
          <table:table-cell table:style-name="ID0ECUEK"/>
          <table:table-cell table:style-name="ID0EJYEK" office:value-type="string">
            <text:p>102.04.10</text:p>
          </table:table-cell>
          <table:table-cell table:style-name="ID0ECUEK" office:value-type="string">
            <text:p>莊順福</text:p>
          </table:table-cell>
          <table:table-cell table:style-name="ID0ECUEK" office:value-type="string">
            <text:p>連江縣南竿鄉津沙村71號</text:p>
          </table:table-cell>
          <table:table-cell table:style-name="ID0ECUEK" office:value-type="string">
            <text:p>0919-280-715</text:p>
          </table:table-cell>
          <table:table-cell table:style-name="ID0ECUEK" office:value-type="string">
            <text:p>黃杏柔0910-342-252</text:p>
          </table:table-cell>
          <table:table-cell table:style-name="ID0ECUEK" office:value-type="string">
            <text:p>其他公益</text:p>
          </table:table-cell>
          <table:table-cell table:number-columns-repeated="248"/>
        </table:table-row>
        <table:table-row xmlns:xdr="http://schemas.openxmlformats.org/drawingml/2006/spreadsheetDrawing" table:style-name="ro9">
          <table:table-cell table:style-name="ID0ECUEK" office:value-type="string">
            <text:p>馬祖信德堂探花府田都元帥信仰文化協會</text:p>
          </table:table-cell>
          <table:table-cell table:style-name="ID0ECUEK"/>
          <table:table-cell table:style-name="ID0EJYEK" office:value-type="string">
            <text:p>102.05.06</text:p>
          </table:table-cell>
          <table:table-cell table:style-name="ID0ECUEK" office:value-type="string">
            <text:p>袁光信</text:p>
          </table:table-cell>
          <table:table-cell table:style-name="ID0ECUEK" office:value-type="string">
            <text:p>連江縣北竿鄉塘岐村65號</text:p>
          </table:table-cell>
          <table:table-cell table:style-name="ID0ECUEK" office:value-type="string">
            <text:p>0988-558-688</text:p>
          </table:table-cell>
          <table:table-cell table:style-name="ID0EFZEK" office:value-type="string">
            <text:p><text:a xmlns:xlink="http://www.w3.org/1999/xlink" xlink:href="mailto:袁孝文黃主任yau791020@yahoo.com.tw">袁孝文/55577</text:a></text:p>
          </table:table-cell>
          <table:table-cell table:style-name="ID0ECUEK" office:value-type="string">
            <text:p>宗教</text:p>
          </table:table-cell>
          <table:table-cell table:number-columns-repeated="248"/>
        </table:table-row>
        <table:table-row xmlns:xdr="http://schemas.openxmlformats.org/drawingml/2006/spreadsheetDrawing" table:style-name="ro9">
          <table:table-cell table:style-name="ID0ECUEK" office:value-type="string">
            <text:p>連江縣青溪新文藝學會</text:p>
          </table:table-cell>
          <table:table-cell table:style-name="ID0ECUEK"/>
          <table:table-cell table:style-name="ID0EJYEK" office:value-type="string">
            <text:p>102.06.28</text:p>
          </table:table-cell>
          <table:table-cell table:style-name="ID0ECUEK" office:value-type="string">
            <text:p>曹楷智</text:p>
          </table:table-cell>
          <table:table-cell table:style-name="ID0ECUEK" office:value-type="string">
            <text:p>連江縣南竿鄉復興村26號（總幹事-余蘭鳳0919991772）</text:p>
          </table:table-cell>
          <table:table-cell table:style-name="ID0ECUEK" office:value-type="string">
            <text:p>0928-505-264</text:p>
          </table:table-cell>
          <table:table-cell table:style-name="ID0ECUEK" office:value-type="string">
            <text:p>余蘭鳳</text:p>
          </table:table-cell>
          <table:table-cell table:style-name="ID0ECUEK" office:value-type="string">
            <text:p>學術文化</text:p>
          </table:table-cell>
          <table:table-cell table:number-columns-repeated="248"/>
        </table:table-row>
        <table:table-row xmlns:xdr="http://schemas.openxmlformats.org/drawingml/2006/spreadsheetDrawing" table:style-name="ID0EKXAK">
          <table:table-cell table:style-name="ID0ECUEK" office:value-type="string">
            <text:p>連江縣基督教女青年會</text:p>
          </table:table-cell>
          <table:table-cell table:style-name="ID0ECUEK"/>
          <table:table-cell table:style-name="ID0EJYEK" office:value-type="string">
            <text:p>102.05.15</text:p>
          </table:table-cell>
          <table:table-cell table:style-name="ID0ECUEK" office:value-type="string">
            <text:p>鄭嬌英</text:p>
          </table:table-cell>
          <table:table-cell table:style-name="ID0ECUEK" office:value-type="string">
            <text:p>連江縣南竿鄉介壽村102-1號（0933-095-030）</text:p>
          </table:table-cell>
          <table:table-cell table:style-name="ID0ECUEK" office:value-type="string">
            <text:p>0836-23536</text:p>
          </table:table-cell>
          <table:table-cell table:style-name="ID0ECUEK" office:value-type="string">
            <text:p>總幹事-陳梅珍0912575586</text:p>
          </table:table-cell>
          <table:table-cell table:style-name="ID0ECUEK" office:value-type="string">
            <text:p>宗教</text:p>
          </table:table-cell>
          <table:table-cell table:number-columns-repeated="248"/>
        </table:table-row>
        <table:table-row xmlns:xdr="http://schemas.openxmlformats.org/drawingml/2006/spreadsheetDrawing" table:style-name="ID0E4YAK">
          <table:table-cell table:style-name="ID0ECUEK" office:value-type="string">
            <text:p>台灣般若自在門協會連江縣馬祖分會</text:p>
          </table:table-cell>
          <table:table-cell table:style-name="ID0ECUEK"/>
          <table:table-cell table:style-name="ID0EJYEK" office:value-type="string">
            <text:p>102.11.19</text:p>
          </table:table-cell>
          <table:table-cell table:style-name="ID0ECUEK" office:value-type="string">
            <text:p>史麗彬</text:p>
          </table:table-cell>
          <table:table-cell table:style-name="ID0ECUEK" office:value-type="string">
            <text:p>新北市林口區忠孝三路33號12樓</text:p>
          </table:table-cell>
          <table:table-cell table:style-name="ID0ECUEK" office:value-type="string">
            <text:p>0928-612-863</text:p>
          </table:table-cell>
          <table:table-cell table:style-name="ID0EFZEK" office:value-type="string">
            <text:p><text:a xmlns:xlink="http://www.w3.org/1999/xlink" xlink:href="mailto:李易璉0926-295-566elein368@">李易璉0926-295-566elein368@</text:a></text:p>
          </table:table-cell>
          <table:table-cell table:style-name="ID0ECUEK" office:value-type="string">
            <text:p>宗教</text:p>
          </table:table-cell>
          <table:table-cell table:number-columns-repeated="248"/>
        </table:table-row>
        <table:table-row xmlns:xdr="http://schemas.openxmlformats.org/drawingml/2006/spreadsheetDrawing" table:style-name="ID0EQ1AK">
          <table:table-cell table:style-name="ID0ECUEK" office:value-type="string">
            <text:p>馬祖童軍會</text:p>
          </table:table-cell>
          <table:table-cell table:style-name="ID0ECUEK" office:value-type="string">
            <text:p>1030008462-1</text:p>
          </table:table-cell>
          <table:table-cell table:style-name="ID0EJYEK" office:value-type="string">
            <text:p>103.02.27</text:p>
          </table:table-cell>
          <table:table-cell table:style-name="ID0ECUEK" office:value-type="string">
            <text:p>楊綏生</text:p>
          </table:table-cell>
          <table:table-cell table:style-name="ID0ECUEK" office:value-type="string">
            <text:p>連江縣南竿鄉四維村72號（總幹事陳其平0912575734）</text:p>
          </table:table-cell>
          <table:table-cell table:style-name="ID0ECUEK" office:value-type="string">
            <text:p>0912-575734</text:p>
          </table:table-cell>
          <table:table-cell table:style-name="ID0ECUEK" office:value-type="string">
            <text:p>黃玲0932-039-713</text:p>
          </table:table-cell>
          <table:table-cell table:style-name="ID0ECUEK" office:value-type="string">
            <text:p>其他公益</text:p>
          </table:table-cell>
          <table:table-cell table:number-columns-repeated="248"/>
        </table:table-row>
        <table:table-row xmlns:xdr="http://schemas.openxmlformats.org/drawingml/2006/spreadsheetDrawing" table:style-name="ro9">
          <table:table-cell table:style-name="ID0ECUEK" office:value-type="string">
            <text:p>八二三台海戰役馬祖參戰民防隊員協會</text:p>
          </table:table-cell>
          <table:table-cell table:style-name="ID0ECUEK" office:value-type="string">
            <text:p>1030009260-1</text:p>
          </table:table-cell>
          <table:table-cell table:style-name="ID0EJYEK" office:value-type="string">
            <text:p>103.01.17</text:p>
          </table:table-cell>
          <table:table-cell table:style-name="ID0ECUEK" office:value-type="string">
            <text:p>游新太</text:p>
          </table:table-cell>
          <table:table-cell table:style-name="ID0ECUEK" office:value-type="string">
            <text:p>連江縣南竿鄉福沃村25號（總幹事陳依明）</text:p>
          </table:table-cell>
          <table:table-cell table:style-name="ID0ECUEK" office:value-type="string">
            <text:p>0836-25666</text:p>
          </table:table-cell>
          <table:table-cell table:style-name="ID0ECUEK"/>
          <table:table-cell table:style-name="ID0ECUEK" office:value-type="string">
            <text:p>其他公益</text:p>
          </table:table-cell>
          <table:table-cell table:number-columns-repeated="248"/>
        </table:table-row>
        <table:table-row xmlns:xdr="http://schemas.openxmlformats.org/drawingml/2006/spreadsheetDrawing" table:style-name="ro9">
          <table:table-cell table:style-name="ID0ECUEK" office:value-type="string">
            <text:p>連江縣西莒傳統技藝協會</text:p>
          </table:table-cell>
          <table:table-cell table:style-name="ID0ECUEK"/>
          <table:table-cell table:style-name="ID0EJYEK" office:value-type="string">
            <text:p>103.03.14</text:p>
          </table:table-cell>
          <table:table-cell table:style-name="ID0ECUEK" office:value-type="string">
            <text:p>陳曉婷</text:p>
          </table:table-cell>
          <table:table-cell table:style-name="ID0ECUEK" office:value-type="string">
            <text:p>連江縣莒光鄉田沃村54號（總幹事陳瑞金0910383554）</text:p>
          </table:table-cell>
          <table:table-cell table:style-name="ID0ECUEK" office:value-type="string">
            <text:p>0912-575273</text:p>
          </table:table-cell>
          <table:table-cell table:style-name="ID0ECUEK"/>
          <table:table-cell table:style-name="ID0ECUEK"/>
          <table:table-cell table:number-columns-repeated="248"/>
        </table:table-row>
        <table:table-row xmlns:xdr="http://schemas.openxmlformats.org/drawingml/2006/spreadsheetDrawing" table:style-name="ID0EF6AK">
          <table:table-cell table:style-name="ID0ECUEK" office:value-type="string">
            <text:p>連江縣藥師公會</text:p>
          </table:table-cell>
          <table:table-cell table:style-name="ID0ECUEK" office:value-type="float" office:value="1040001889">
            <text:p>1040001889</text:p>
          </table:table-cell>
          <table:table-cell table:style-name="ID0EJ2EK" office:value-type="string">
            <text:p>104.01.10</text:p>
          </table:table-cell>
          <table:table-cell table:style-name="ID0ECUEK" office:value-type="string">
            <text:p>陳美金</text:p>
          </table:table-cell>
          <table:table-cell table:style-name="ID0ECUEK" office:value-type="string">
            <text:p><text:span>連江縣復興村2</text:span><text:span text:style-name="ID0EQIEK">17號</text:span></text:p>
          </table:table-cell>
          <table:table-cell table:style-name="ID0ECUEK" office:value-type="string">
            <text:p><text:span>0937</text:span><text:span text:style-name="ID0EEJEK">-</text:span><text:span text:style-name="ID0ERJEK">009</text:span><text:span text:style-name="ID0E3JEK">-</text:span><text:span text:style-name="ID0EJKEK">213</text:span></text:p>
          </table:table-cell>
          <table:table-cell table:style-name="ID0ECUEK" office:value-type="string">
            <text:p><text:span>曹志彬0</text:span><text:span text:style-name="ID0E2KEK">836-23995#2107</text:span></text:p>
          </table:table-cell>
          <table:table-cell table:style-name="ID0ECUEK" office:value-type="string">
            <text:p>醫療衛生</text:p>
          </table:table-cell>
          <table:table-cell table:number-columns-repeated="248"/>
        </table:table-row>
        <table:table-row xmlns:xdr="http://schemas.openxmlformats.org/drawingml/2006/spreadsheetDrawing" table:style-name="ID0EZABK">
          <table:table-cell table:style-name="ID0ECUEK" office:value-type="string">
            <text:p>馬祖大坵島開發觀光渡假村發展協會</text:p>
          </table:table-cell>
          <table:table-cell table:style-name="ID0ECUEK" office:value-type="float" office:value="1040001455">
            <text:p>1040001455</text:p>
          </table:table-cell>
          <table:table-cell table:style-name="ID0EJ2EK" office:value-type="string">
            <text:p>103.12.25</text:p>
          </table:table-cell>
          <table:table-cell table:style-name="ID0ECUEK" office:value-type="string">
            <text:p>王樹欽</text:p>
          </table:table-cell>
          <table:table-cell table:style-name="ID0ECUEK" office:value-type="string">
            <text:p>連江縣北竿鄉塘岐村273-4號</text:p>
          </table:table-cell>
          <table:table-cell table:style-name="ID0ECUEK" office:value-type="string">
            <text:p>0836-55661.0933-109116</text:p>
          </table:table-cell>
          <table:table-cell table:style-name="ID0ECUEK" office:value-type="string">
            <text:p>王靜怡0919-991596</text:p>
          </table:table-cell>
          <table:table-cell table:style-name="ID0ECUEK" office:value-type="string">
            <text:p>其他公益</text:p>
          </table:table-cell>
          <table:table-cell table:number-columns-repeated="248"/>
        </table:table-row>
        <table:table-row xmlns:xdr="http://schemas.openxmlformats.org/drawingml/2006/spreadsheetDrawing" table:style-name="ID0ENCBK">
          <table:table-cell table:style-name="ID0ECUEK" office:value-type="string">
            <text:p>馬祖生活美學協會</text:p>
          </table:table-cell>
          <table:table-cell table:style-name="ID0ETZEK"/>
          <table:table-cell table:style-name="ID0EJ2EK" office:value-type="string">
            <text:p>104.02.10</text:p>
          </table:table-cell>
          <table:table-cell table:style-name="ID0ECUEK" office:value-type="string">
            <text:p>曹成俤</text:p>
          </table:table-cell>
          <table:table-cell table:style-name="ID0ECUEK" office:value-type="string">
            <text:p>連江縣南竿鄉復興村165號</text:p>
          </table:table-cell>
          <table:table-cell table:style-name="ID0ECUEK" office:value-type="string">
            <text:p>0919-280563</text:p>
          </table:table-cell>
          <table:table-cell table:style-name="ID0ECUEK" office:value-type="string">
            <text:p>劉麗珠0975-863552/22559</text:p>
          </table:table-cell>
          <table:table-cell table:style-name="ID0ECUEK" office:value-type="string">
            <text:p>學術文化</text:p>
          </table:table-cell>
          <table:table-cell table:number-columns-repeated="248"/>
        </table:table-row>
        <table:table-row xmlns:xdr="http://schemas.openxmlformats.org/drawingml/2006/spreadsheetDrawing" table:style-name="ID0EAEBK">
          <table:table-cell table:style-name="ID0ECUEK" office:value-type="string">
            <text:p>津沙聚落文化協會</text:p>
          </table:table-cell>
          <table:table-cell table:style-name="ID0ECUEK" office:value-type="float" office:value="1040012505">
            <text:p>1040012505</text:p>
          </table:table-cell>
          <table:table-cell table:style-name="ID0EJYEK" office:value-type="string">
            <text:p>104.03.18</text:p>
          </table:table-cell>
          <table:table-cell table:style-name="ID0ECUEK" office:value-type="string">
            <text:p>邱財寶</text:p>
          </table:table-cell>
          <table:table-cell table:style-name="ID0ECUEK" office:value-type="string">
            <text:p>連江縣南竿鄉津沙村115號</text:p>
          </table:table-cell>
          <table:table-cell table:style-name="ID0EW2EK" office:value-type="string">
            <text:p>0937-003342nufevah11235@gmail.com</text:p>
          </table:table-cell>
          <table:table-cell table:style-name="ID0ECUEK" office:value-type="string">
            <text:p>張靜怡0938-516359</text:p>
          </table:table-cell>
          <table:table-cell table:style-name="ID0ECUEK" office:value-type="string">
            <text:p>學術文化</text:p>
          </table:table-cell>
          <table:table-cell table:number-columns-repeated="248"/>
        </table:table-row>
        <table:table-row xmlns:xdr="http://schemas.openxmlformats.org/drawingml/2006/spreadsheetDrawing" table:style-name="ID0EUFBK">
          <table:table-cell table:style-name="ID0ECUEK" office:value-type="string">
            <text:p>北疆運動休閒觀光旅遊發展協會</text:p>
          </table:table-cell>
          <table:table-cell table:style-name="ID0ECUEK" office:value-type="float" office:value="1040027485">
            <text:p>1040027485</text:p>
          </table:table-cell>
          <table:table-cell table:style-name="ID0EJYEK" office:value-type="string">
            <text:p>104.06.20</text:p>
          </table:table-cell>
          <table:table-cell table:style-name="ID0ECUEK" office:value-type="string">
            <text:p>陳志忠</text:p>
          </table:table-cell>
          <table:table-cell table:style-name="ID0ECUEK" office:value-type="string">
            <text:p>連江縣東引鄉樂華村29號</text:p>
          </table:table-cell>
          <table:table-cell table:style-name="ID0ECUEK" office:value-type="string">
            <text:p>0919-279160</text:p>
          </table:table-cell>
          <table:table-cell table:style-name="ID0ECUEK" office:value-type="string">
            <text:p>王世泉0933-100368</text:p>
          </table:table-cell>
          <table:table-cell table:style-name="ID0ECUEK" office:value-type="string">
            <text:p>其他公益</text:p>
          </table:table-cell>
          <table:table-cell table:number-columns-repeated="248"/>
        </table:table-row>
        <table:table-row xmlns:xdr="http://schemas.openxmlformats.org/drawingml/2006/spreadsheetDrawing" table:style-name="ID0EIHBK">
          <table:table-cell table:style-name="ID0ECUEK" office:value-type="string">
            <text:p>馬祖戰地文化遺產學會</text:p>
          </table:table-cell>
          <table:table-cell table:style-name="ID0ECUEK" office:value-type="float" office:value="1040027830">
            <text:p>1040027830</text:p>
          </table:table-cell>
          <table:table-cell table:style-name="ID0EJYEK" office:value-type="string">
            <text:p>104.06.15</text:p>
          </table:table-cell>
          <table:table-cell table:style-name="ID0ECUEK" office:value-type="string">
            <text:p>王花俤</text:p>
          </table:table-cell>
          <table:table-cell table:style-name="ID0ECUEK" office:value-type="string">
            <text:p>連江縣南竿鄉清水村145號2樓</text:p>
          </table:table-cell>
          <table:table-cell table:style-name="ID0ECUEK" office:value-type="string">
            <text:p>0937-181517</text:p>
          </table:table-cell>
          <table:table-cell table:style-name="ID0ECUEK" office:value-type="string">
            <text:p>劉增亞0931-081049</text:p>
          </table:table-cell>
          <table:table-cell table:style-name="ID0ECUEK" office:value-type="string">
            <text:p>學術文化</text:p>
          </table:table-cell>
          <table:table-cell table:number-columns-repeated="248"/>
        </table:table-row>
        <table:table-row xmlns:xdr="http://schemas.openxmlformats.org/drawingml/2006/spreadsheetDrawing" table:style-name="ID0E3IBK">
          <table:table-cell table:style-name="ID0ECUEK" office:value-type="string">
            <text:p>連江縣旅館民宿發展協會</text:p>
          </table:table-cell>
          <table:table-cell table:style-name="ID0ECUEK" office:value-type="float" office:value="1040034436">
            <text:p>1040034436</text:p>
          </table:table-cell>
          <table:table-cell table:style-name="ID0EJYEK" office:value-type="string">
            <text:p>104.08.01</text:p>
          </table:table-cell>
          <table:table-cell table:style-name="ID0ECUEK" office:value-type="string">
            <text:p>吳明忠</text:p>
          </table:table-cell>
          <table:table-cell table:style-name="ID0ECUEK" office:value-type="string">
            <text:p>連江縣南竿鄉介壽村243號</text:p>
          </table:table-cell>
          <table:table-cell table:style-name="ID0ECUEK" office:value-type="float" office:value="912278717">
            <text:p>912278717</text:p>
          </table:table-cell>
          <table:table-cell table:style-name="ID0ECUEK" office:value-type="string">
            <text:p>曹典鈺09199-19962</text:p>
          </table:table-cell>
          <table:table-cell table:style-name="ID0ECUEK" office:value-type="string">
            <text:p>其他公益</text:p>
          </table:table-cell>
          <table:table-cell table:number-columns-repeated="248"/>
        </table:table-row>
        <table:table-row xmlns:xdr="http://schemas.openxmlformats.org/drawingml/2006/spreadsheetDrawing" table:style-name="ID0EPKBK">
          <table:table-cell table:style-name="ID0ECUEK" office:value-type="string">
            <text:p>馬祖寶島觀光美食文創發展協會</text:p>
          </table:table-cell>
          <table:table-cell table:style-name="ID0ECUEK" office:value-type="float" office:value="1040037221">
            <text:p>1040037221</text:p>
          </table:table-cell>
          <table:table-cell table:style-name="ID0EJYEK" office:value-type="string">
            <text:p>104.09.01</text:p>
          </table:table-cell>
          <table:table-cell table:style-name="ID0ECUEK" office:value-type="string">
            <text:p>林天民</text:p>
          </table:table-cell>
          <table:table-cell table:style-name="ID0ECUEK" office:value-type="string">
            <text:p>連江縣南竿鄉福澳村69號7樓</text:p>
          </table:table-cell>
          <table:table-cell table:style-name="ID0ECUEK" office:value-type="string">
            <text:p>0911-295013</text:p>
          </table:table-cell>
          <table:table-cell table:style-name="ID0ECUEK" office:value-type="string">
            <text:p>0926-979598陳振輝</text:p>
          </table:table-cell>
          <table:table-cell table:style-name="ID0ECUEK" office:value-type="string">
            <text:p>其他公益</text:p>
          </table:table-cell>
          <table:table-cell table:number-columns-repeated="248"/>
        </table:table-row>
        <table:table-row xmlns:xdr="http://schemas.openxmlformats.org/drawingml/2006/spreadsheetDrawing" table:style-name="ID0EDMBK">
          <table:table-cell table:style-name="ID0ECUEK" office:value-type="string">
            <text:p>馬祖原生植物發展協會</text:p>
          </table:table-cell>
          <table:table-cell table:style-name="ID0ECUEK" office:value-type="float" office:value="1050003682">
            <text:p>1050003682</text:p>
          </table:table-cell>
          <table:table-cell table:style-name="ID0ECUEK"/>
          <table:table-cell table:style-name="ID0ECUEK" office:value-type="string">
            <text:p>邱垂旺</text:p>
          </table:table-cell>
          <table:table-cell table:style-name="ID0ECUEK" office:value-type="string">
            <text:p>連江縣南竿鄉馬祖村8號2樓</text:p>
          </table:table-cell>
          <table:table-cell table:style-name="ID0ECUEK" office:value-type="string">
            <text:p>0937-652-867</text:p>
          </table:table-cell>
          <table:table-cell table:style-name="ID0ECUEK" office:value-type="string">
            <text:p>游恆毅 0937-053764</text:p>
          </table:table-cell>
          <table:table-cell table:style-name="ID0ECUEK" office:value-type="string">
            <text:p>其他公益</text:p>
          </table:table-cell>
          <table:table-cell table:number-columns-repeated="248"/>
        </table:table-row>
        <table:table-row xmlns:xdr="http://schemas.openxmlformats.org/drawingml/2006/spreadsheetDrawing" table:style-name="ID0EVNBK">
          <table:table-cell table:style-name="ID0EGWEK" office:value-type="string">
            <text:p>財團法人台灣兒童暨家庭扶助基金會馬祖分事務所</text:p>
          </table:table-cell>
          <table:table-cell table:style-name="ID0ETWEK" office:value-type="string">
            <text:p>105法登財字第1號</text:p>
          </table:table-cell>
          <table:table-cell table:style-name="ID0ECUEK" office:value-type="string">
            <text:p>105.03.17</text:p>
          </table:table-cell>
          <table:table-cell table:style-name="ID0ECUEK" office:value-type="string">
            <text:p>蔡慶珉主任</text:p>
          </table:table-cell>
          <table:table-cell table:style-name="ID0ECUEK" office:value-type="string">
            <text:p>連江縣南竿鄉福沃村63-1號1樓(通訊地址)/南竿鄉馬祖村26號</text:p>
          </table:table-cell>
          <table:table-cell table:style-name="ID0ECUEK" office:value-type="string">
            <text:p>0836-23545</text:p>
          </table:table-cell>
          <table:table-cell table:style-name="ID0ETZEK"/>
          <table:table-cell table:style-name="ID0ETZEK" office:value-type="string">
            <text:p>其他公益團體</text:p>
          </table:table-cell>
          <table:table-cell table:number-columns-repeated="248"/>
        </table:table-row>
        <table:table-row xmlns:xdr="http://schemas.openxmlformats.org/drawingml/2006/spreadsheetDrawing" table:style-name="ID0EIPBK">
          <table:table-cell table:style-name="ID0EGWEK" office:value-type="string">
            <text:p>連江縣汽車商業同業公會</text:p>
          </table:table-cell>
          <table:table-cell table:style-name="ID0EGWEK" office:value-type="string">
            <text:p>連民社證字第1050022498號</text:p>
          </table:table-cell>
          <table:table-cell table:style-name="ID0EGWEK" office:value-type="string">
            <text:p>105.05.23</text:p>
          </table:table-cell>
          <table:table-cell table:style-name="ID0EGWEK" office:value-type="string">
            <text:p>連春福</text:p>
          </table:table-cell>
          <table:table-cell table:style-name="ID0EGWEK" office:value-type="string">
            <text:p>連江縣南竿鄉清水村142號2樓</text:p>
          </table:table-cell>
          <table:table-cell table:style-name="ID0EGWEK"/>
          <table:table-cell table:style-name="ID0EGWEK" office:value-type="string">
            <text:p>楊建平0932-924-286</text:p>
          </table:table-cell>
          <table:table-cell table:style-name="ID0ETZEK" office:value-type="string">
            <text:p>職業團體</text:p>
          </table:table-cell>
          <table:table-cell table:number-columns-repeated="248"/>
        </table:table-row>
        <table:table-row xmlns:xdr="http://schemas.openxmlformats.org/drawingml/2006/spreadsheetDrawing" table:style-name="ID0E2QBK">
          <table:table-cell table:style-name="ID0ECUEK" office:value-type="string">
            <text:p>連江縣民眾服務社</text:p>
          </table:table-cell>
          <table:table-cell table:style-name="ID0ECUEK" office:value-type="string">
            <text:p>連民社證字1050046577號</text:p>
          </table:table-cell>
          <table:table-cell table:style-name="ID0ECUEK" office:value-type="string">
            <text:p>105.10.28</text:p>
          </table:table-cell>
          <table:table-cell table:style-name="ID0ECUEK" office:value-type="string">
            <text:p>林爾平</text:p>
          </table:table-cell>
          <table:table-cell table:style-name="ID0ECUEK" office:value-type="string">
            <text:p>連江縣南竿鄉介壽村63號1樓</text:p>
          </table:table-cell>
          <table:table-cell table:style-name="ID0ECUEK" office:value-type="string">
            <text:p>0932-161740</text:p>
          </table:table-cell>
          <table:table-cell table:style-name="ID0ECUEK" office:value-type="string">
            <text:p>張德安0929-209969</text:p>
          </table:table-cell>
          <table:table-cell table:style-name="ID0ECUEK" office:value-type="string">
            <text:p>其他公益團體</text:p>
          </table:table-cell>
          <table:table-cell table:number-columns-repeated="248"/>
        </table:table-row>
        <table:table-row xmlns:xdr="http://schemas.openxmlformats.org/drawingml/2006/spreadsheetDrawing" table:style-name="ID0EQSBK">
          <table:table-cell table:style-name="ID0ECUEK" office:value-type="string">
            <text:p>連江縣馬祥長期照顧服務會</text:p>
          </table:table-cell>
          <table:table-cell table:style-name="ID0ECUEK" office:value-type="string">
            <text:p>府民勞字第1060006880</text:p>
          </table:table-cell>
          <table:table-cell table:style-name="ID0ECUEK" office:value-type="string">
            <text:p>106.2.24</text:p>
          </table:table-cell>
          <table:table-cell table:style-name="ID0ECUEK" office:value-type="string">
            <text:p>曾登國</text:p>
          </table:table-cell>
          <table:table-cell table:style-name="ID0ECUEK" office:value-type="string">
            <text:p>福沃村100號1樓</text:p>
          </table:table-cell>
          <table:table-cell table:style-name="ID0ECUEK" office:value-type="string">
            <text:p>0989-760929</text:p>
          </table:table-cell>
          <table:table-cell table:style-name="ID0ECUEK"/>
          <table:table-cell table:style-name="ID0ECUEK" office:value-type="string">
            <text:p>其他公益</text:p>
          </table:table-cell>
          <table:table-cell table:number-columns-repeated="248"/>
        </table:table-row>
        <table:table-row xmlns:xdr="http://schemas.openxmlformats.org/drawingml/2006/spreadsheetDrawing" table:style-name="ID0EDUBK">
          <table:table-cell table:style-name="ID0ECUEK" office:value-type="string">
            <text:p>臺北醫學大學連江縣校友會</text:p>
          </table:table-cell>
          <table:table-cell table:style-name="ID0ECUEK" office:value-type="string">
            <text:p>府民勞字第1060010985</text:p>
          </table:table-cell>
          <table:table-cell table:style-name="ID0ECUEK" office:value-type="string">
            <text:p>106.3.2</text:p>
          </table:table-cell>
          <table:table-cell table:style-name="ID0ECUEK" office:value-type="string">
            <text:p>劉增應</text:p>
          </table:table-cell>
          <table:table-cell table:style-name="ID0ECUEK" office:value-type="string">
            <text:p>連江縣南竿鄉復興村217號</text:p>
          </table:table-cell>
          <table:table-cell table:style-name="ID0ECUEK" office:value-type="string">
            <text:p>23995#2156</text:p>
          </table:table-cell>
          <table:table-cell table:style-name="ID0ECUEK" office:value-type="string">
            <text:p>陳鴻斌</text:p>
          </table:table-cell>
          <table:table-cell table:style-name="ID0ECUEK" office:value-type="string">
            <text:p>同學校友會</text:p>
          </table:table-cell>
          <table:table-cell table:number-columns-repeated="248"/>
        </table:table-row>
        <table:table-row xmlns:xdr="http://schemas.openxmlformats.org/drawingml/2006/spreadsheetDrawing" table:style-name="ID0EYVBK">
          <table:table-cell table:style-name="ID0ECUEK" office:value-type="string">
            <text:p>國際獅子會台灣總會300-C2區連江縣馬祖獅子會
</text:p>
          </table:table-cell>
          <table:table-cell table:style-name="ID0ECUEK" office:value-type="string">
            <text:p>府民勞字第1060011163</text:p>
          </table:table-cell>
          <table:table-cell table:style-name="ID0ECUEK" office:value-type="string">
            <text:p>106.3.25</text:p>
          </table:table-cell>
          <table:table-cell table:style-name="ID0ECUEK" office:value-type="string">
            <text:p>曹以標</text:p>
          </table:table-cell>
          <table:table-cell table:style-name="ID0ECUEK" office:value-type="string">
            <text:p>連江縣南竿鄉介壽村235號</text:p>
          </table:table-cell>
          <table:table-cell table:style-name="ID0ECUEK" office:value-type="string">
            <text:p>0932-261707</text:p>
          </table:table-cell>
          <table:table-cell table:style-name="ID0ECUEK" office:value-type="string">
            <text:p>李宗恆</text:p>
          </table:table-cell>
          <table:table-cell table:style-name="ID0ECUEK" office:value-type="string">
            <text:p>其他公益團體</text:p>
          </table:table-cell>
          <table:table-cell table:number-columns-repeated="248"/>
        </table:table-row>
        <table:table-row xmlns:xdr="http://schemas.openxmlformats.org/drawingml/2006/spreadsheetDrawing" table:style-name="ID0ENXBK">
          <table:table-cell table:style-name="ID0ECUEK" office:value-type="string">
            <text:p>馬祖運動休閒觀光發展協會</text:p>
          </table:table-cell>
          <table:table-cell table:style-name="ID0ECUEK" office:value-type="string">
            <text:p>府民勞字第1060015148</text:p>
          </table:table-cell>
          <table:table-cell table:style-name="ID0ECUEK" office:value-type="string">
            <text:p>106.4.25</text:p>
          </table:table-cell>
          <table:table-cell table:style-name="ID0ECUEK" office:value-type="string">
            <text:p>李忠堅</text:p>
          </table:table-cell>
          <table:table-cell table:style-name="ID0ECUEK" office:value-type="string">
            <text:p>連江縣南竿鄉福沃村41號</text:p>
          </table:table-cell>
          <table:table-cell table:style-name="ID0ECUEK" office:value-type="string">
            <text:p>0933-168722</text:p>
          </table:table-cell>
          <table:table-cell table:style-name="ID0ECUEK" office:value-type="string">
            <text:p>傅志斌</text:p>
          </table:table-cell>
          <table:table-cell table:style-name="ID0ECUEK" office:value-type="string">
            <text:p>其他公益團體</text:p>
          </table:table-cell>
          <table:table-cell table:number-columns-repeated="248"/>
        </table:table-row>
        <table:table-row xmlns:xdr="http://schemas.openxmlformats.org/drawingml/2006/spreadsheetDrawing" table:style-name="ID0ECZBK">
          <table:table-cell table:style-name="ID0ECUEK" office:value-type="string">
            <text:p>馬祖青年發展協會</text:p>
          </table:table-cell>
          <table:table-cell table:style-name="ID0ECUEK" office:value-type="string">
            <text:p>府民勞字第1060020065 </text:p>
          </table:table-cell>
          <table:table-cell table:style-name="ID0ECUEK" office:value-type="string">
            <text:p>106.06.01</text:p>
          </table:table-cell>
          <table:table-cell table:style-name="ID0ECUEK" office:value-type="string">
            <text:p>曹雅評</text:p>
          </table:table-cell>
          <table:table-cell table:style-name="ID0ECUEK" office:value-type="string">
            <text:p>連江縣南竿鄉仁愛村69-1號</text:p>
          </table:table-cell>
          <table:table-cell table:style-name="ID0ECUEK" office:value-type="string">
            <text:p>0932-918813 </text:p>
          </table:table-cell>
          <table:table-cell table:style-name="ID0ECUEK" office:value-type="string">
            <text:p>藍文佶</text:p>
          </table:table-cell>
          <table:table-cell table:style-name="ID0ECUEK" office:value-type="string">
            <text:p>其他公益團體</text:p>
          </table:table-cell>
          <table:table-cell table:number-columns-repeated="248"/>
        </table:table-row>
        <table:table-row xmlns:xdr="http://schemas.openxmlformats.org/drawingml/2006/spreadsheetDrawing" table:style-name="ro9">
          <table:table-cell table:style-name="ID0EOXEK"/>
          <table:table-cell table:style-name="ID0EOXEK"/>
          <table:table-cell table:style-name="ID0EOXEK"/>
          <table:table-cell table:style-name="ID0EOXEK"/>
          <table:table-cell table:style-name="ID0EOXEK"/>
          <table:table-cell table:style-name="ID0EOXEK"/>
          <table:table-cell table:style-name="ID0EOXEK"/>
          <table:table-cell table:style-name="ID0EOXEK"/>
          <table:table-cell table:number-columns-repeated="248"/>
        </table:table-row>
        <table:table-row table:style-name="ro9" table:number-rows-repeated="65452">
          <table:table-cell table:number-columns-repeated="256"/>
        </table:table-row>
      </table:table>
      <table:table table:name="解散名冊" table:style-name="ID0EBOFK">
        <table:table-column table:style-name="ID0E1F" table:default-cell-style-name="ID0EPTEK"/>
        <table:table-column table:style-name="ID0EAG" table:default-cell-style-name="ID0EPTEK"/>
        <table:table-column table:style-name="ID0EHG" table:default-cell-style-name="ID0EPTEK"/>
        <table:table-column table:style-name="ID0ENG" table:default-cell-style-name="ID0EPTEK"/>
        <table:table-column table:style-name="ID0EUG" table:default-cell-style-name="ID0EPTEK"/>
        <table:table-column table:style-name="ID0E2G" table:default-cell-style-name="ID0EPTEK"/>
        <table:table-column table:style-name="ID0EBH" table:default-cell-style-name="ID0EPTEK"/>
        <table:table-column table:style-name="co7" table:number-columns-repeated="249" table:default-cell-style-name="ID0EPTEK"/>
        <table:table-row xmlns:xdr="http://schemas.openxmlformats.org/drawingml/2006/spreadsheetDrawing" table:style-name="ID0EIH">
          <table:table-cell table:number-rows-spanned="1" table:number-columns-spanned="8" table:style-name="ID0E6ZEKID0E6ZEK" office:value-type="string">
            <text:p>106年4月20日府民勞字第1060013851號函解散</text:p>
          </table:table-cell>
          <table:covered-table-cell table:number-columns-repeated="7"/>
          <table:table-cell table:number-columns-repeated="248" table:style-name="ID0EWTEK"/>
        </table:table-row>
        <table:table-row xmlns:xdr="http://schemas.openxmlformats.org/drawingml/2006/spreadsheetDrawing" table:style-name="ID0ETAAC">
          <table:table-cell table:style-name="ID0E2XEK" office:value-type="string">
            <text:p>人民團體名稱</text:p>
          </table:table-cell>
          <table:table-cell table:style-name="ID0E2XEK" office:value-type="string">
            <text:p>核准立案字號</text:p>
          </table:table-cell>
          <table:table-cell table:style-name="ID0E2XEK" office:value-type="string">
            <text:p>成立日期</text:p>
          </table:table-cell>
          <table:table-cell table:style-name="ID0E2XEK" office:value-type="string">
            <text:p>理事長/負責人</text:p>
          </table:table-cell>
          <table:table-cell table:style-name="ID0E2XEK" office:value-type="string">
            <text:p>地址</text:p>
          </table:table-cell>
          <table:table-cell table:style-name="ID0E2XEK" office:value-type="string">
            <text:p>電話</text:p>
          </table:table-cell>
          <table:table-cell table:style-name="ID0E2XEK" office:value-type="string">
            <text:p>聯絡人</text:p>
          </table:table-cell>
          <table:table-cell table:style-name="ID0E2XEK" office:value-type="string">
            <text:p>團體類別</text:p>
          </table:table-cell>
          <table:table-cell table:number-columns-repeated="247"/>
          <table:table-cell table:number-columns-repeated="248" table:style-name="ID0EWTEK"/>
        </table:table-row>
        <table:table-row xmlns:xdr="http://schemas.openxmlformats.org/drawingml/2006/spreadsheetDrawing" table:style-name="ro7">
          <table:table-cell table:style-name="ID0ECUEK" office:value-type="string">
            <text:p>馬祖青年創業協會</text:p>
          </table:table-cell>
          <table:table-cell table:style-name="ID0ECUEK"/>
          <table:table-cell table:style-name="ID0EJYEK" office:value-type="string">
            <text:p>99.11.22</text:p>
          </table:table-cell>
          <table:table-cell table:style-name="ID0ECUEK" office:value-type="string">
            <text:p>曹爾章</text:p>
          </table:table-cell>
          <table:table-cell table:style-name="ID0ECUEK" office:value-type="string">
            <text:p>連江縣南竿鄉福澳村51號</text:p>
          </table:table-cell>
          <table:table-cell table:style-name="ID0ECUEK" office:value-type="string">
            <text:p>0919-280-269</text:p>
          </table:table-cell>
          <table:table-cell table:style-name="ID0ECUEK"/>
          <table:table-cell table:style-name="ID0ECUEK" office:value-type="string">
            <text:p>其他公益</text:p>
          </table:table-cell>
          <table:table-cell table:number-columns-repeated="248" table:style-name="ID0EWTEK"/>
        </table:table-row>
        <table:table-row xmlns:xdr="http://schemas.openxmlformats.org/drawingml/2006/spreadsheetDrawing" table:style-name="ID0E4DAC">
          <table:table-cell table:style-name="ID0ECUEK" office:value-type="string">
            <text:p>連江縣海洋漁業產業發展協會</text:p>
          </table:table-cell>
          <table:table-cell table:style-name="ID0ECUEK"/>
          <table:table-cell table:style-name="ID0EJYEK" office:value-type="string">
            <text:p>99.05.27</text:p>
          </table:table-cell>
          <table:table-cell table:style-name="ID0ECUEK" office:value-type="string">
            <text:p>吳金平</text:p>
          </table:table-cell>
          <table:table-cell table:style-name="ID0ECUEK" office:value-type="string">
            <text:p>連江縣北竿鄉塘岐村55號</text:p>
          </table:table-cell>
          <table:table-cell table:style-name="ID0ECUEK" office:value-type="string">
            <text:p>0933-798268</text:p>
          </table:table-cell>
          <table:table-cell table:style-name="ID0ECUEK" office:value-type="string">
            <text:p>黃鵬銓0921931133</text:p>
          </table:table-cell>
          <table:table-cell table:style-name="ID0ECUEK" office:value-type="string">
            <text:p>其他公益</text:p>
          </table:table-cell>
          <table:table-cell table:number-columns-repeated="248" table:style-name="ID0EWTEK"/>
        </table:table-row>
        <table:table-row xmlns:xdr="http://schemas.openxmlformats.org/drawingml/2006/spreadsheetDrawing" table:style-name="ro7">
          <table:table-cell table:style-name="ID0ECUEK" office:value-type="string">
            <text:p>馬港觀光夜市促進會</text:p>
          </table:table-cell>
          <table:table-cell table:style-name="ID0ECUEK"/>
          <table:table-cell table:style-name="ID0EJYEK" office:value-type="string">
            <text:p>102.04.03</text:p>
          </table:table-cell>
          <table:table-cell table:style-name="ID0ECUEK" office:value-type="string">
            <text:p>李金梅</text:p>
          </table:table-cell>
          <table:table-cell table:style-name="ID0ECUEK" office:value-type="string">
            <text:p>連江縣南竿鄉馬祖村83號</text:p>
          </table:table-cell>
          <table:table-cell table:style-name="ID0ECUEK"/>
          <table:table-cell table:style-name="ID0ECUEK"/>
          <table:table-cell table:style-name="ID0ECUEK" office:value-type="string">
            <text:p>其他公益</text:p>
          </table:table-cell>
          <table:table-cell table:number-columns-repeated="248" table:style-name="ID0EWTEK"/>
        </table:table-row>
        <table:table-row xmlns:xdr="http://schemas.openxmlformats.org/drawingml/2006/spreadsheetDrawing" table:style-name="ID0ECHAC">
          <table:table-cell table:style-name="ID0ECUEK" office:value-type="string">
            <text:p>馬祖體驗文化觀光交流協會</text:p>
          </table:table-cell>
          <table:table-cell table:style-name="ID0ECUEK"/>
          <table:table-cell table:style-name="ID0EJYEK" office:value-type="string">
            <text:p>102.08.26</text:p>
          </table:table-cell>
          <table:table-cell table:style-name="ID0ECUEK" office:value-type="string">
            <text:p>陳天利</text:p>
          </table:table-cell>
          <table:table-cell table:style-name="ID0ECUEK" office:value-type="string">
            <text:p>連江縣北竿鄉橋仔村21號（總幹事-陳開心0936123345）</text:p>
          </table:table-cell>
          <table:table-cell table:style-name="ID0ECUEK" office:value-type="string">
            <text:p>0936-123345</text:p>
          </table:table-cell>
          <table:table-cell table:style-name="ID0ECUEK"/>
          <table:table-cell table:style-name="ID0ECUEK" office:value-type="string">
            <text:p>其他公益</text:p>
          </table:table-cell>
          <table:table-cell table:number-columns-repeated="248" table:style-name="ID0EWTEK"/>
        </table:table-row>
        <table:table-row xmlns:xdr="http://schemas.openxmlformats.org/drawingml/2006/spreadsheetDrawing" table:style-name="ID0EWIAC">
          <table:table-cell table:style-name="ID0ECUEK" office:value-type="string">
            <text:p>台灣馬祖北辰真武文化研究發展協會</text:p>
          </table:table-cell>
          <table:table-cell table:style-name="ID0ECUEK" office:value-type="float" office:value="1030049758">
            <text:p>1030049758</text:p>
          </table:table-cell>
          <table:table-cell table:style-name="ID0EJYEK" office:value-type="string">
            <text:p>103.11.26</text:p>
          </table:table-cell>
          <table:table-cell table:style-name="ID0ECUEK" office:value-type="string">
            <text:p>王樹欽</text:p>
          </table:table-cell>
          <table:table-cell table:style-name="ID0ECUEK" office:value-type="string">
            <text:p>連江縣北竿鄉塘岐村273-4號</text:p>
          </table:table-cell>
          <table:table-cell table:style-name="ID0ECUEK" office:value-type="string">
            <text:p>0836-55661.0933-109116</text:p>
          </table:table-cell>
          <table:table-cell table:style-name="ID0ECUEK" office:value-type="string">
            <text:p>王靜怡0919-991596</text:p>
          </table:table-cell>
          <table:table-cell table:style-name="ID0ECUEK" office:value-type="string">
            <text:p>宗教</text:p>
          </table:table-cell>
          <table:table-cell table:number-columns-repeated="248" table:style-name="ID0EWTEK"/>
        </table:table-row>
        <table:table-row xmlns:xdr="http://schemas.openxmlformats.org/drawingml/2006/spreadsheetDrawing" table:style-name="ID0EMKAC">
          <table:table-cell table:style-name="ID0ECUEK" office:value-type="string">
            <text:p>連江縣媽祖文化研究協會</text:p>
          </table:table-cell>
          <table:table-cell table:style-name="ID0ECUEK"/>
          <table:table-cell table:style-name="ID0EJYEK" office:value-type="string">
            <text:p>101.03.11</text:p>
          </table:table-cell>
          <table:table-cell table:style-name="ID0ECUEK" office:value-type="string">
            <text:p>董金貴</text:p>
          </table:table-cell>
          <table:table-cell table:style-name="ID0ECUEK" office:value-type="string">
            <text:p>連江縣南竿鄉馬祖村4-1號</text:p>
          </table:table-cell>
          <table:table-cell table:style-name="ID0ECUEK" office:value-type="string">
            <text:p>0836-23798</text:p>
          </table:table-cell>
          <table:table-cell table:style-name="ID0ECUEK" office:value-type="string">
            <text:p>郭鎮輝 22913.0932-161-577</text:p>
          </table:table-cell>
          <table:table-cell table:style-name="ID0ECUEK" office:value-type="string">
            <text:p>學術文化</text:p>
          </table:table-cell>
          <table:table-cell table:number-columns-repeated="248" table:style-name="ID0EWTEK"/>
        </table:table-row>
        <table:table-row table:style-name="ro7" table:number-rows-repeated="65528">
          <table:table-cell table:number-columns-repeated="256"/>
        </table:table-row>
      </table:table>
      <table:table table:name="工作表3" table:style-name="ID0EGOFK">
        <table:table-column table:style-name="co5" table:number-columns-repeated="256" table:default-cell-style-name="ID0EPTEK"/>
        <table:table-row xmlns:xdr="http://schemas.openxmlformats.org/drawingml/2006/spreadsheetDrawing" table:style-name="ro5" table:number-rows-repeated="65536">
          <table:table-cell table:number-columns-repeated="256"/>
        </table:table-row>
      </table:table>
      <table:named-expressions>
        <table:named-range table:name="_xlnm._FilterDatabase" table:base-cell-address="$'人團名冊'.$A$1" table:cell-range-address="$'人團名冊'.$A$1:.$H$1"/>
      </table:named-expressions>
      <table:database-ranges>
        <table:database-range table:display-filter-buttons="true" table:target-range-address="人團名冊.A1:人團名冊.H1"/>
      </table:database-ranges>
    </office:spreadsheet>
  </office:body>
</office:document-content>
</file>

<file path=styles.xml><?xml version="1.0" encoding="utf-8"?>
<office:document-styles xmlns:office="urn:oasis:names:tc:opendocument:xmlns:office:1.0" xmlns:fo="urn:oasis:names:tc:opendocument:xmlns:xsl-fo-compatible:1.0" xmlns:style="urn:oasis:names:tc:opendocument:xmlns:style:1.0" xmlns:svg="urn:oasis:names:tc:opendocument:xmlns:svg-compatible:1.0" xmlns:table="urn:oasis:names:tc:opendocument:xmlns:table:1.0" xmlns:text="urn:oasis:names:tc:opendocument:xmlns:text:1.0" office:version="1.1">
  <office:font-face-decls>
    <style:font-face style:name="新細明體" svg:font-family="新細明體"/>
    <style:font-face style:name="新細明體" svg:font-family="新細明體"/>
    <style:font-face style:name="新細明體" svg:font-family="新細明體"/>
    <style:font-face style:name="新細明體" svg:font-family="新細明體"/>
    <style:font-face style:name="標楷體" svg:font-family="標楷體"/>
    <style:font-face style:name="新細明體" svg:font-family="新細明體"/>
    <style:font-face style:name="標楷體" svg:font-family="標楷體"/>
    <style:font-face style:name="標楷體" svg:font-family="標楷體"/>
    <style:font-face style:name="標楷體" svg:font-family="標楷體"/>
    <style:font-face style:name="標楷體" svg:font-family="標楷體"/>
  </office:font-face-decls>
  <office:styles>
    <style:style style:name="Default" style:family="table-cell">
      <style:text-properties fo:font-size="12" style:font-size-asian="12pt" style:font-size-complex="12pt" style:font-name-asian="新細明體" fo:color="#000000" style:font-name="新細明體"/>
    </style:style>
    <style:style style:name="超連結" style:family="table-cell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text-properties style:text-underline-type="single" style:text-underline-style="solid" style:text-underline-width="normal" fo:font-size="12" style:font-size-asian="12pt" style:font-size-complex="12pt" style:font-name-asian="標楷體" fo:color="#0000FF" style:font-name="標楷體"/>
    </style:style>
  </office:styles>
  <office:automatic-styles>
    <style:page-layout style:name="pm1">
      <style:page-layout-properties fo:page-width="20.999cm" fo:page-height="29.699cm" style:print-orientation="portrait" fo:margin-top="0.762cm" fo:margin-bottom="0.762cm" fo:margin-left="1.778cm" fo:margin-right="1.778cm"/>
      <style:header-style>
        <style:header-footer-properties fo:min-height="0.751cm" fo:margin-left="0cm" fo:margin-right="0cm" fo:margin-bottom="0.25cm" fo:margin-top="0cm"/>
      </style:header-style>
      <style:footer-style>
        <style:header-footer-properties fo:min-height="0.751cm" fo:margin-left="0cm" fo:margin-right="0cm" fo:margin-top="0.25cm" fo:margin-bottom="0cm"/>
      </style:footer-style>
    </style:page-layout>
  </office:automatic-styles>
  <office:master-styles>
    <style:master-page style:name="Default" style:page-layout-name="pm1"/>
  </office:master-styles>
</office:document-styles>
</file>

<file path=meta.xml><?xml version="1.0" encoding="utf-8"?>
<office:document-meta xmlns:office="urn:oasis:names:tc:opendocument:xmlns:office:1.0" xmlns:dcterms="http://purl.org/dc/terms/" xmlns:meta="urn:oasis:names:tc:opendocument:xmlns:meta:1.0" office:version="1.1">
  <office:meta>
    <meta:generator>OpenXML/ODF Translator Command Line Tool 3.0</meta:generator>
    <meta:initial-creator/>
    <meta:creation-date>2006-09-16T00:00:00Z</meta:creation-date>
    <dc:date xmlns:dc="http://purl.org/dc/elements/1.1/">2017-06-02T08:12:20Z</dc:date>
    <meta:document-statistic/>
    <meta:user-defined meta:name="Company" meta:value-type="string"/>
  </office:meta>
</office:document-meta>
</file>